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number-columns-repeated="8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.9400294315722">
            <text:p>1.9400294316</text:p>
          </table:table-cell>
          <table:table-cell office:value-type="float" office:value="2.03258116218847">
            <text:p>2.0325811622</text:p>
          </table:table-cell>
          <table:table-cell office:value-type="float" office:value="2.66069252400691">
            <text:p>2.660692524</text:p>
          </table:table-cell>
          <table:table-cell office:value-type="float" office:value="2.47965697174876">
            <text:p>2.4796569717</text:p>
          </table:table-cell>
          <table:table-cell office:value-type="float" office:value="1.69866880109337">
            <text:p>1.6986688011</text:p>
          </table:table-cell>
          <table:table-cell office:value-type="float" office:value="0.503105703492496">
            <text:p>0.5031057035</text:p>
          </table:table-cell>
          <table:table-cell office:value-type="float" office:value="0.102917675310452">
            <text:p>0.1029176753</text:p>
          </table:table-cell>
          <table:table-cell office:value-type="float" office:value="0.446073062111655">
            <text:p>0.4460730621</text:p>
          </table:table-cell>
          <table:table-cell/>
          <table:table-cell table:formula="of:=[.E1]/([.C1]/[.D1])" office:value-type="float" office:value="1.58309007798465">
            <text:p>1.583090078</text:p>
          </table:table-cell>
          <table:table-cell table:formula="of:=[.F1]/([.A1]/[.B1])" office:value-type="float" office:value="0.527107042226523">
            <text:p>0.5271070422</text:p>
          </table:table-cell>
        </table:table-row>
        <table:table-row table:style-name="ro1">
          <table:table-cell office:value-type="float" office:value="1.13858475728826">
            <text:p>1.1385847573</text:p>
          </table:table-cell>
          <table:table-cell office:value-type="float" office:value="2.01845890517275">
            <text:p>2.0184589052</text:p>
          </table:table-cell>
          <table:table-cell office:value-type="float" office:value="1.49667474743755">
            <text:p>1.4966747474</text:p>
          </table:table-cell>
          <table:table-cell office:value-type="float" office:value="1.72072335831855">
            <text:p>1.7207233583</text:p>
          </table:table-cell>
          <table:table-cell office:value-type="float" office:value="1.24147472313421">
            <text:p>1.2414747231</text:p>
          </table:table-cell>
          <table:table-cell office:value-type="float" office:value="0.679191048142431">
            <text:p>0.6791910481</text:p>
          </table:table-cell>
          <table:table-cell office:value-type="float" office:value="0.259608893933468">
            <text:p>0.2596088939</text:p>
          </table:table-cell>
          <table:table-cell office:value-type="float" office:value="0.723488810626103">
            <text:p>0.7234888106</text:p>
          </table:table-cell>
          <table:table-cell/>
          <table:table-cell table:formula="of:=[.E2]/([.C2]/[.D2])" office:value-type="float" office:value="1.427320504015">
            <text:p>1.427320504</text:p>
          </table:table-cell>
          <table:table-cell table:formula="of:=[.F2]/([.A2]/[.B2])" office:value-type="float" office:value="1.20405548261667">
            <text:p>1.2040554826</text:p>
          </table:table-cell>
        </table:table-row>
        <table:table-row table:style-name="ro1">
          <table:table-cell office:value-type="float" office:value="1.65885179799928">
            <text:p>1.658851798</text:p>
          </table:table-cell>
          <table:table-cell office:value-type="float" office:value="1.45579086824124">
            <text:p>1.4557908682</text:p>
          </table:table-cell>
          <table:table-cell office:value-type="float" office:value="1.88235068362316">
            <text:p>1.8823506836</text:p>
          </table:table-cell>
          <table:table-cell office:value-type="float" office:value="2.17239214068856">
            <text:p>2.1723921407</text:p>
          </table:table-cell>
          <table:table-cell office:value-type="float" office:value="0.574525663270373">
            <text:p>0.5745256633</text:p>
          </table:table-cell>
          <table:table-cell office:value-type="float" office:value="0.822966620132499">
            <text:p>0.8229666201</text:p>
          </table:table-cell>
          <table:table-cell office:value-type="float" office:value="0.104763810040965">
            <text:p>0.10476381</text:p>
          </table:table-cell>
          <table:table-cell office:value-type="float" office:value="0.226978853344846">
            <text:p>0.2269788533</text:p>
          </table:table-cell>
          <table:table-cell/>
          <table:table-cell table:formula="of:=[.E3]/([.C3]/[.D3])" office:value-type="float" office:value="0.663051282830094">
            <text:p>0.6630512828</text:p>
          </table:table-cell>
          <table:table-cell table:formula="of:=[.F3]/([.A3]/[.B3])" office:value-type="float" office:value="0.722226839010708">
            <text:p>0.722226839</text:p>
          </table:table-cell>
        </table:table-row>
        <table:table-row table:style-name="ro1">
          <table:table-cell office:value-type="float" office:value="1.04479098880887">
            <text:p>1.0447909888</text:p>
          </table:table-cell>
          <table:table-cell office:value-type="float" office:value="1.11881167167742">
            <text:p>1.1188116717</text:p>
          </table:table-cell>
          <table:table-cell office:value-type="float" office:value="1.58489879527357">
            <text:p>1.5848987953</text:p>
          </table:table-cell>
          <table:table-cell office:value-type="float" office:value="2.35530457615634">
            <text:p>2.3553045762</text:p>
          </table:table-cell>
          <table:table-cell office:value-type="float" office:value="0.386989990227168">
            <text:p>0.3869899902</text:p>
          </table:table-cell>
          <table:table-cell office:value-type="float" office:value="1.57043477838146">
            <text:p>1.5704347784</text:p>
          </table:table-cell>
          <table:table-cell office:value-type="float" office:value="0.202812682117577">
            <text:p>0.2028126821</text:p>
          </table:table-cell>
          <table:table-cell office:value-type="float" office:value="0.140535067064882">
            <text:p>0.1405350671</text:p>
          </table:table-cell>
          <table:table-cell/>
          <table:table-cell table:formula="of:=[.E4]/([.C4]/[.D4])" office:value-type="float" office:value="0.575102522398861">
            <text:p>0.5751025224</text:p>
          </table:table-cell>
          <table:table-cell table:formula="of:=[.F4]/([.A4]/[.B4])" office:value-type="float" office:value="1.68169593582008">
            <text:p>1.6816959358</text:p>
          </table:table-cell>
        </table:table-row>
        <table:table-row table:style-name="ro1">
          <table:table-cell office:value-type="float" office:value="2.32681614222322">
            <text:p>2.3268161422</text:p>
          </table:table-cell>
          <table:table-cell office:value-type="float" office:value="2.59458195958034">
            <text:p>2.5945819596</text:p>
          </table:table-cell>
          <table:table-cell office:value-type="float" office:value="2.37893603899467">
            <text:p>2.378936039</text:p>
          </table:table-cell>
          <table:table-cell office:value-type="float" office:value="2.56871357167545">
            <text:p>2.5687135717</text:p>
          </table:table-cell>
          <table:table-cell office:value-type="float" office:value="1.0306815335409">
            <text:p>1.0306815335</text:p>
          </table:table-cell>
          <table:table-cell office:value-type="float" office:value="1.09679511938596">
            <text:p>1.0967951194</text:p>
          </table:table-cell>
          <table:table-cell office:value-type="float" office:value="0.133580831424235">
            <text:p>0.1335808314</text:p>
          </table:table-cell>
          <table:table-cell office:value-type="float" office:value="1.06223331121975">
            <text:p>1.0622333112</text:p>
          </table:table-cell>
          <table:table-cell/>
          <table:table-cell table:formula="of:=[.E5]/([.C5]/[.D5])" office:value-type="float" office:value="1.11290324745369">
            <text:p>1.1129032475</text:p>
          </table:table-cell>
          <table:table-cell table:formula="of:=[.F5]/([.A5]/[.B5])" office:value-type="float" office:value="1.22301232936933">
            <text:p>1.2230123294</text:p>
          </table:table-cell>
        </table:table-row>
        <table:table-row table:style-name="ro1">
          <table:table-cell office:value-type="float" office:value="1.78247569910366">
            <text:p>1.7824756991</text:p>
          </table:table-cell>
          <table:table-cell office:value-type="float" office:value="2.21443473976778">
            <text:p>2.2144347398</text:p>
          </table:table-cell>
          <table:table-cell office:value-type="float" office:value="2.07156762064973">
            <text:p>2.0715676206</text:p>
          </table:table-cell>
          <table:table-cell office:value-type="float" office:value="1.84137531502236">
            <text:p>1.841375315</text:p>
          </table:table-cell>
          <table:table-cell office:value-type="float" office:value="0.833850693040981">
            <text:p>0.833850693</text:p>
          </table:table-cell>
          <table:table-cell office:value-type="float" office:value="0.383213015847071">
            <text:p>0.3832130158</text:p>
          </table:table-cell>
          <table:table-cell office:value-type="float" office:value="0.0433879914872263">
            <text:p>0.0433879915</text:p>
          </table:table-cell>
          <table:table-cell office:value-type="float" office:value="0.0939940086258512">
            <text:p>0.0939940086</text:p>
          </table:table-cell>
          <table:table-cell/>
          <table:table-cell table:formula="of:=[.E6]/([.C6]/[.D6])" office:value-type="float" office:value="0.741193320109133">
            <text:p>0.7411933201</text:p>
          </table:table-cell>
          <table:table-cell table:formula="of:=[.F6]/([.A6]/[.B6])" office:value-type="float" office:value="0.476079542318397">
            <text:p>0.4760795423</text:p>
          </table:table-cell>
        </table:table-row>
        <table:table-row table:style-name="ro1">
          <table:table-cell office:value-type="float" office:value="2.89156594401764">
            <text:p>2.891565944</text:p>
          </table:table-cell>
          <table:table-cell office:value-type="float" office:value="1.2849922516779">
            <text:p>1.2849922517</text:p>
          </table:table-cell>
          <table:table-cell office:value-type="float" office:value="2.6639460603073">
            <text:p>2.6639460603</text:p>
          </table:table-cell>
          <table:table-cell office:value-type="float" office:value="1.19033473552686">
            <text:p>1.1903347355</text:p>
          </table:table-cell>
          <table:table-cell office:value-type="float" office:value="1.45729276249725">
            <text:p>1.4572927625</text:p>
          </table:table-cell>
          <table:table-cell office:value-type="float" office:value="1.7334942343568">
            <text:p>1.7334942344</text:p>
          </table:table-cell>
          <table:table-cell office:value-type="float" office:value="0.208181332301288">
            <text:p>0.2081813323</text:p>
          </table:table-cell>
          <table:table-cell office:value-type="float" office:value="0.217373080450906">
            <text:p>0.2173730805</text:p>
          </table:table-cell>
          <table:table-cell/>
          <table:table-cell table:formula="of:=[.E7]/([.C7]/[.D7])" office:value-type="float" office:value="0.651164158643764">
            <text:p>0.6511641586</text:p>
          </table:table-cell>
          <table:table-cell table:formula="of:=[.F7]/([.A7]/[.B7])" office:value-type="float" office:value="0.770353055265895">
            <text:p>0.7703530553</text:p>
          </table:table-cell>
        </table:table-row>
        <table:table-row table:style-name="ro1">
          <table:table-cell office:value-type="float" office:value="1.55447613101195">
            <text:p>1.554476131</text:p>
          </table:table-cell>
          <table:table-cell office:value-type="float" office:value="2.34417780178794">
            <text:p>2.3441778018</text:p>
          </table:table-cell>
          <table:table-cell office:value-type="float" office:value="1.52777651721974">
            <text:p>1.5277765172</text:p>
          </table:table-cell>
          <table:table-cell office:value-type="float" office:value="2.1659597145235">
            <text:p>2.1659597145</text:p>
          </table:table-cell>
          <table:table-cell office:value-type="float" office:value="0.58254704568771">
            <text:p>0.5825470457</text:p>
          </table:table-cell>
          <table:table-cell office:value-type="float" office:value="0.595607513618368">
            <text:p>0.5956075136</text:p>
          </table:table-cell>
          <table:table-cell office:value-type="string">
            <text:p>failed</text:p>
          </table:table-cell>
          <table:table-cell office:value-type="float" office:value="0.323422557320542">
            <text:p>0.3234225573</text:p>
          </table:table-cell>
          <table:table-cell/>
          <table:table-cell table:formula="of:=[.E8]/([.C8]/[.D8])" office:value-type="float" office:value="0.825888746523245">
            <text:p>0.8258887465</text:p>
          </table:table-cell>
          <table:table-cell table:formula="of:=[.F8]/([.A8]/[.B8])" office:value-type="float" office:value="0.898186780837456">
            <text:p>0.8981867808</text:p>
          </table:table-cell>
        </table:table-row>
        <table:table-row table:style-name="ro1">
          <table:table-cell office:value-type="float" office:value="1.65448135261167">
            <text:p>1.6544813526</text:p>
          </table:table-cell>
          <table:table-cell office:value-type="float" office:value="1.91067525973109">
            <text:p>1.9106752597</text:p>
          </table:table-cell>
          <table:table-cell office:value-type="float" office:value="2.9621529439288">
            <text:p>2.9621529439</text:p>
          </table:table-cell>
          <table:table-cell office:value-type="float" office:value="2.99820367619312">
            <text:p>2.9982036762</text:p>
          </table:table-cell>
          <table:table-cell office:value-type="float" office:value="0.280017109523657">
            <text:p>0.2800171095</text:p>
          </table:table-cell>
          <table:table-cell office:value-type="float" office:value="0.343248015010777">
            <text:p>0.343248015</text:p>
          </table:table-cell>
          <table:table-cell office:value-type="string">
            <text:p>failed</text:p>
          </table:table-cell>
          <table:table-cell office:value-type="float" office:value="0.286118327861779">
            <text:p>0.2861183279</text:p>
          </table:table-cell>
          <table:table-cell/>
          <table:table-cell table:formula="of:=[.E9]/([.C9]/[.D9])" office:value-type="float" office:value="0.28342504356216">
            <text:p>0.2834250436</text:p>
          </table:table-cell>
          <table:table-cell table:formula="of:=[.F9]/([.A9]/[.B9])" office:value-type="float" office:value="0.396399445178172">
            <text:p>0.3963994452</text:p>
          </table:table-cell>
        </table:table-row>
        <table:table-row table:style-name="ro1">
          <table:table-cell office:value-type="float" office:value="2.89076354163269">
            <text:p>2.8907635416</text:p>
          </table:table-cell>
          <table:table-cell office:value-type="float" office:value="2.38994132140183">
            <text:p>2.3899413214</text:p>
          </table:table-cell>
          <table:table-cell office:value-type="float" office:value="2.01866672142347">
            <text:p>2.0186667214</text:p>
          </table:table-cell>
          <table:table-cell office:value-type="float" office:value="1.29645538064486">
            <text:p>1.2964553806</text:p>
          </table:table-cell>
          <table:table-cell office:value-type="float" office:value="1.67989889091791">
            <text:p>1.6798988909</text:p>
          </table:table-cell>
          <table:table-cell office:value-type="float" office:value="0.759994984348867">
            <text:p>0.7599949843</text:p>
          </table:table-cell>
          <table:table-cell office:value-type="float" office:value="0.311700325782534">
            <text:p>0.3117003258</text:p>
          </table:table-cell>
          <table:table-cell office:value-type="float" office:value="0.550971669844993">
            <text:p>0.5509716698</text:p>
          </table:table-cell>
          <table:table-cell/>
          <table:table-cell table:formula="of:=[.E10]/([.C10]/[.D10])" office:value-type="float" office:value="1.07888733338512">
            <text:p>1.0788873334</text:p>
          </table:table-cell>
          <table:table-cell table:formula="of:=[.F10]/([.A10]/[.B10])" office:value-type="float" office:value="0.628326527228731">
            <text:p>0.6283265272</text:p>
          </table:table-cell>
        </table:table-row>
        <table:table-row table:style-name="ro1">
          <table:table-cell office:value-type="float" office:value="2.09833340304826">
            <text:p>2.098333403</text:p>
          </table:table-cell>
          <table:table-cell office:value-type="float" office:value="2.92940478489241">
            <text:p>2.9294047849</text:p>
          </table:table-cell>
          <table:table-cell office:value-type="float" office:value="2.3075085316354">
            <text:p>2.3075085316</text:p>
          </table:table-cell>
          <table:table-cell office:value-type="float" office:value="2.61860679631057">
            <text:p>2.6186067963</text:p>
          </table:table-cell>
          <table:table-cell office:value-type="float" office:value="0.244136239619976">
            <text:p>0.2441362396</text:p>
          </table:table-cell>
          <table:table-cell office:value-type="float" office:value="1.07788836871833">
            <text:p>1.0778883687</text:p>
          </table:table-cell>
          <table:table-cell office:value-type="float" office:value="0.115788741304031">
            <text:p>0.1157887413</text:p>
          </table:table-cell>
          <table:table-cell office:value-type="float" office:value="0.115343609823973">
            <text:p>0.1153436098</text:p>
          </table:table-cell>
          <table:table-cell/>
          <table:table-cell table:formula="of:=[.E11]/([.C11]/[.D11])" office:value-type="float" office:value="0.277050683683274">
            <text:p>0.2770506837</text:p>
          </table:table-cell>
          <table:table-cell table:formula="of:=[.F11]/([.A11]/[.B11])" office:value-type="float" office:value="1.50479963780605">
            <text:p>1.5047996378</text:p>
          </table:table-cell>
        </table:table-row>
        <table:table-row table:style-name="ro1">
          <table:table-cell office:value-type="float" office:value="1.89236418758163">
            <text:p>1.8923641876</text:p>
          </table:table-cell>
          <table:table-cell office:value-type="float" office:value="2.41758998549431">
            <text:p>2.4175899855</text:p>
          </table:table-cell>
          <table:table-cell office:value-type="float" office:value="2.00463112211071">
            <text:p>2.0046311221</text:p>
          </table:table-cell>
          <table:table-cell office:value-type="float" office:value="2.89428645926262">
            <text:p>2.8942864593</text:p>
          </table:table-cell>
          <table:table-cell office:value-type="float" office:value="1.10758760555465">
            <text:p>1.1075876056</text:p>
          </table:table-cell>
          <table:table-cell office:value-type="float" office:value="0.70998083016604">
            <text:p>0.7099808302</text:p>
          </table:table-cell>
          <table:table-cell office:value-type="float" office:value="0.688874971326849">
            <text:p>0.6888749713</text:p>
          </table:table-cell>
          <table:table-cell office:value-type="float" office:value="0.129157233444533">
            <text:p>0.1291572334</text:p>
          </table:table-cell>
          <table:table-cell/>
          <table:table-cell table:formula="of:=[.E12]/([.C12]/[.D12])" office:value-type="float" office:value="1.5991350098509">
            <text:p>1.5991350099</text:p>
          </table:table-cell>
          <table:table-cell table:formula="of:=[.F12]/([.A12]/[.B12])" office:value-type="float" office:value="0.907036053718552">
            <text:p>0.9070360537</text:p>
          </table:table-cell>
        </table:table-row>
        <table:table-row table:style-name="ro1">
          <table:table-cell office:value-type="float" office:value="1.4095072757497">
            <text:p>1.4095072757</text:p>
          </table:table-cell>
          <table:table-cell office:value-type="float" office:value="2.85995129023676">
            <text:p>2.8599512902</text:p>
          </table:table-cell>
          <table:table-cell office:value-type="float" office:value="2.03006004217549">
            <text:p>2.0300600422</text:p>
          </table:table-cell>
          <table:table-cell office:value-type="float" office:value="1.9510038573998">
            <text:p>1.9510038574</text:p>
          </table:table-cell>
          <table:table-cell office:value-type="float" office:value="1.69875144244251">
            <text:p>1.6987514424</text:p>
          </table:table-cell>
          <table:table-cell office:value-type="float" office:value="0.115423329522851">
            <text:p>0.1154233295</text:p>
          </table:table-cell>
          <table:table-cell table:number-columns-repeated="2" office:value-type="string">
            <text:p>failed</text:p>
          </table:table-cell>
          <table:table-cell/>
          <table:table-cell table:formula="of:=[.E13]/([.C13]/[.D13])" office:value-type="float" office:value="1.6325973360951">
            <text:p>1.6325973361</text:p>
          </table:table-cell>
          <table:table-cell table:formula="of:=[.F13]/([.A13]/[.B13])" office:value-type="float" office:value="0.234198933110666">
            <text:p>0.2341989331</text:p>
          </table:table-cell>
        </table:table-row>
        <table:table-row table:style-name="ro1">
          <table:table-cell office:value-type="float" office:value="1.4480143005252">
            <text:p>1.4480143005</text:p>
          </table:table-cell>
          <table:table-cell office:value-type="float" office:value="1.33989803043189">
            <text:p>1.3398980304</text:p>
          </table:table-cell>
          <table:table-cell office:value-type="float" office:value="2.81293164371184">
            <text:p>2.8129316437</text:p>
          </table:table-cell>
          <table:table-cell office:value-type="float" office:value="1.18502761152807">
            <text:p>1.1850276115</text:p>
          </table:table-cell>
          <table:table-cell office:value-type="float" office:value="1.2097630977678">
            <text:p>1.2097630978</text:p>
          </table:table-cell>
          <table:table-cell office:value-type="float" office:value="0.838760423123631">
            <text:p>0.8387604231</text:p>
          </table:table-cell>
          <table:table-cell office:value-type="float" office:value="0.421120045116865">
            <text:p>0.4211200451</text:p>
          </table:table-cell>
          <table:table-cell office:value-type="float" office:value="0.159943880861331">
            <text:p>0.1599438809</text:p>
          </table:table-cell>
          <table:table-cell/>
          <table:table-cell table:formula="of:=[.E14]/([.C14]/[.D14])" office:value-type="float" office:value="0.509647178049036">
            <text:p>0.509647178</text:p>
          </table:table-cell>
          <table:table-cell table:formula="of:=[.F14]/([.A14]/[.B14])" office:value-type="float" office:value="0.776134212583361">
            <text:p>0.7761342126</text:p>
          </table:table-cell>
        </table:table-row>
        <table:table-row table:style-name="ro1">
          <table:table-cell office:value-type="float" office:value="1.61990974779237">
            <text:p>1.6199097478</text:p>
          </table:table-cell>
          <table:table-cell office:value-type="float" office:value="2.94491173045007">
            <text:p>2.9449117305</text:p>
          </table:table-cell>
          <table:table-cell office:value-type="float" office:value="1.35988704876969">
            <text:p>1.3598870488</text:p>
          </table:table-cell>
          <table:table-cell office:value-type="float" office:value="1.29561067013797">
            <text:p>1.2956106701</text:p>
          </table:table-cell>
          <table:table-cell office:value-type="float" office:value="0.326927945860908">
            <text:p>0.3269279459</text:p>
          </table:table-cell>
          <table:table-cell office:value-type="float" office:value="0.374582501609535">
            <text:p>0.3745825016</text:p>
          </table:table-cell>
          <table:table-cell office:value-type="float" office:value="0.794380287425666">
            <text:p>0.7943802874</text:p>
          </table:table-cell>
          <table:table-cell office:value-type="float" office:value="0.247893273482099">
            <text:p>0.2478932735</text:p>
          </table:table-cell>
          <table:table-cell/>
          <table:table-cell table:formula="of:=[.E15]/([.C15]/[.D15])" office:value-type="float" office:value="0.311475379816943">
            <text:p>0.3114753798</text:p>
          </table:table-cell>
          <table:table-cell table:formula="of:=[.F15]/([.A15]/[.B15])" office:value-type="float" office:value="0.680971519872996">
            <text:p>0.6809715199</text:p>
          </table:table-cell>
        </table:table-row>
        <table:table-row table:style-name="ro1">
          <table:table-cell office:value-type="float" office:value="1.23973988659668">
            <text:p>1.2397398866</text:p>
          </table:table-cell>
          <table:table-cell office:value-type="float" office:value="1.45323809723055">
            <text:p>1.4532380972</text:p>
          </table:table-cell>
          <table:table-cell office:value-type="float" office:value="1.07926513165201">
            <text:p>1.0792651317</text:p>
          </table:table-cell>
          <table:table-cell office:value-type="float" office:value="2.80255371322974">
            <text:p>2.8025537132</text:p>
          </table:table-cell>
          <table:table-cell office:value-type="float" office:value="0.168898981417907">
            <text:p>0.1688989814</text:p>
          </table:table-cell>
          <table:table-cell office:value-type="float" office:value="0.850444786887315">
            <text:p>0.8504447869</text:p>
          </table:table-cell>
          <table:table-cell office:value-type="float" office:value="0.717432623709531">
            <text:p>0.7174326237</text:p>
          </table:table-cell>
          <table:table-cell office:value-type="float" office:value="0.848057320752125">
            <text:p>0.8480573208</text:p>
          </table:table-cell>
          <table:table-cell/>
          <table:table-cell table:formula="of:=[.E16]/([.C16]/[.D16])" office:value-type="float" office:value="0.438584045431849">
            <text:p>0.4385840454</text:p>
          </table:table-cell>
          <table:table-cell table:formula="of:=[.F16]/([.A16]/[.B16])" office:value-type="float" office:value="0.99690167046939">
            <text:p>0.9969016705</text:p>
          </table:table-cell>
        </table:table-row>
        <table:table-row table:style-name="ro1">
          <table:table-cell office:value-type="float" office:value="2.70728642386724">
            <text:p>2.7072864239</text:p>
          </table:table-cell>
          <table:table-cell office:value-type="float" office:value="1.17848622900363">
            <text:p>1.178486229</text:p>
          </table:table-cell>
          <table:table-cell office:value-type="float" office:value="1.82981452198225">
            <text:p>1.829814522</text:p>
          </table:table-cell>
          <table:table-cell office:value-type="float" office:value="2.61845403985048">
            <text:p>2.6184540399</text:p>
          </table:table-cell>
          <table:table-cell office:value-type="float" office:value="0.842158153347184">
            <text:p>0.8421581533</text:p>
          </table:table-cell>
          <table:table-cell office:value-type="float" office:value="2.85992070673251">
            <text:p>2.8599207067</text:p>
          </table:table-cell>
          <table:table-cell office:value-type="float" office:value="0.410713223046192">
            <text:p>0.410713223</text:p>
          </table:table-cell>
          <table:table-cell office:value-type="float" office:value="0.0182079243977747">
            <text:p>0.0182079244</text:p>
          </table:table-cell>
          <table:table-cell/>
          <table:table-cell table:formula="of:=[.E17]/([.C17]/[.D17])" office:value-type="float" office:value="1.20512346597627">
            <text:p>1.205123466</text:p>
          </table:table-cell>
          <table:table-cell table:formula="of:=[.F17]/([.A17]/[.B17])" office:value-type="float" office:value="1.24492818314811">
            <text:p>1.2449281831</text:p>
          </table:table-cell>
        </table:table-row>
        <table:table-row table:style-name="ro1">
          <table:table-cell office:value-type="float" office:value="2.18492044749899">
            <text:p>2.1849204475</text:p>
          </table:table-cell>
          <table:table-cell office:value-type="float" office:value="1.17149017945467">
            <text:p>1.1714901795</text:p>
          </table:table-cell>
          <table:table-cell office:value-type="float" office:value="1.5217536625088">
            <text:p>1.5217536625</text:p>
          </table:table-cell>
          <table:table-cell office:value-type="float" office:value="1.67453002402304">
            <text:p>1.674530024</text:p>
          </table:table-cell>
          <table:table-cell office:value-type="float" office:value="1.57101624591006">
            <text:p>1.5710162459</text:p>
          </table:table-cell>
          <table:table-cell office:value-type="float" office:value="2.83308115386742">
            <text:p>2.8330811539</text:p>
          </table:table-cell>
          <table:table-cell office:value-type="float" office:value="0.112109966037552">
            <text:p>0.112109966</text:p>
          </table:table-cell>
          <table:table-cell office:value-type="float" office:value="0.255732213677502">
            <text:p>0.2557322137</text:p>
          </table:table-cell>
          <table:table-cell/>
          <table:table-cell table:formula="of:=[.E18]/([.C18]/[.D18])" office:value-type="float" office:value="1.72873832133073">
            <text:p>1.7287383213</text:p>
          </table:table-cell>
          <table:table-cell table:formula="of:=[.F18]/([.A18]/[.B18])" office:value-type="float" office:value="1.51901491569309">
            <text:p>1.5190149157</text:p>
          </table:table-cell>
        </table:table-row>
        <table:table-row table:style-name="ro1">
          <table:table-cell office:value-type="float" office:value="2.37276539922355">
            <text:p>2.3727653992</text:p>
          </table:table-cell>
          <table:table-cell office:value-type="float" office:value="2.45407778278649">
            <text:p>2.4540777828</text:p>
          </table:table-cell>
          <table:table-cell office:value-type="float" office:value="1.82113062162936">
            <text:p>1.8211306216</text:p>
          </table:table-cell>
          <table:table-cell office:value-type="float" office:value="1.93295509411625">
            <text:p>1.9329550941</text:p>
          </table:table-cell>
          <table:table-cell office:value-type="float" office:value="0.506739358238922">
            <text:p>0.5067393582</text:p>
          </table:table-cell>
          <table:table-cell office:value-type="float" office:value="1.55102221735236">
            <text:p>1.5510222174</text:p>
          </table:table-cell>
          <table:table-cell office:value-type="float" office:value="0.21450870864849">
            <text:p>0.2145087086</text:p>
          </table:table-cell>
          <table:table-cell office:value-type="float" office:value="0.122381736196152">
            <text:p>0.1223817362</text:p>
          </table:table-cell>
          <table:table-cell/>
          <table:table-cell table:formula="of:=[.E19]/([.C19]/[.D19])" office:value-type="float" office:value="0.537855117180317">
            <text:p>0.5378551172</text:p>
          </table:table-cell>
          <table:table-cell table:formula="of:=[.F19]/([.A19]/[.B19])" office:value-type="float" office:value="1.6041742539984">
            <text:p>1.604174254</text:p>
          </table:table-cell>
        </table:table-row>
        <table:table-row table:style-name="ro1">
          <table:table-cell office:value-type="float" office:value="1.68476207493095">
            <text:p>1.6847620749</text:p>
          </table:table-cell>
          <table:table-cell office:value-type="float" office:value="1.21413059728878">
            <text:p>1.2141305973</text:p>
          </table:table-cell>
          <table:table-cell office:value-type="float" office:value="1.89819311858071">
            <text:p>1.8981931186</text:p>
          </table:table-cell>
          <table:table-cell office:value-type="float" office:value="2.56484635805937">
            <text:p>2.5648463581</text:p>
          </table:table-cell>
          <table:table-cell office:value-type="float" office:value="0.17919884991623">
            <text:p>0.1791988499</text:p>
          </table:table-cell>
          <table:table-cell office:value-type="float" office:value="1.41357693794136">
            <text:p>1.4135769379</text:p>
          </table:table-cell>
          <table:table-cell office:value-type="float" office:value="0.406776656246633">
            <text:p>0.4067766562</text:p>
          </table:table-cell>
          <table:table-cell office:value-type="float" office:value="0.0866744984476217">
            <text:p>0.0866744984</text:p>
          </table:table-cell>
          <table:table-cell/>
          <table:table-cell table:formula="of:=[.E20]/([.C20]/[.D20])" office:value-type="float" office:value="0.242134223898003">
            <text:p>0.2421342239</text:p>
          </table:table-cell>
          <table:table-cell table:formula="of:=[.F20]/([.A20]/[.B20])" office:value-type="float" office:value="1.01869993247962">
            <text:p>1.0186999325</text:p>
          </table:table-cell>
        </table:table-row>
        <table:table-row table:style-name="ro1">
          <table:table-cell office:value-type="float" office:value="2.22918172517288">
            <text:p>2.2291817252</text:p>
          </table:table-cell>
          <table:table-cell office:value-type="float" office:value="1.34963056740799">
            <text:p>1.3496305674</text:p>
          </table:table-cell>
          <table:table-cell office:value-type="float" office:value="1.41684444361219">
            <text:p>1.4168444436</text:p>
          </table:table-cell>
          <table:table-cell office:value-type="float" office:value="2.09634563377888">
            <text:p>2.0963456338</text:p>
          </table:table-cell>
          <table:table-cell office:value-type="float" office:value="0.159008039060034">
            <text:p>0.1590080391</text:p>
          </table:table-cell>
          <table:table-cell office:value-type="float" office:value="0.517571607341642">
            <text:p>0.5175716073</text:p>
          </table:table-cell>
          <table:table-cell table:number-columns-repeated="2" office:value-type="string">
            <text:p>failed</text:p>
          </table:table-cell>
          <table:table-cell/>
          <table:table-cell table:formula="of:=[.E21]/([.C21]/[.D21])" office:value-type="float" office:value="0.235266341285439">
            <text:p>0.2352663413</text:p>
          </table:table-cell>
          <table:table-cell table:formula="of:=[.F21]/([.A21]/[.B21])" office:value-type="float" office:value="0.313357342832421">
            <text:p>0.3133573428</text:p>
          </table:table-cell>
        </table:table-row>
        <table:table-row table:style-name="ro1">
          <table:table-cell office:value-type="float" office:value="2.6919605823662">
            <text:p>2.6919605824</text:p>
          </table:table-cell>
          <table:table-cell office:value-type="float" office:value="1.21207483774613">
            <text:p>1.2120748377</text:p>
          </table:table-cell>
          <table:table-cell office:value-type="float" office:value="2.89416836569746">
            <text:p>2.8941683657</text:p>
          </table:table-cell>
          <table:table-cell office:value-type="float" office:value="2.95304705200393">
            <text:p>2.953047052</text:p>
          </table:table-cell>
          <table:table-cell office:value-type="float" office:value="1.30220206661773">
            <text:p>1.3022020666</text:p>
          </table:table-cell>
          <table:table-cell office:value-type="float" office:value="2.64717012783154">
            <text:p>2.6471701278</text:p>
          </table:table-cell>
          <table:table-cell office:value-type="float" office:value="0.190678788438704">
            <text:p>0.1906787884</text:p>
          </table:table-cell>
          <table:table-cell office:value-type="float" office:value="0.842978073863237">
            <text:p>0.8429780739</text:p>
          </table:table-cell>
          <table:table-cell/>
          <table:table-cell table:formula="of:=[.E22]/([.C22]/[.D22])" office:value-type="float" office:value="1.32869394176113">
            <text:p>1.3286939418</text:p>
          </table:table-cell>
          <table:table-cell table:formula="of:=[.F22]/([.A22]/[.B22])" office:value-type="float" office:value="1.19190760971601">
            <text:p>1.1919076097</text:p>
          </table:table-cell>
        </table:table-row>
        <table:table-row table:style-name="ro1">
          <table:table-cell office:value-type="float" office:value="1.51485838299378">
            <text:p>1.514858383</text:p>
          </table:table-cell>
          <table:table-cell office:value-type="float" office:value="2.54875961483864">
            <text:p>2.5487596148</text:p>
          </table:table-cell>
          <table:table-cell office:value-type="float" office:value="1.88066993881048">
            <text:p>1.8806699388</text:p>
          </table:table-cell>
          <table:table-cell office:value-type="float" office:value="2.97713816351124">
            <text:p>2.9771381635</text:p>
          </table:table-cell>
          <table:table-cell office:value-type="float" office:value="0.871655917006016">
            <text:p>0.871655917</text:p>
          </table:table-cell>
          <table:table-cell office:value-type="float" office:value="0.568725652400877">
            <text:p>0.5687256524</text:p>
          </table:table-cell>
          <table:table-cell office:value-type="float" office:value="1.75898857440383">
            <text:p>1.7589885744</text:p>
          </table:table-cell>
          <table:table-cell office:value-type="float" office:value="0.220562887687339">
            <text:p>0.2205628877</text:p>
          </table:table-cell>
          <table:table-cell/>
          <table:table-cell table:formula="of:=[.E23]/([.C23]/[.D23])" office:value-type="float" office:value="1.37984876687632">
            <text:p>1.3798487669</text:p>
          </table:table-cell>
          <table:table-cell table:formula="of:=[.F23]/([.A23]/[.B23])" office:value-type="float" office:value="0.956884809190817">
            <text:p>0.9568848092</text:p>
          </table:table-cell>
        </table:table-row>
        <table:table-row table:style-name="ro1">
          <table:table-cell office:value-type="float" office:value="1.21866736198713">
            <text:p>1.218667362</text:p>
          </table:table-cell>
          <table:table-cell office:value-type="float" office:value="2.44526839602984">
            <text:p>2.445268396</text:p>
          </table:table-cell>
          <table:table-cell office:value-type="float" office:value="1.25169360928782">
            <text:p>1.2516936093</text:p>
          </table:table-cell>
          <table:table-cell office:value-type="float" office:value="1.8400890998729">
            <text:p>1.8400890999</text:p>
          </table:table-cell>
          <table:table-cell office:value-type="float" office:value="0.700243844220499">
            <text:p>0.7002438442</text:p>
          </table:table-cell>
          <table:table-cell office:value-type="float" office:value="0.888820849190741">
            <text:p>0.8888208492</text:p>
          </table:table-cell>
          <table:table-cell office:value-type="float" office:value="0.290887423998851">
            <text:p>0.290887424</text:p>
          </table:table-cell>
          <table:table-cell office:value-type="float" office:value="0.128904154454127">
            <text:p>0.1289041545</text:p>
          </table:table-cell>
          <table:table-cell/>
          <table:table-cell table:formula="of:=[.E24]/([.C24]/[.D24])" office:value-type="float" office:value="1.02941411176204">
            <text:p>1.0294141118</text:p>
          </table:table-cell>
          <table:table-cell table:formula="of:=[.F24]/([.A24]/[.B24])" office:value-type="float" office:value="1.7834280297083">
            <text:p>1.7834280297</text:p>
          </table:table-cell>
        </table:table-row>
        <table:table-row table:style-name="ro1">
          <table:table-cell office:value-type="float" office:value="1.36381845286294">
            <text:p>1.3638184529</text:p>
          </table:table-cell>
          <table:table-cell office:value-type="float" office:value="1.35615532116785">
            <text:p>1.3561553212</text:p>
          </table:table-cell>
          <table:table-cell office:value-type="float" office:value="2.52360637370665">
            <text:p>2.5236063737</text:p>
          </table:table-cell>
          <table:table-cell office:value-type="float" office:value="1.44677070642205">
            <text:p>1.4467707064</text:p>
          </table:table-cell>
          <table:table-cell office:value-type="float" office:value="2.2045561447409">
            <text:p>2.2045561447</text:p>
          </table:table-cell>
          <table:table-cell office:value-type="float" office:value="1.01012042505137">
            <text:p>1.0101204251</text:p>
          </table:table-cell>
          <table:table-cell office:value-type="float" office:value="0.673142755155386">
            <text:p>0.6731427552</text:p>
          </table:table-cell>
          <table:table-cell office:value-type="float" office:value="0.0894289143453757">
            <text:p>0.0894289143</text:p>
          </table:table-cell>
          <table:table-cell/>
          <table:table-cell table:formula="of:=[.E25]/([.C25]/[.D25])" office:value-type="float" office:value="1.26386083190509">
            <text:p>1.2638608319</text:p>
          </table:table-cell>
          <table:table-cell table:formula="of:=[.F25]/([.A25]/[.B25])" office:value-type="float" office:value="1.00444467999247">
            <text:p>1.00444468</text:p>
          </table:table-cell>
        </table:table-row>
        <table:table-row table:style-name="ro1">
          <table:table-cell office:value-type="float" office:value="1.64786539536336">
            <text:p>1.6478653954</text:p>
          </table:table-cell>
          <table:table-cell office:value-type="float" office:value="2.9083023769354">
            <text:p>2.9083023769</text:p>
          </table:table-cell>
          <table:table-cell office:value-type="float" office:value="1.93769470180277">
            <text:p>1.9376947018</text:p>
          </table:table-cell>
          <table:table-cell office:value-type="float" office:value="2.00278130499776">
            <text:p>2.002781305</text:p>
          </table:table-cell>
          <table:table-cell office:value-type="float" office:value="0.97963144153487">
            <text:p>0.9796314415</text:p>
          </table:table-cell>
          <table:table-cell office:value-type="float" office:value="0.669565507258668">
            <text:p>0.6695655073</text:p>
          </table:table-cell>
          <table:table-cell office:value-type="float" office:value="2.23029952171165">
            <text:p>2.2302995217</text:p>
          </table:table-cell>
          <table:table-cell office:value-type="float" office:value="0.59866900164742">
            <text:p>0.5986690016</text:p>
          </table:table-cell>
          <table:table-cell/>
          <table:table-cell table:formula="of:=[.E26]/([.C26]/[.D26])" office:value-type="float" office:value="1.01253697760987">
            <text:p>1.0125369776</text:p>
          </table:table-cell>
          <table:table-cell table:formula="of:=[.F26]/([.A26]/[.B26])" office:value-type="float" office:value="1.18170996354041">
            <text:p>1.1817099635</text:p>
          </table:table-cell>
        </table:table-row>
        <table:table-row table:style-name="ro1">
          <table:table-cell office:value-type="float" office:value="1.14477189730144">
            <text:p>1.1447718973</text:p>
          </table:table-cell>
          <table:table-cell office:value-type="float" office:value="1.96465847965547">
            <text:p>1.9646584797</text:p>
          </table:table-cell>
          <table:table-cell office:value-type="float" office:value="2.08473609717783">
            <text:p>2.0847360972</text:p>
          </table:table-cell>
          <table:table-cell office:value-type="float" office:value="1.59216618938007">
            <text:p>1.5921661894</text:p>
          </table:table-cell>
          <table:table-cell office:value-type="float" office:value="0.789979167732537">
            <text:p>0.7899791677</text:p>
          </table:table-cell>
          <table:table-cell office:value-type="float" office:value="0.780580244179034">
            <text:p>0.7805802442</text:p>
          </table:table-cell>
          <table:table-cell office:value-type="float" office:value="0.315922952728977">
            <text:p>0.3159229527</text:p>
          </table:table-cell>
          <table:table-cell office:value-type="float" office:value="0.184572117176888">
            <text:p>0.1845721172</text:p>
          </table:table-cell>
          <table:table-cell/>
          <table:table-cell table:formula="of:=[.E27]/([.C27]/[.D27])" office:value-type="float" office:value="0.603327261844338">
            <text:p>0.6033272618</text:p>
          </table:table-cell>
          <table:table-cell table:formula="of:=[.F27]/([.A27]/[.B27])" office:value-type="float" office:value="1.33963246249576">
            <text:p>1.3396324625</text:p>
          </table:table-cell>
        </table:table-row>
        <table:table-row table:style-name="ro1">
          <table:table-cell office:value-type="float" office:value="1.66709960096846">
            <text:p>1.667099601</text:p>
          </table:table-cell>
          <table:table-cell office:value-type="float" office:value="2.6464996354871">
            <text:p>2.6464996355</text:p>
          </table:table-cell>
          <table:table-cell office:value-type="float" office:value="1.66267350067509">
            <text:p>1.6626735007</text:p>
          </table:table-cell>
          <table:table-cell office:value-type="float" office:value="1.62008472933438">
            <text:p>1.6200847293</text:p>
          </table:table-cell>
          <table:table-cell office:value-type="float" office:value="1.51285771924798">
            <text:p>1.5128577192</text:p>
          </table:table-cell>
          <table:table-cell office:value-type="float" office:value="0.813663488725754">
            <text:p>0.8136634887</text:p>
          </table:table-cell>
          <table:table-cell office:value-type="float" office:value="0.211145101079967">
            <text:p>0.2111451011</text:p>
          </table:table-cell>
          <table:table-cell office:value-type="float" office:value="1.61306999141051">
            <text:p>1.6130699914</text:p>
          </table:table-cell>
          <table:table-cell/>
          <table:table-cell table:formula="of:=[.E28]/([.C28]/[.D28])" office:value-type="float" office:value="1.4741064241501">
            <text:p>1.4741064242</text:p>
          </table:table-cell>
          <table:table-cell table:formula="of:=[.F28]/([.A28]/[.B28])" office:value-type="float" office:value="1.29168054810338">
            <text:p>1.2916805481</text:p>
          </table:table-cell>
        </table:table-row>
        <table:table-row table:style-name="ro1">
          <table:table-cell office:value-type="float" office:value="2.21671581604365">
            <text:p>2.216715816</text:p>
          </table:table-cell>
          <table:table-cell office:value-type="float" office:value="1.89353520185386">
            <text:p>1.8935352019</text:p>
          </table:table-cell>
          <table:table-cell office:value-type="float" office:value="2.66978781375559">
            <text:p>2.6697878138</text:p>
          </table:table-cell>
          <table:table-cell office:value-type="float" office:value="2.90816497425929">
            <text:p>2.9081649743</text:p>
          </table:table-cell>
          <table:table-cell office:value-type="float" office:value="1.11225703222856">
            <text:p>1.1122570322</text:p>
          </table:table-cell>
          <table:table-cell office:value-type="float" office:value="1.80647065842519">
            <text:p>1.8064706584</text:p>
          </table:table-cell>
          <table:table-cell office:value-type="float" office:value="0.364170654911203">
            <text:p>0.3641706549</text:p>
          </table:table-cell>
          <table:table-cell office:value-type="float" office:value="0.198692864214818">
            <text:p>0.1986928642</text:p>
          </table:table-cell>
          <table:table-cell/>
          <table:table-cell table:formula="of:=[.E29]/([.C29]/[.D29])" office:value-type="float" office:value="1.21156704919952">
            <text:p>1.2115670492</text:p>
          </table:table-cell>
          <table:table-cell table:formula="of:=[.F29]/([.A29]/[.B29])" office:value-type="float" office:value="1.54310072499472">
            <text:p>1.543100725</text:p>
          </table:table-cell>
        </table:table-row>
        <table:table-row table:style-name="ro1">
          <table:table-cell office:value-type="float" office:value="2.33706002279048">
            <text:p>2.3370600228</text:p>
          </table:table-cell>
          <table:table-cell office:value-type="float" office:value="2.19302758164379">
            <text:p>2.1930275816</text:p>
          </table:table-cell>
          <table:table-cell office:value-type="float" office:value="2.7618734854096">
            <text:p>2.7618734854</text:p>
          </table:table-cell>
          <table:table-cell office:value-type="float" office:value="1.71965863682314">
            <text:p>1.7196586368</text:p>
          </table:table-cell>
          <table:table-cell office:value-type="float" office:value="2.42077827597447">
            <text:p>2.420778276</text:p>
          </table:table-cell>
          <table:table-cell office:value-type="float" office:value="1.91110154094336">
            <text:p>1.9111015409</text:p>
          </table:table-cell>
          <table:table-cell office:value-type="float" office:value="0.0988106490609614">
            <text:p>0.0988106491</text:p>
          </table:table-cell>
          <table:table-cell office:value-type="float" office:value="0.192150824975826">
            <text:p>0.192150825</text:p>
          </table:table-cell>
          <table:table-cell/>
          <table:table-cell table:formula="of:=[.E30]/([.C30]/[.D30])" office:value-type="float" office:value="1.50727840797383">
            <text:p>1.507278408</text:p>
          </table:table-cell>
          <table:table-cell table:formula="of:=[.F30]/([.A30]/[.B30])" office:value-type="float" office:value="1.79332081749724">
            <text:p>1.7933208175</text:p>
          </table:table-cell>
        </table:table-row>
        <table:table-row table:style-name="ro1">
          <table:table-cell office:value-type="float" office:value="2.28790897377204">
            <text:p>2.2879089738</text:p>
          </table:table-cell>
          <table:table-cell office:value-type="float" office:value="2.99121095425971">
            <text:p>2.9912109543</text:p>
          </table:table-cell>
          <table:table-cell office:value-type="float" office:value="1.12442676170004">
            <text:p>1.1244267617</text:p>
          </table:table-cell>
          <table:table-cell office:value-type="float" office:value="1.71658463623216">
            <text:p>1.7165846362</text:p>
          </table:table-cell>
          <table:table-cell office:value-type="float" office:value="1.04783531203673">
            <text:p>1.047835312</text:p>
          </table:table-cell>
          <table:table-cell office:value-type="float" office:value="0.339668818474759">
            <text:p>0.3396688185</text:p>
          </table:table-cell>
          <table:table-cell office:value-type="float" office:value="0.757377888157012">
            <text:p>0.7573778882</text:p>
          </table:table-cell>
          <table:table-cell office:value-type="float" office:value="0.072256626939303">
            <text:p>0.0722566269</text:p>
          </table:table-cell>
          <table:table-cell/>
          <table:table-cell table:formula="of:=[.E31]/([.C31]/[.D31])" office:value-type="float" office:value="1.59965776270239">
            <text:p>1.5996577627</text:p>
          </table:table-cell>
          <table:table-cell table:formula="of:=[.F31]/([.A31]/[.B31])" office:value-type="float" office:value="0.444082829469852">
            <text:p>0.4440828295</text:p>
          </table:table-cell>
        </table:table-row>
        <table:table-row table:style-name="ro1">
          <table:table-cell office:value-type="float" office:value="1.0244007138649">
            <text:p>1.0244007139</text:p>
          </table:table-cell>
          <table:table-cell office:value-type="float" office:value="2.43005012042357">
            <text:p>2.4300501204</text:p>
          </table:table-cell>
          <table:table-cell office:value-type="float" office:value="1.19584295535267">
            <text:p>1.1958429554</text:p>
          </table:table-cell>
          <table:table-cell office:value-type="float" office:value="2.61277266666888">
            <text:p>2.6127726667</text:p>
          </table:table-cell>
          <table:table-cell office:value-type="float" office:value="0.767301565650701">
            <text:p>0.7673015657</text:p>
          </table:table-cell>
          <table:table-cell office:value-type="float" office:value="0.367233941661026">
            <text:p>0.3672339417</text:p>
          </table:table-cell>
          <table:table-cell office:value-type="float" office:value="0.465611334337428">
            <text:p>0.4656113343</text:p>
          </table:table-cell>
          <table:table-cell office:value-type="float" office:value="0.277111973873677">
            <text:p>0.2771119739</text:p>
          </table:table-cell>
          <table:table-cell/>
          <table:table-cell table:formula="of:=[.E32]/([.C32]/[.D32])" office:value-type="float" office:value="1.67646140226929">
            <text:p>1.6764614023</text:p>
          </table:table-cell>
          <table:table-cell table:formula="of:=[.F32]/([.A32]/[.B32])" office:value-type="float" office:value="0.871140435650545">
            <text:p>0.8711404357</text:p>
          </table:table-cell>
        </table:table-row>
        <table:table-row table:style-name="ro1">
          <table:table-cell office:value-type="float" office:value="2.5850227268343">
            <text:p>2.5850227268</text:p>
          </table:table-cell>
          <table:table-cell office:value-type="float" office:value="1.17344112236679">
            <text:p>1.1734411224</text:p>
          </table:table-cell>
          <table:table-cell office:value-type="float" office:value="1.938370893215">
            <text:p>1.9383708932</text:p>
          </table:table-cell>
          <table:table-cell office:value-type="float" office:value="2.8868777304361">
            <text:p>2.8868777304</text:p>
          </table:table-cell>
          <table:table-cell office:value-type="float" office:value="0.412230863425271">
            <text:p>0.4122308634</text:p>
          </table:table-cell>
          <table:table-cell office:value-type="float" office:value="1.89196162351995">
            <text:p>1.8919616235</text:p>
          </table:table-cell>
          <table:table-cell office:value-type="float" office:value="0.516224703733665">
            <text:p>0.5162247037</text:p>
          </table:table-cell>
          <table:table-cell office:value-type="float" office:value="0.223936057186465">
            <text:p>0.2239360572</text:p>
          </table:table-cell>
          <table:table-cell/>
          <table:table-cell table:formula="of:=[.E33]/([.C33]/[.D33])" office:value-type="float" office:value="0.613948601677059">
            <text:p>0.6139486017</text:p>
          </table:table-cell>
          <table:table-cell table:formula="of:=[.F33]/([.A33]/[.B33])" office:value-type="float" office:value="0.858834062823484">
            <text:p>0.8588340628</text:p>
          </table:table-cell>
        </table:table-row>
        <table:table-row table:style-name="ro1">
          <table:table-cell office:value-type="float" office:value="2.4526479390695">
            <text:p>2.4526479391</text:p>
          </table:table-cell>
          <table:table-cell office:value-type="float" office:value="1.32556320742032">
            <text:p>1.3255632074</text:p>
          </table:table-cell>
          <table:table-cell office:value-type="float" office:value="2.85719649393912">
            <text:p>2.8571964939</text:p>
          </table:table-cell>
          <table:table-cell office:value-type="float" office:value="1.13107115036392">
            <text:p>1.1310711504</text:p>
          </table:table-cell>
          <table:table-cell office:value-type="float" office:value="0.540122483035434">
            <text:p>0.540122483</text:p>
          </table:table-cell>
          <table:table-cell office:value-type="float" office:value="1.70920897940194">
            <text:p>1.7092089794</text:p>
          </table:table-cell>
          <table:table-cell office:value-type="float" office:value="0.0311461253298648">
            <text:p>0.0311461253</text:p>
          </table:table-cell>
          <table:table-cell office:value-type="float" office:value="0.298557601727556">
            <text:p>0.2985576017</text:p>
          </table:table-cell>
          <table:table-cell/>
          <table:table-cell table:formula="of:=[.E34]/([.C34]/[.D34])" office:value-type="float" office:value="0.213816921419379">
            <text:p>0.2138169214</text:p>
          </table:table-cell>
          <table:table-cell table:formula="of:=[.F34]/([.A34]/[.B34])" office:value-type="float" office:value="0.923762640694044">
            <text:p>0.9237626407</text:p>
          </table:table-cell>
        </table:table-row>
        <table:table-row table:style-name="ro1">
          <table:table-cell office:value-type="float" office:value="1.42209644262777">
            <text:p>1.4220964426</text:p>
          </table:table-cell>
          <table:table-cell office:value-type="float" office:value="2.51329811080978">
            <text:p>2.5132981108</text:p>
          </table:table-cell>
          <table:table-cell office:value-type="float" office:value="2.39604910621236">
            <text:p>2.3960491062</text:p>
          </table:table-cell>
          <table:table-cell office:value-type="float" office:value="2.99329373892084">
            <text:p>2.9932937389</text:p>
          </table:table-cell>
          <table:table-cell office:value-type="float" office:value="1.24936387486052">
            <text:p>1.2493638749</text:p>
          </table:table-cell>
          <table:table-cell office:value-type="float" office:value="0.384330201445662">
            <text:p>0.3843302014</text:p>
          </table:table-cell>
          <table:table-cell office:value-type="float" office:value="0.161907836288842">
            <text:p>0.1619078363</text:p>
          </table:table-cell>
          <table:table-cell office:value-type="float" office:value="0.796237067611386">
            <text:p>0.7962370676</text:p>
          </table:table-cell>
          <table:table-cell/>
          <table:table-cell table:formula="of:=[.E35]/([.C35]/[.D35])" office:value-type="float" office:value="1.56078314695543">
            <text:p>1.560783147</text:p>
          </table:table-cell>
          <table:table-cell table:formula="of:=[.F35]/([.A35]/[.B35])" office:value-type="float" office:value="0.679234080239772">
            <text:p>0.6792340802</text:p>
          </table:table-cell>
        </table:table-row>
        <table:table-row table:style-name="ro1">
          <table:table-cell office:value-type="float" office:value="2.69926184960607">
            <text:p>2.6992618496</text:p>
          </table:table-cell>
          <table:table-cell office:value-type="float" office:value="2.18419496583948">
            <text:p>2.1841949658</text:p>
          </table:table-cell>
          <table:table-cell office:value-type="float" office:value="1.59467978803193">
            <text:p>1.594679788</text:p>
          </table:table-cell>
          <table:table-cell office:value-type="float" office:value="1.00295488443363">
            <text:p>1.0029548844</text:p>
          </table:table-cell>
          <table:table-cell office:value-type="float" office:value="2.19751309232171">
            <text:p>2.1975130923</text:p>
          </table:table-cell>
          <table:table-cell office:value-type="float" office:value="1.76346446418551">
            <text:p>1.7634644642</text:p>
          </table:table-cell>
          <table:table-cell office:value-type="float" office:value="0.0976012353866419">
            <text:p>0.0976012354</text:p>
          </table:table-cell>
          <table:table-cell office:value-type="float" office:value="0.942546426863945">
            <text:p>0.9425464269</text:p>
          </table:table-cell>
          <table:table-cell/>
          <table:table-cell table:formula="of:=[.E36]/([.C36]/[.D36])" office:value-type="float" office:value="1.38209972064108">
            <text:p>1.3820997206</text:p>
          </table:table-cell>
          <table:table-cell table:formula="of:=[.F36]/([.A36]/[.B36])" office:value-type="float" office:value="1.42696426642452">
            <text:p>1.4269642664</text:p>
          </table:table-cell>
        </table:table-row>
        <table:table-row table:style-name="ro1">
          <table:table-cell office:value-type="float" office:value="2.37954808463321">
            <text:p>2.3795480846</text:p>
          </table:table-cell>
          <table:table-cell office:value-type="float" office:value="2.58405445217344">
            <text:p>2.5840544522</text:p>
          </table:table-cell>
          <table:table-cell office:value-type="float" office:value="1.49894603923845">
            <text:p>1.4989460392</text:p>
          </table:table-cell>
          <table:table-cell office:value-type="float" office:value="2.17951675652504">
            <text:p>2.1795167565</text:p>
          </table:table-cell>
          <table:table-cell office:value-type="float" office:value="0.517368051142423">
            <text:p>0.5173680511</text:p>
          </table:table-cell>
          <table:table-cell office:value-type="float" office:value="0.711304394205815">
            <text:p>0.7113043942</text:p>
          </table:table-cell>
          <table:table-cell office:value-type="float" office:value="0.627047159625372">
            <text:p>0.6270471596</text:p>
          </table:table-cell>
          <table:table-cell office:value-type="float" office:value="0.989176394881899">
            <text:p>0.9891763949</text:p>
          </table:table-cell>
          <table:table-cell/>
          <table:table-cell table:formula="of:=[.E37]/([.C37]/[.D37])" office:value-type="float" office:value="0.75227013330547">
            <text:p>0.7522701333</text:p>
          </table:table-cell>
          <table:table-cell table:formula="of:=[.F37]/([.A37]/[.B37])" office:value-type="float" office:value="0.7724362867756">
            <text:p>0.7724362868</text:p>
          </table:table-cell>
        </table:table-row>
        <table:table-row table:style-name="ro1">
          <table:table-cell office:value-type="float" office:value="1.82919668444861">
            <text:p>1.8291966844</text:p>
          </table:table-cell>
          <table:table-cell office:value-type="float" office:value="1.09957871590721">
            <text:p>1.0995787159</text:p>
          </table:table-cell>
          <table:table-cell office:value-type="float" office:value="2.22404406183588">
            <text:p>2.2240440618</text:p>
          </table:table-cell>
          <table:table-cell office:value-type="float" office:value="1.29395914836505">
            <text:p>1.2939591484</text:p>
          </table:table-cell>
          <table:table-cell office:value-type="float" office:value="1.24960099325348">
            <text:p>1.2496009933</text:p>
          </table:table-cell>
          <table:table-cell office:value-type="float" office:value="1.43124860518446">
            <text:p>1.4312486052</text:p>
          </table:table-cell>
          <table:table-cell office:value-type="float" office:value="0.330256062537707">
            <text:p>0.3302560625</text:p>
          </table:table-cell>
          <table:table-cell office:value-type="float" office:value="0.278969067542329">
            <text:p>0.2789690675</text:p>
          </table:table-cell>
          <table:table-cell/>
          <table:table-cell table:formula="of:=[.E38]/([.C38]/[.D38])" office:value-type="float" office:value="0.727023652441339">
            <text:p>0.7270236524</text:p>
          </table:table-cell>
          <table:table-cell table:formula="of:=[.F38]/([.A38]/[.B38])" office:value-type="float" office:value="0.860361554781141">
            <text:p>0.8603615548</text:p>
          </table:table-cell>
        </table:table-row>
        <table:table-row table:style-name="ro1">
          <table:table-cell office:value-type="float" office:value="2.51983507793389">
            <text:p>2.5198350779</text:p>
          </table:table-cell>
          <table:table-cell office:value-type="float" office:value="2.96302582973755">
            <text:p>2.9630258297</text:p>
          </table:table-cell>
          <table:table-cell office:value-type="float" office:value="1.15825887869962">
            <text:p>1.1582588787</text:p>
          </table:table-cell>
          <table:table-cell office:value-type="float" office:value="2.39004748845009">
            <text:p>2.3900474885</text:p>
          </table:table-cell>
          <table:table-cell office:value-type="float" office:value="0.690989093022364">
            <text:p>0.690989093</text:p>
          </table:table-cell>
          <table:table-cell office:value-type="float" office:value="0.656546270136876">
            <text:p>0.6565462701</text:p>
          </table:table-cell>
          <table:table-cell office:value-type="float" office:value="0.815956181948169">
            <text:p>0.8159561819</text:p>
          </table:table-cell>
          <table:table-cell office:value-type="float" office:value="0.241416598631796">
            <text:p>0.2414165986</text:p>
          </table:table-cell>
          <table:table-cell/>
          <table:table-cell table:formula="of:=[.E39]/([.C39]/[.D39])" office:value-type="float" office:value="1.42584423628908">
            <text:p>1.4258442363</text:p>
          </table:table-cell>
          <table:table-cell table:formula="of:=[.F39]/([.A39]/[.B39])" office:value-type="float" office:value="0.772020190475517">
            <text:p>0.7720201905</text:p>
          </table:table-cell>
        </table:table-row>
        <table:table-row table:style-name="ro1">
          <table:table-cell office:value-type="float" office:value="2.62185825855558">
            <text:p>2.6218582586</text:p>
          </table:table-cell>
          <table:table-cell office:value-type="float" office:value="1.87242439336722">
            <text:p>1.8724243934</text:p>
          </table:table-cell>
          <table:table-cell office:value-type="float" office:value="2.60128285437882">
            <text:p>2.6012828544</text:p>
          </table:table-cell>
          <table:table-cell office:value-type="float" office:value="2.27001356951427">
            <text:p>2.2700135695</text:p>
          </table:table-cell>
          <table:table-cell office:value-type="float" office:value="1.67717698482202">
            <text:p>1.6771769848</text:p>
          </table:table-cell>
          <table:table-cell office:value-type="float" office:value="0.914879288877376">
            <text:p>0.9148792889</text:p>
          </table:table-cell>
          <table:table-cell office:value-type="float" office:value="0.0606801433005465">
            <text:p>0.0606801433</text:p>
          </table:table-cell>
          <table:table-cell office:value-type="float" office:value="0.930195669372217">
            <text:p>0.9301956694</text:p>
          </table:table-cell>
          <table:table-cell/>
          <table:table-cell table:formula="of:=[.E40]/([.C40]/[.D40])" office:value-type="float" office:value="1.46359113066625">
            <text:p>1.4635911307</text:p>
          </table:table-cell>
          <table:table-cell table:formula="of:=[.F40]/([.A40]/[.B40])" office:value-type="float" office:value="0.653369529756423">
            <text:p>0.6533695298</text:p>
          </table:table-cell>
        </table:table-row>
        <table:table-row table:style-name="ro1">
          <table:table-cell office:value-type="float" office:value="2.4329122563046">
            <text:p>2.4329122563</text:p>
          </table:table-cell>
          <table:table-cell office:value-type="float" office:value="2.58906264863399">
            <text:p>2.5890626486</text:p>
          </table:table-cell>
          <table:table-cell office:value-type="float" office:value="2.77377449338035">
            <text:p>2.7737744934</text:p>
          </table:table-cell>
          <table:table-cell office:value-type="float" office:value="2.59360282290429">
            <text:p>2.5936028229</text:p>
          </table:table-cell>
          <table:table-cell office:value-type="float" office:value="1.77597911053251">
            <text:p>1.7759791105</text:p>
          </table:table-cell>
          <table:table-cell office:value-type="float" office:value="1.06963751673627">
            <text:p>1.0696375167</text:p>
          </table:table-cell>
          <table:table-cell office:value-type="float" office:value="0.308830540025233">
            <text:p>0.30883054</text:p>
          </table:table-cell>
          <table:table-cell office:value-type="float" office:value="0.0168610812485211">
            <text:p>0.0168610812</text:p>
          </table:table-cell>
          <table:table-cell/>
          <table:table-cell table:formula="of:=[.E41]/([.C41]/[.D41])" office:value-type="float" office:value="1.66061965220637">
            <text:p>1.6606196522</text:p>
          </table:table-cell>
          <table:table-cell table:formula="of:=[.F41]/([.A41]/[.B41])" office:value-type="float" office:value="1.13828952728691">
            <text:p>1.1382895273</text:p>
          </table:table-cell>
        </table:table-row>
        <table:table-row table:style-name="ro1">
          <table:table-cell office:value-type="float" office:value="1.93146762388361">
            <text:p>1.9314676239</text:p>
          </table:table-cell>
          <table:table-cell office:value-type="float" office:value="2.88353534875602">
            <text:p>2.8835353488</text:p>
          </table:table-cell>
          <table:table-cell office:value-type="float" office:value="1.72214086387406">
            <text:p>1.7221408639</text:p>
          </table:table-cell>
          <table:table-cell office:value-type="float" office:value="2.95379358248496">
            <text:p>2.9537935825</text:p>
          </table:table-cell>
          <table:table-cell office:value-type="float" office:value="0.508440782885354">
            <text:p>0.5084407829</text:p>
          </table:table-cell>
          <table:table-cell office:value-type="float" office:value="0.946407155522354">
            <text:p>0.9464071555</text:p>
          </table:table-cell>
          <table:table-cell office:value-type="float" office:value="0.225042222653281">
            <text:p>0.2250422227</text:p>
          </table:table-cell>
          <table:table-cell office:value-type="float" office:value="0.725218921254648">
            <text:p>0.7252189213</text:p>
          </table:table-cell>
          <table:table-cell/>
          <table:table-cell table:formula="of:=[.E42]/([.C42]/[.D42])" office:value-type="float" office:value="0.872071009442243">
            <text:p>0.8720710094</text:p>
          </table:table-cell>
          <table:table-cell table:formula="of:=[.F42]/([.A42]/[.B42])" office:value-type="float" office:value="1.41291443538522">
            <text:p>1.4129144354</text:p>
          </table:table-cell>
        </table:table-row>
        <table:table-row table:style-name="ro1">
          <table:table-cell office:value-type="float" office:value="2.39461044938984">
            <text:p>2.3946104494</text:p>
          </table:table-cell>
          <table:table-cell office:value-type="float" office:value="2.90776857077506">
            <text:p>2.9077685708</text:p>
          </table:table-cell>
          <table:table-cell office:value-type="float" office:value="1.04924034795223">
            <text:p>1.049240348</text:p>
          </table:table-cell>
          <table:table-cell office:value-type="float" office:value="1.07503734159984">
            <text:p>1.0750373416</text:p>
          </table:table-cell>
          <table:table-cell office:value-type="float" office:value="0.963329398011299">
            <text:p>0.963329398</text:p>
          </table:table-cell>
          <table:table-cell office:value-type="float" office:value="0.971209087929227">
            <text:p>0.9712090879</text:p>
          </table:table-cell>
          <table:table-cell office:value-type="float" office:value="0.984843085092901">
            <text:p>0.9848430851</text:p>
          </table:table-cell>
          <table:table-cell office:value-type="float" office:value="2.64707466987127">
            <text:p>2.6470746699</text:p>
          </table:table-cell>
          <table:table-cell/>
          <table:table-cell table:formula="of:=[.E43]/([.C43]/[.D43])" office:value-type="float" office:value="0.987014154711281">
            <text:p>0.9870141547</text:p>
          </table:table-cell>
          <table:table-cell table:formula="of:=[.F43]/([.A43]/[.B43])" office:value-type="float" office:value="1.17933639780587">
            <text:p>1.1793363978</text:p>
          </table:table-cell>
        </table:table-row>
        <table:table-row table:style-name="ro1">
          <table:table-cell office:value-type="float" office:value="1.66251349666273">
            <text:p>1.6625134967</text:p>
          </table:table-cell>
          <table:table-cell office:value-type="float" office:value="2.41707349168932">
            <text:p>2.4170734917</text:p>
          </table:table-cell>
          <table:table-cell office:value-type="float" office:value="1.22641473646574">
            <text:p>1.2264147365</text:p>
          </table:table-cell>
          <table:table-cell office:value-type="float" office:value="2.61342930775761">
            <text:p>2.6134293078</text:p>
          </table:table-cell>
          <table:table-cell office:value-type="float" office:value="0.809105225725574">
            <text:p>0.8091052257</text:p>
          </table:table-cell>
          <table:table-cell office:value-type="float" office:value="0.585385651757605">
            <text:p>0.5853856518</text:p>
          </table:table-cell>
          <table:table-cell office:value-type="float" office:value="0.157629075381747">
            <text:p>0.1576290754</text:p>
          </table:table-cell>
          <table:table-cell office:value-type="float" office:value="0.121475387457292">
            <text:p>0.1214753875</text:p>
          </table:table-cell>
          <table:table-cell/>
          <table:table-cell table:formula="of:=[.E44]/([.C44]/[.D44])" office:value-type="float" office:value="1.72416332509563">
            <text:p>1.7241633251</text:p>
          </table:table-cell>
          <table:table-cell table:formula="of:=[.F44]/([.A44]/[.B44])" office:value-type="float" office:value="0.85107287496844">
            <text:p>0.851072875</text:p>
          </table:table-cell>
        </table:table-row>
        <table:table-row table:style-name="ro1">
          <table:table-cell office:value-type="float" office:value="2.65702630190972">
            <text:p>2.6570263019</text:p>
          </table:table-cell>
          <table:table-cell office:value-type="float" office:value="1.87930952332882">
            <text:p>1.8793095233</text:p>
          </table:table-cell>
          <table:table-cell office:value-type="float" office:value="2.63745744416372">
            <text:p>2.6374574442</text:p>
          </table:table-cell>
          <table:table-cell office:value-type="float" office:value="1.00209114514389">
            <text:p>1.0020911451</text:p>
          </table:table-cell>
          <table:table-cell office:value-type="float" office:value="2.22940692079326">
            <text:p>2.2294069208</text:p>
          </table:table-cell>
          <table:table-cell office:value-type="float" office:value="0.752247976964114">
            <text:p>0.752247977</text:p>
          </table:table-cell>
          <table:table-cell office:value-type="float" office:value="0.0568010778769858">
            <text:p>0.0568010779</text:p>
          </table:table-cell>
          <table:table-cell office:value-type="float" office:value="0.0197998272972471">
            <text:p>0.0197998273</text:p>
          </table:table-cell>
          <table:table-cell/>
          <table:table-cell table:formula="of:=[.E45]/([.C45]/[.D45])" office:value-type="float" office:value="0.847054021361776">
            <text:p>0.8470540214</text:p>
          </table:table-cell>
          <table:table-cell table:formula="of:=[.F45]/([.A45]/[.B45])" office:value-type="float" office:value="0.532063527559891">
            <text:p>0.5320635276</text:p>
          </table:table-cell>
        </table:table-row>
        <table:table-row table:style-name="ro1">
          <table:table-cell office:value-type="float" office:value="1.49396946769858">
            <text:p>1.4939694677</text:p>
          </table:table-cell>
          <table:table-cell office:value-type="float" office:value="2.50436966936307">
            <text:p>2.5043696694</text:p>
          </table:table-cell>
          <table:table-cell office:value-type="float" office:value="2.55871583500817">
            <text:p>2.558715835</text:p>
          </table:table-cell>
          <table:table-cell office:value-type="float" office:value="1.05058156049372">
            <text:p>1.0505815605</text:p>
          </table:table-cell>
          <table:table-cell office:value-type="float" office:value="0.821146757282547">
            <text:p>0.8211467573</text:p>
          </table:table-cell>
          <table:table-cell office:value-type="float" office:value="0.445582934951533">
            <text:p>0.445582935</text:p>
          </table:table-cell>
          <table:table-cell office:value-type="float" office:value="0.500216236506201">
            <text:p>0.5002162365</text:p>
          </table:table-cell>
          <table:table-cell office:value-type="float" office:value="0.151817884303329">
            <text:p>0.1518178843</text:p>
          </table:table-cell>
          <table:table-cell/>
          <table:table-cell table:formula="of:=[.E46]/([.C46]/[.D46])" office:value-type="float" office:value="0.337154141877385">
            <text:p>0.3371541419</text:p>
          </table:table-cell>
          <table:table-cell table:formula="of:=[.F46]/([.A46]/[.B46])" office:value-type="float" office:value="0.746939219044026">
            <text:p>0.746939219</text:p>
          </table:table-cell>
        </table:table-row>
        <table:table-row table:style-name="ro1">
          <table:table-cell office:value-type="float" office:value="2.7835294668486">
            <text:p>2.7835294668</text:p>
          </table:table-cell>
          <table:table-cell office:value-type="float" office:value="1.36664985603031">
            <text:p>1.366649856</text:p>
          </table:table-cell>
          <table:table-cell office:value-type="float" office:value="1.374174368742">
            <text:p>1.3741743687</text:p>
          </table:table-cell>
          <table:table-cell office:value-type="float" office:value="2.86494471405863">
            <text:p>2.8649447141</text:p>
          </table:table-cell>
          <table:table-cell office:value-type="float" office:value="0.454575257047428">
            <text:p>0.454575257</text:p>
          </table:table-cell>
          <table:table-cell office:value-type="float" office:value="2.77664692671044">
            <text:p>2.7766469267</text:p>
          </table:table-cell>
          <table:table-cell office:value-type="float" office:value="0.52925509542517">
            <text:p>0.5292550954</text:p>
          </table:table-cell>
          <table:table-cell office:value-type="float" office:value="0.02314314008739">
            <text:p>0.0231431401</text:p>
          </table:table-cell>
          <table:table-cell/>
          <table:table-cell table:formula="of:=[.E47]/([.C47]/[.D47])" office:value-type="float" office:value="0.94772032534132">
            <text:p>0.9477203253</text:p>
          </table:table-cell>
          <table:table-cell table:formula="of:=[.F47]/([.A47]/[.B47])" office:value-type="float" office:value="1.36327068487334">
            <text:p>1.3632706849</text:p>
          </table:table-cell>
        </table:table-row>
        <table:table-row table:style-name="ro1">
          <table:table-cell office:value-type="float" office:value="2.44517261509093">
            <text:p>2.4451726151</text:p>
          </table:table-cell>
          <table:table-cell office:value-type="float" office:value="2.83881077535395">
            <text:p>2.8388107754</text:p>
          </table:table-cell>
          <table:table-cell office:value-type="float" office:value="2.44737901792274">
            <text:p>2.4473790179</text:p>
          </table:table-cell>
          <table:table-cell office:value-type="float" office:value="2.4244682627844">
            <text:p>2.4244682628</text:p>
          </table:table-cell>
          <table:table-cell office:value-type="float" office:value="0.620779721544444">
            <text:p>0.6207797215</text:p>
          </table:table-cell>
          <table:table-cell office:value-type="float" office:value="1.02619779289447">
            <text:p>1.0261977929</text:p>
          </table:table-cell>
          <table:table-cell office:value-type="float" office:value="0.190335924479032">
            <text:p>0.1903359245</text:p>
          </table:table-cell>
          <table:table-cell office:value-type="float" office:value="1.17399658000473">
            <text:p>1.17399658</text:p>
          </table:table-cell>
          <table:table-cell/>
          <table:table-cell table:formula="of:=[.E48]/([.C48]/[.D48])" office:value-type="float" office:value="0.614968389465924">
            <text:p>0.6149683895</text:p>
          </table:table-cell>
          <table:table-cell table:formula="of:=[.F48]/([.A48]/[.B48])" office:value-type="float" office:value="1.19140110360059">
            <text:p>1.1914011036</text:p>
          </table:table-cell>
        </table:table-row>
        <table:table-row table:style-name="ro1">
          <table:table-cell office:value-type="float" office:value="2.74621646466954">
            <text:p>2.7462164647</text:p>
          </table:table-cell>
          <table:table-cell office:value-type="float" office:value="1.2815463656008">
            <text:p>1.2815463656</text:p>
          </table:table-cell>
          <table:table-cell office:value-type="float" office:value="2.98567701875497">
            <text:p>2.9856770188</text:p>
          </table:table-cell>
          <table:table-cell office:value-type="float" office:value="2.59061160850833">
            <text:p>2.5906116085</text:p>
          </table:table-cell>
          <table:table-cell office:value-type="float" office:value="0.890619109847018">
            <text:p>0.8906191098</text:p>
          </table:table-cell>
          <table:table-cell office:value-type="float" office:value="1.3627105953694">
            <text:p>1.3627105954</text:p>
          </table:table-cell>
          <table:table-cell office:value-type="float" office:value="0.0986938082068778">
            <text:p>0.0986938082</text:p>
          </table:table-cell>
          <table:table-cell office:value-type="float" office:value="0.740828249686869">
            <text:p>0.7408282497</text:p>
          </table:table-cell>
          <table:table-cell/>
          <table:table-cell table:formula="of:=[.E49]/([.C49]/[.D49])" office:value-type="float" office:value="0.772772202162431">
            <text:p>0.7727722022</text:p>
          </table:table-cell>
          <table:table-cell table:formula="of:=[.F49]/([.A49]/[.B49])" office:value-type="float" office:value="0.635921032929756">
            <text:p>0.6359210329</text:p>
          </table:table-cell>
        </table:table-row>
        <table:table-row table:style-name="ro1">
          <table:table-cell office:value-type="float" office:value="1.62719135201871">
            <text:p>1.627191352</text:p>
          </table:table-cell>
          <table:table-cell office:value-type="float" office:value="1.31158581111188">
            <text:p>1.3115858111</text:p>
          </table:table-cell>
          <table:table-cell office:value-type="float" office:value="2.01964790421522">
            <text:p>2.0196479042</text:p>
          </table:table-cell>
          <table:table-cell office:value-type="float" office:value="2.80396119309774">
            <text:p>2.8039611931</text:p>
          </table:table-cell>
          <table:table-cell office:value-type="float" office:value="0.536173647422275">
            <text:p>0.5361736474</text:p>
          </table:table-cell>
          <table:table-cell office:value-type="float" office:value="0.80117850208016">
            <text:p>0.8011785021</text:p>
          </table:table-cell>
          <table:table-cell office:value-type="float" office:value="0.119413659371714">
            <text:p>0.1194136594</text:p>
          </table:table-cell>
          <table:table-cell office:value-type="float" office:value="0.613056165628501">
            <text:p>0.6130561656</text:p>
          </table:table-cell>
          <table:table-cell/>
          <table:table-cell table:formula="of:=[.E50]/([.C50]/[.D50])" office:value-type="float" office:value="0.744392176971022">
            <text:p>0.744392177</text:p>
          </table:table-cell>
          <table:table-cell table:formula="of:=[.F50]/([.A50]/[.B50])" office:value-type="float" office:value="0.645784132390181">
            <text:p>0.6457841324</text:p>
          </table:table-cell>
        </table:table-row>
        <table:table-row table:style-name="ro1">
          <table:table-cell office:value-type="float" office:value="1.50037109409476">
            <text:p>1.5003710941</text:p>
          </table:table-cell>
          <table:table-cell office:value-type="float" office:value="2.71724392553663">
            <text:p>2.7172439255</text:p>
          </table:table-cell>
          <table:table-cell office:value-type="float" office:value="1.35922117641159">
            <text:p>1.3592211764</text:p>
          </table:table-cell>
          <table:table-cell office:value-type="float" office:value="1.41223827023629">
            <text:p>1.4122382702</text:p>
          </table:table-cell>
          <table:table-cell office:value-type="float" office:value="0.953189534869469">
            <text:p>0.9531895349</text:p>
          </table:table-cell>
          <table:table-cell office:value-type="float" office:value="0.147473793618859">
            <text:p>0.1474737936</text:p>
          </table:table-cell>
          <table:table-cell office:value-type="float" office:value="0.230580688875789">
            <text:p>0.2305806889</text:p>
          </table:table-cell>
          <table:table-cell office:value-type="float" office:value="0.197365273046888">
            <text:p>0.197365273</text:p>
          </table:table-cell>
          <table:table-cell/>
          <table:table-cell table:formula="of:=[.E51]/([.C51]/[.D51])" office:value-type="float" office:value="0.990369163821626">
            <text:p>0.9903691638</text:p>
          </table:table-cell>
          <table:table-cell table:formula="of:=[.F51]/([.A51]/[.B51])" office:value-type="float" office:value="0.267082104863171">
            <text:p>0.2670821049</text:p>
          </table:table-cell>
        </table:table-row>
        <table:table-row table:style-name="ro1">
          <table:table-cell office:value-type="float" office:value="1.18753593144358">
            <text:p>1.1875359314</text:p>
          </table:table-cell>
          <table:table-cell office:value-type="float" office:value="2.83215335376195">
            <text:p>2.8321533538</text:p>
          </table:table-cell>
          <table:table-cell office:value-type="float" office:value="1.7422489611163">
            <text:p>1.7422489611</text:p>
          </table:table-cell>
          <table:table-cell office:value-type="float" office:value="2.84630400400902">
            <text:p>2.846304004</text:p>
          </table:table-cell>
          <table:table-cell office:value-type="float" office:value="0.35770236891849">
            <text:p>0.3577023689</text:p>
          </table:table-cell>
          <table:table-cell office:value-type="float" office:value="0.575552571674849">
            <text:p>0.5755525717</text:p>
          </table:table-cell>
          <table:table-cell office:value-type="float" office:value="0.757882910012552">
            <text:p>0.75788291</text:p>
          </table:table-cell>
          <table:table-cell office:value-type="float" office:value="0.430064746902264">
            <text:p>0.4300647469</text:p>
          </table:table-cell>
          <table:table-cell/>
          <table:table-cell table:formula="of:=[.E52]/([.C52]/[.D52])" office:value-type="float" office:value="0.584376692205843">
            <text:p>0.5843766922</text:p>
          </table:table-cell>
          <table:table-cell table:formula="of:=[.F52]/([.A52]/[.B52])" office:value-type="float" office:value="1.37263480032451">
            <text:p>1.3726348003</text:p>
          </table:table-cell>
        </table:table-row>
        <table:table-row table:style-name="ro1">
          <table:table-cell office:value-type="float" office:value="1.01660222747205">
            <text:p>1.0166022275</text:p>
          </table:table-cell>
          <table:table-cell office:value-type="float" office:value="2.37618252140292">
            <text:p>2.3761825214</text:p>
          </table:table-cell>
          <table:table-cell office:value-type="float" office:value="1.15455885611221">
            <text:p>1.1545588561</text:p>
          </table:table-cell>
          <table:table-cell office:value-type="float" office:value="2.73613927035413">
            <text:p>2.7361392704</text:p>
          </table:table-cell>
          <table:table-cell office:value-type="float" office:value="0.222352174366683">
            <text:p>0.2223521744</text:p>
          </table:table-cell>
          <table:table-cell office:value-type="float" office:value="0.384372705563063">
            <text:p>0.3843727056</text:p>
          </table:table-cell>
          <table:table-cell office:value-type="float" office:value="1.91497030972056">
            <text:p>1.9149703097</text:p>
          </table:table-cell>
          <table:table-cell office:value-type="float" office:value="0.337422889145273">
            <text:p>0.3374228891</text:p>
          </table:table-cell>
          <table:table-cell/>
          <table:table-cell table:formula="of:=[.E53]/([.C53]/[.D53])" office:value-type="float" office:value="0.526942834410325">
            <text:p>0.5269428344</text:p>
          </table:table-cell>
          <table:table-cell table:formula="of:=[.F53]/([.A53]/[.B53])" office:value-type="float" office:value="0.898423867252851">
            <text:p>0.8984238673</text:p>
          </table:table-cell>
        </table:table-row>
        <table:table-row table:style-name="ro1">
          <table:table-cell office:value-type="float" office:value="2.96225260475755">
            <text:p>2.9622526048</text:p>
          </table:table-cell>
          <table:table-cell office:value-type="float" office:value="1.52889341326845">
            <text:p>1.5288934133</text:p>
          </table:table-cell>
          <table:table-cell office:value-type="float" office:value="1.075853201596">
            <text:p>1.0758532016</text:p>
          </table:table-cell>
          <table:table-cell office:value-type="float" office:value="1.08018566392371">
            <text:p>1.0801856639</text:p>
          </table:table-cell>
          <table:table-cell office:value-type="float" office:value="1.12534620529417">
            <text:p>1.1253462053</text:p>
          </table:table-cell>
          <table:table-cell office:value-type="float" office:value="2.82481637651769">
            <text:p>2.8248163765</text:p>
          </table:table-cell>
          <table:table-cell office:value-type="float" office:value="0.118012741194228">
            <text:p>0.1180127412</text:p>
          </table:table-cell>
          <table:table-cell office:value-type="float" office:value="0.578112984775933">
            <text:p>0.5781129848</text:p>
          </table:table-cell>
          <table:table-cell/>
          <table:table-cell table:formula="of:=[.E54]/([.C54]/[.D54])" office:value-type="float" office:value="1.12987797601608">
            <text:p>1.129877976</text:p>
          </table:table-cell>
          <table:table-cell table:formula="of:=[.F54]/([.A54]/[.B54])" office:value-type="float" office:value="1.45795910342502">
            <text:p>1.4579591034</text:p>
          </table:table-cell>
        </table:table-row>
        <table:table-row table:style-name="ro1">
          <table:table-cell office:value-type="float" office:value="2.47389685896872">
            <text:p>2.473896859</text:p>
          </table:table-cell>
          <table:table-cell office:value-type="float" office:value="1.0248688040417">
            <text:p>1.024868804</text:p>
          </table:table-cell>
          <table:table-cell office:value-type="float" office:value="1.77460520471195">
            <text:p>1.7746052047</text:p>
          </table:table-cell>
          <table:table-cell office:value-type="float" office:value="1.79216403085374">
            <text:p>1.7921640309</text:p>
          </table:table-cell>
          <table:table-cell office:value-type="float" office:value="0.819139867494699">
            <text:p>0.8191398675</text:p>
          </table:table-cell>
          <table:table-cell office:value-type="float" office:value="3.03578766085552">
            <text:p>3.0357876609</text:p>
          </table:table-cell>
          <table:table-cell office:value-type="float" office:value="0.348047434943796">
            <text:p>0.3480474349</text:p>
          </table:table-cell>
          <table:table-cell office:value-type="float" office:value="0.154887676900331">
            <text:p>0.1548876769</text:p>
          </table:table-cell>
          <table:table-cell/>
          <table:table-cell table:formula="of:=[.E55]/([.C55]/[.D55])" office:value-type="float" office:value="0.827244844579719">
            <text:p>0.8272448446</text:p>
          </table:table-cell>
          <table:table-cell table:formula="of:=[.F55]/([.A55]/[.B55])" office:value-type="float" office:value="1.2576450218715">
            <text:p>1.2576450219</text:p>
          </table:table-cell>
        </table:table-row>
        <table:table-row table:style-name="ro1">
          <table:table-cell office:value-type="float" office:value="2.15109893453824">
            <text:p>2.1510989345</text:p>
          </table:table-cell>
          <table:table-cell office:value-type="float" office:value="2.32762224661541">
            <text:p>2.3276222466</text:p>
          </table:table-cell>
          <table:table-cell office:value-type="float" office:value="2.55973897946986">
            <text:p>2.5597389795</text:p>
          </table:table-cell>
          <table:table-cell office:value-type="float" office:value="2.38712789648544">
            <text:p>2.3871278965</text:p>
          </table:table-cell>
          <table:table-cell office:value-type="float" office:value="0.765479368395135">
            <text:p>0.7654793684</text:p>
          </table:table-cell>
          <table:table-cell office:value-type="float" office:value="1.45064060388312">
            <text:p>1.4506406039</text:p>
          </table:table-cell>
          <table:table-cell office:value-type="float" office:value="0.0617999787656212">
            <text:p>0.0617999788</text:p>
          </table:table-cell>
          <table:table-cell office:value-type="float" office:value="0.476823678960346">
            <text:p>0.476823679</text:p>
          </table:table-cell>
          <table:table-cell/>
          <table:table-cell table:formula="of:=[.E56]/([.C56]/[.D56])" office:value-type="float" office:value="0.713860737026604">
            <text:p>0.713860737</text:p>
          </table:table-cell>
          <table:table-cell table:formula="of:=[.F56]/([.A56]/[.B56])" office:value-type="float" office:value="1.56968295935992">
            <text:p>1.5696829594</text:p>
          </table:table-cell>
        </table:table-row>
        <table:table-row table:style-name="ro1">
          <table:table-cell office:value-type="float" office:value="2.89806165075771">
            <text:p>2.8980616508</text:p>
          </table:table-cell>
          <table:table-cell office:value-type="float" office:value="2.53756795895173">
            <text:p>2.537567959</text:p>
          </table:table-cell>
          <table:table-cell office:value-type="float" office:value="1.12238596292324">
            <text:p>1.1223859629</text:p>
          </table:table-cell>
          <table:table-cell office:value-type="float" office:value="1.56821752831722">
            <text:p>1.5682175283</text:p>
          </table:table-cell>
          <table:table-cell office:value-type="float" office:value="1.25194019508915">
            <text:p>1.2519401951</text:p>
          </table:table-cell>
          <table:table-cell office:value-type="float" office:value="0.687232525922554">
            <text:p>0.6872325259</text:p>
          </table:table-cell>
          <table:table-cell office:value-type="float" office:value="0.16650839646506">
            <text:p>0.1665083965</text:p>
          </table:table-cell>
          <table:table-cell office:value-type="float" office:value="0.273639520002396">
            <text:p>0.27363952</text:p>
          </table:table-cell>
          <table:table-cell/>
          <table:table-cell table:formula="of:=[.E57]/([.C57]/[.D57])" office:value-type="float" office:value="1.74923299399634">
            <text:p>1.749232994</text:p>
          </table:table-cell>
          <table:table-cell table:formula="of:=[.F57]/([.A57]/[.B57])" office:value-type="float" office:value="0.601746770181576">
            <text:p>0.6017467702</text:p>
          </table:table-cell>
        </table:table-row>
        <table:table-row table:style-name="ro1">
          <table:table-cell office:value-type="float" office:value="1.66221608904294">
            <text:p>1.662216089</text:p>
          </table:table-cell>
          <table:table-cell office:value-type="float" office:value="1.29274575984699">
            <text:p>1.2927457598</text:p>
          </table:table-cell>
          <table:table-cell office:value-type="float" office:value="2.61484382749295">
            <text:p>2.6148438275</text:p>
          </table:table-cell>
          <table:table-cell office:value-type="float" office:value="1.59016787660782">
            <text:p>1.5901678766</text:p>
          </table:table-cell>
          <table:table-cell office:value-type="float" office:value="2.78043741216605">
            <text:p>2.7804374122</text:p>
          </table:table-cell>
          <table:table-cell office:value-type="float" office:value="1.78179367429168">
            <text:p>1.7817936743</text:p>
          </table:table-cell>
          <table:table-cell office:value-type="float" office:value="0.18560699142602">
            <text:p>0.1856069914</text:p>
          </table:table-cell>
          <table:table-cell office:value-type="float" office:value="0.0305453312158469">
            <text:p>0.0305453312</text:p>
          </table:table-cell>
          <table:table-cell/>
          <table:table-cell table:formula="of:=[.E58]/([.C58]/[.D58])" office:value-type="float" office:value="1.6908704868941">
            <text:p>1.6908704869</text:p>
          </table:table-cell>
          <table:table-cell table:formula="of:=[.F58]/([.A58]/[.B58])" office:value-type="float" office:value="1.38574414755485">
            <text:p>1.3857441476</text:p>
          </table:table-cell>
        </table:table-row>
        <table:table-row table:style-name="ro1">
          <table:table-cell office:value-type="float" office:value="1.24673587933496">
            <text:p>1.2467358793</text:p>
          </table:table-cell>
          <table:table-cell office:value-type="float" office:value="1.67367074483711">
            <text:p>1.6736707448</text:p>
          </table:table-cell>
          <table:table-cell office:value-type="float" office:value="1.10551886172291">
            <text:p>1.1055188617</text:p>
          </table:table-cell>
          <table:table-cell office:value-type="float" office:value="2.3005059954247">
            <text:p>2.3005059954</text:p>
          </table:table-cell>
          <table:table-cell office:value-type="float" office:value="0.180246912416336">
            <text:p>0.1802469124</text:p>
          </table:table-cell>
          <table:table-cell office:value-type="float" office:value="0.345761051830536">
            <text:p>0.3457610518</text:p>
          </table:table-cell>
          <table:table-cell office:value-type="float" office:value="1.09981899502106">
            <text:p>1.099818995</text:p>
          </table:table-cell>
          <table:table-cell office:value-type="float" office:value="0.345452807862847">
            <text:p>0.3454528079</text:p>
          </table:table-cell>
          <table:table-cell/>
          <table:table-cell table:formula="of:=[.E59]/([.C59]/[.D59])" office:value-type="float" office:value="0.375080984167327">
            <text:p>0.3750809842</text:p>
          </table:table-cell>
          <table:table-cell table:formula="of:=[.F59]/([.A59]/[.B59])" office:value-type="float" office:value="0.464164196077812">
            <text:p>0.4641641961</text:p>
          </table:table-cell>
        </table:table-row>
        <table:table-row table:style-name="ro1">
          <table:table-cell office:value-type="float" office:value="2.3952379205242">
            <text:p>2.3952379205</text:p>
          </table:table-cell>
          <table:table-cell office:value-type="float" office:value="1.47610439009783">
            <text:p>1.4761043901</text:p>
          </table:table-cell>
          <table:table-cell office:value-type="float" office:value="1.60767514380052">
            <text:p>1.6076751438</text:p>
          </table:table-cell>
          <table:table-cell office:value-type="float" office:value="2.46595894799845">
            <text:p>2.465958948</text:p>
          </table:table-cell>
          <table:table-cell office:value-type="float" office:value="1.1094838296921">
            <text:p>1.1094838297</text:p>
          </table:table-cell>
          <table:table-cell office:value-type="float" office:value="0.601977186530096">
            <text:p>0.6019771865</text:p>
          </table:table-cell>
          <table:table-cell office:value-type="float" office:value="0.145904869471092">
            <text:p>0.1459048695</text:p>
          </table:table-cell>
          <table:table-cell office:value-type="float" office:value="0.195584806687825">
            <text:p>0.1955848067</text:p>
          </table:table-cell>
          <table:table-cell/>
          <table:table-cell table:formula="of:=[.E60]/([.C60]/[.D60])" office:value-type="float" office:value="1.70180001105267">
            <text:p>1.7018000111</text:p>
          </table:table-cell>
          <table:table-cell table:formula="of:=[.F60]/([.A60]/[.B60])" office:value-type="float" office:value="0.370978248198971">
            <text:p>0.3709782482</text:p>
          </table:table-cell>
        </table:table-row>
        <table:table-row table:style-name="ro1">
          <table:table-cell office:value-type="float" office:value="2.8580884690667">
            <text:p>2.8580884691</text:p>
          </table:table-cell>
          <table:table-cell office:value-type="float" office:value="1.12496672576525">
            <text:p>1.1249667258</text:p>
          </table:table-cell>
          <table:table-cell office:value-type="float" office:value="2.44258594952644">
            <text:p>2.4425859495</text:p>
          </table:table-cell>
          <table:table-cell office:value-type="float" office:value="2.26215352083657">
            <text:p>2.2621535208</text:p>
          </table:table-cell>
          <table:table-cell office:value-type="float" office:value="0.520587641957447">
            <text:p>0.520587642</text:p>
          </table:table-cell>
          <table:table-cell office:value-type="float" office:value="0.642914619237693">
            <text:p>0.6429146192</text:p>
          </table:table-cell>
          <table:table-cell office:value-type="float" office:value="0.134941387807453">
            <text:p>0.1349413878</text:p>
          </table:table-cell>
          <table:table-cell office:value-type="float" office:value="0.0416503152421858">
            <text:p>0.0416503152</text:p>
          </table:table-cell>
          <table:table-cell/>
          <table:table-cell table:formula="of:=[.E61]/([.C61]/[.D61])" office:value-type="float" office:value="0.482132130247603">
            <text:p>0.4821321302</text:p>
          </table:table-cell>
          <table:table-cell table:formula="of:=[.F61]/([.A61]/[.B61])" office:value-type="float" office:value="0.25305639135328">
            <text:p>0.2530563914</text:p>
          </table:table-cell>
        </table:table-row>
        <table:table-row table:style-name="ro1">
          <table:table-cell office:value-type="float" office:value="2.75600029516779">
            <text:p>2.7560002952</text:p>
          </table:table-cell>
          <table:table-cell office:value-type="float" office:value="1.65288736422215">
            <text:p>1.6528873642</text:p>
          </table:table-cell>
          <table:table-cell office:value-type="float" office:value="2.74438323534298">
            <text:p>2.7443832353</text:p>
          </table:table-cell>
          <table:table-cell office:value-type="float" office:value="1.60641166875437">
            <text:p>1.6064116688</text:p>
          </table:table-cell>
          <table:table-cell office:value-type="float" office:value="1.77988196825047">
            <text:p>1.7798819683</text:p>
          </table:table-cell>
          <table:table-cell office:value-type="float" office:value="1.29232310249454">
            <text:p>1.2923231025</text:p>
          </table:table-cell>
          <table:table-cell office:value-type="float" office:value="0.421118921267073">
            <text:p>0.4211189213</text:p>
          </table:table-cell>
          <table:table-cell office:value-type="float" office:value="0.173765078086993">
            <text:p>0.1737650781</text:p>
          </table:table-cell>
          <table:table-cell/>
          <table:table-cell table:formula="of:=[.E62]/([.C62]/[.D62])" office:value-type="float" office:value="1.04184544125657">
            <text:p>1.0418454413</text:p>
          </table:table-cell>
          <table:table-cell table:formula="of:=[.F62]/([.A62]/[.B62])" office:value-type="float" office:value="0.775059614598316">
            <text:p>0.7750596146</text:p>
          </table:table-cell>
        </table:table-row>
        <table:table-row table:style-name="ro1">
          <table:table-cell office:value-type="float" office:value="2.76379128907052">
            <text:p>2.7637912891</text:p>
          </table:table-cell>
          <table:table-cell office:value-type="float" office:value="2.13561137352866">
            <text:p>2.1356113735</text:p>
          </table:table-cell>
          <table:table-cell office:value-type="float" office:value="1.33848241732385">
            <text:p>1.3384824173</text:p>
          </table:table-cell>
          <table:table-cell office:value-type="float" office:value="1.09786424697277">
            <text:p>1.097864247</text:p>
          </table:table-cell>
          <table:table-cell office:value-type="float" office:value="0.994616938346887">
            <text:p>0.9946169383</text:p>
          </table:table-cell>
          <table:table-cell office:value-type="float" office:value="0.773803925280169">
            <text:p>0.7738039253</text:p>
          </table:table-cell>
          <table:table-cell office:value-type="float" office:value="0.219205937527424">
            <text:p>0.2192059375</text:p>
          </table:table-cell>
          <table:table-cell office:value-type="float" office:value="1.05529901663865">
            <text:p>1.0552990166</text:p>
          </table:table-cell>
          <table:table-cell/>
          <table:table-cell table:formula="of:=[.E63]/([.C63]/[.D63])" office:value-type="float" office:value="0.815815256077708">
            <text:p>0.8158152561</text:p>
          </table:table-cell>
          <table:table-cell table:formula="of:=[.F63]/([.A63]/[.B63])" office:value-type="float" office:value="0.597926648891498">
            <text:p>0.5979266489</text:p>
          </table:table-cell>
        </table:table-row>
        <table:table-row table:style-name="ro1">
          <table:table-cell office:value-type="float" office:value="1.53271821445446">
            <text:p>1.5327182145</text:p>
          </table:table-cell>
          <table:table-cell office:value-type="float" office:value="1.87297383363963">
            <text:p>1.8729738336</text:p>
          </table:table-cell>
          <table:table-cell office:value-type="float" office:value="2.52949723020638">
            <text:p>2.5294972302</text:p>
          </table:table-cell>
          <table:table-cell office:value-type="float" office:value="1.61290794918915">
            <text:p>1.6129079492</text:p>
          </table:table-cell>
          <table:table-cell office:value-type="float" office:value="1.88105220802873">
            <text:p>1.881052208</text:p>
          </table:table-cell>
          <table:table-cell office:value-type="float" office:value="0.578512773361177">
            <text:p>0.5785127734</text:p>
          </table:table-cell>
          <table:table-cell office:value-type="float" office:value="0.488759736356255">
            <text:p>0.4887597364</text:p>
          </table:table-cell>
          <table:table-cell office:value-type="float" office:value="0.134150601292568">
            <text:p>0.1341506013</text:p>
          </table:table-cell>
          <table:table-cell/>
          <table:table-cell table:formula="of:=[.E64]/([.C64]/[.D64])" office:value-type="float" office:value="1.19943363564063">
            <text:p>1.1994336356</text:p>
          </table:table-cell>
          <table:table-cell table:formula="of:=[.F64]/([.A64]/[.B64])" office:value-type="float" office:value="0.706939655778438">
            <text:p>0.7069396558</text:p>
          </table:table-cell>
        </table:table-row>
        <table:table-row table:style-name="ro1">
          <table:table-cell office:value-type="float" office:value="2.74098543065646">
            <text:p>2.7409854307</text:p>
          </table:table-cell>
          <table:table-cell office:value-type="float" office:value="1.77219688928323">
            <text:p>1.7721968893</text:p>
          </table:table-cell>
          <table:table-cell office:value-type="float" office:value="2.35635159879753">
            <text:p>2.3563515988</text:p>
          </table:table-cell>
          <table:table-cell office:value-type="float" office:value="1.13912894583267">
            <text:p>1.1391289458</text:p>
          </table:table-cell>
          <table:table-cell office:value-type="float" office:value="1.38496580079304">
            <text:p>1.3849658008</text:p>
          </table:table-cell>
          <table:table-cell office:value-type="float" office:value="2.35466129849716">
            <text:p>2.3546612985</text:p>
          </table:table-cell>
          <table:table-cell office:value-type="float" office:value="0.0949955628710304">
            <text:p>0.0949955629</text:p>
          </table:table-cell>
          <table:table-cell office:value-type="float" office:value="0.0781893449528356">
            <text:p>0.078189345</text:p>
          </table:table-cell>
          <table:table-cell/>
          <table:table-cell table:formula="of:=[.E65]/([.C65]/[.D65])" office:value-type="float" office:value="0.669532778332728">
            <text:p>0.6695327783</text:p>
          </table:table-cell>
          <table:table-cell table:formula="of:=[.F65]/([.A65]/[.B65])" office:value-type="float" office:value="1.52241722332427">
            <text:p>1.5224172233</text:p>
          </table:table-cell>
        </table:table-row>
        <table:table-row table:style-name="ro1">
          <table:table-cell office:value-type="float" office:value="2.44257540229828">
            <text:p>2.4425754023</text:p>
          </table:table-cell>
          <table:table-cell office:value-type="float" office:value="1.68412372408627">
            <text:p>1.6841237241</text:p>
          </table:table-cell>
          <table:table-cell office:value-type="float" office:value="2.81357774222902">
            <text:p>2.8135777422</text:p>
          </table:table-cell>
          <table:table-cell office:value-type="float" office:value="1.53631018127143">
            <text:p>1.5363101813</text:p>
          </table:table-cell>
          <table:table-cell office:value-type="float" office:value="3.10007505030179">
            <text:p>3.1000750503</text:p>
          </table:table-cell>
          <table:table-cell office:value-type="float" office:value="0.608386544693005">
            <text:p>0.6083865447</text:p>
          </table:table-cell>
          <table:table-cell office:value-type="float" office:value="0.179628196124398">
            <text:p>0.1796281961</text:p>
          </table:table-cell>
          <table:table-cell office:value-type="float" office:value="0.212521138664455">
            <text:p>0.2125211387</text:p>
          </table:table-cell>
          <table:table-cell/>
          <table:table-cell table:formula="of:=[.E66]/([.C66]/[.D66])" office:value-type="float" office:value="1.69274756158364">
            <text:p>1.6927475616</text:p>
          </table:table-cell>
          <table:table-cell table:formula="of:=[.F66]/([.A66]/[.B66])" office:value-type="float" office:value="0.419474548203626">
            <text:p>0.4194745482</text:p>
          </table:table-cell>
        </table:table-row>
        <table:table-row table:style-name="ro1">
          <table:table-cell office:value-type="float" office:value="2.50637452095113">
            <text:p>2.506374521</text:p>
          </table:table-cell>
          <table:table-cell office:value-type="float" office:value="2.42392122253027">
            <text:p>2.4239212225</text:p>
          </table:table-cell>
          <table:table-cell office:value-type="float" office:value="1.93212865895225">
            <text:p>1.932128659</text:p>
          </table:table-cell>
          <table:table-cell office:value-type="float" office:value="1.65314887401329">
            <text:p>1.653148874</text:p>
          </table:table-cell>
          <table:table-cell office:value-type="float" office:value="0.386283543072274">
            <text:p>0.3862835431</text:p>
          </table:table-cell>
          <table:table-cell office:value-type="float" office:value="1.42317375394732">
            <text:p>1.4231737539</text:p>
          </table:table-cell>
          <table:table-cell office:value-type="float" office:value="0.276443755278224">
            <text:p>0.2764437553</text:p>
          </table:table-cell>
          <table:table-cell office:value-type="float" office:value="0.293740669972948">
            <text:p>0.29374067</text:p>
          </table:table-cell>
          <table:table-cell/>
          <table:table-cell table:formula="of:=[.E67]/([.C67]/[.D67])" office:value-type="float" office:value="0.330508116693473">
            <text:p>0.3305081167</text:p>
          </table:table-cell>
          <table:table-cell table:formula="of:=[.F67]/([.A67]/[.B67])" office:value-type="float" office:value="1.37635498474182">
            <text:p>1.3763549847</text:p>
          </table:table-cell>
        </table:table-row>
        <table:table-row table:style-name="ro1">
          <table:table-cell office:value-type="float" office:value="1.58727522407997">
            <text:p>1.5872752241</text:p>
          </table:table-cell>
          <table:table-cell office:value-type="float" office:value="1.08100109923678">
            <text:p>1.0810010992</text:p>
          </table:table-cell>
          <table:table-cell office:value-type="float" office:value="1.19795850673595">
            <text:p>1.1979585067</text:p>
          </table:table-cell>
          <table:table-cell office:value-type="float" office:value="1.30295931561988">
            <text:p>1.3029593156</text:p>
          </table:table-cell>
          <table:table-cell office:value-type="float" office:value="0.462305267328017">
            <text:p>0.4623052673</text:p>
          </table:table-cell>
          <table:table-cell office:value-type="float" office:value="0.507422670451959">
            <text:p>0.5074226705</text:p>
          </table:table-cell>
          <table:table-cell office:value-type="float" office:value="0.35241732076966">
            <text:p>0.3524173208</text:p>
          </table:table-cell>
          <table:table-cell office:value-type="float" office:value="0.0113491177456226">
            <text:p>0.0113491177</text:p>
          </table:table-cell>
          <table:table-cell/>
          <table:table-cell table:formula="of:=[.E68]/([.C68]/[.D68])" office:value-type="float" office:value="0.502826225898615">
            <text:p>0.5028262259</text:p>
          </table:table-cell>
          <table:table-cell table:formula="of:=[.F68]/([.A68]/[.B68])" office:value-type="float" office:value="0.345576152273258">
            <text:p>0.3455761523</text:p>
          </table:table-cell>
        </table:table-row>
        <table:table-row table:style-name="ro1">
          <table:table-cell office:value-type="float" office:value="2.23982157522804">
            <text:p>2.2398215752</text:p>
          </table:table-cell>
          <table:table-cell office:value-type="float" office:value="2.4264095637139">
            <text:p>2.4264095637</text:p>
          </table:table-cell>
          <table:table-cell office:value-type="float" office:value="1.5503558183789">
            <text:p>1.5503558184</text:p>
          </table:table-cell>
          <table:table-cell office:value-type="float" office:value="1.99156082188318">
            <text:p>1.9915608219</text:p>
          </table:table-cell>
          <table:table-cell office:value-type="float" office:value="0.16724374261492">
            <text:p>0.1672437426</text:p>
          </table:table-cell>
          <table:table-cell office:value-type="float" office:value="1.47108790752159">
            <text:p>1.4710879075</text:p>
          </table:table-cell>
          <table:table-cell office:value-type="float" office:value="0.528539719928643">
            <text:p>0.5285397199</text:p>
          </table:table-cell>
          <table:table-cell office:value-type="float" office:value="0.267980640555936">
            <text:p>0.2679806406</text:p>
          </table:table-cell>
          <table:table-cell/>
          <table:table-cell table:formula="of:=[.E69]/([.C69]/[.D69])" office:value-type="float" office:value="0.214838478721139">
            <text:p>0.2148384787</text:p>
          </table:table-cell>
          <table:table-cell table:formula="of:=[.F69]/([.A69]/[.B69])" office:value-type="float" office:value="1.59363665720152">
            <text:p>1.5936366572</text:p>
          </table:table-cell>
        </table:table-row>
        <table:table-row table:style-name="ro1">
          <table:table-cell office:value-type="float" office:value="1.59644659077583">
            <text:p>1.5964465908</text:p>
          </table:table-cell>
          <table:table-cell office:value-type="float" office:value="1.66858927284767">
            <text:p>1.6685892728</text:p>
          </table:table-cell>
          <table:table-cell office:value-type="float" office:value="2.23967227304339">
            <text:p>2.239672273</text:p>
          </table:table-cell>
          <table:table-cell office:value-type="float" office:value="2.70578072299519">
            <text:p>2.705780723</text:p>
          </table:table-cell>
          <table:table-cell office:value-type="float" office:value="1.15374464695886">
            <text:p>1.153744647</text:p>
          </table:table-cell>
          <table:table-cell office:value-type="float" office:value="0.49852949954482">
            <text:p>0.4985294995</text:p>
          </table:table-cell>
          <table:table-cell office:value-type="float" office:value="0.382790318179316">
            <text:p>0.3827903182</text:p>
          </table:table-cell>
          <table:table-cell office:value-type="float" office:value="0.290173348735118">
            <text:p>0.2901733487</text:p>
          </table:table-cell>
          <table:table-cell/>
          <table:table-cell table:formula="of:=[.E70]/([.C70]/[.D70])" office:value-type="float" office:value="1.39385572727483">
            <text:p>1.3938557273</text:p>
          </table:table-cell>
          <table:table-cell table:formula="of:=[.F70]/([.A70]/[.B70])" office:value-type="float" office:value="0.521057816744343">
            <text:p>0.5210578167</text:p>
          </table:table-cell>
        </table:table-row>
        <table:table-row table:style-name="ro1">
          <table:table-cell office:value-type="float" office:value="1.2068953244979">
            <text:p>1.2068953245</text:p>
          </table:table-cell>
          <table:table-cell office:value-type="float" office:value="1.82691042070599">
            <text:p>1.8269104207</text:p>
          </table:table-cell>
          <table:table-cell office:value-type="float" office:value="1.42148432062077">
            <text:p>1.4214843206</text:p>
          </table:table-cell>
          <table:table-cell office:value-type="float" office:value="1.36654001025788">
            <text:p>1.3665400103</text:p>
          </table:table-cell>
          <table:table-cell office:value-type="float" office:value="0.217761094299654">
            <text:p>0.2177610943</text:p>
          </table:table-cell>
          <table:table-cell office:value-type="float" office:value="0.945750238947101">
            <text:p>0.9457502389</text:p>
          </table:table-cell>
          <table:table-cell office:value-type="float" office:value="0.186003839004589">
            <text:p>0.186003839</text:p>
          </table:table-cell>
          <table:table-cell office:value-type="float" office:value="0.0438112834579579">
            <text:p>0.0438112835</text:p>
          </table:table-cell>
          <table:table-cell/>
          <table:table-cell table:formula="of:=[.E71]/([.C71]/[.D71])" office:value-type="float" office:value="0.20934402421552">
            <text:p>0.2093440242</text:p>
          </table:table-cell>
          <table:table-cell table:formula="of:=[.F71]/([.A71]/[.B71])" office:value-type="float" office:value="1.43160797116887">
            <text:p>1.4316079712</text:p>
          </table:table-cell>
        </table:table-row>
        <table:table-row table:style-name="ro1">
          <table:table-cell office:value-type="float" office:value="2.25353517348577">
            <text:p>2.2535351735</text:p>
          </table:table-cell>
          <table:table-cell office:value-type="float" office:value="2.6732398102401">
            <text:p>2.6732398102</text:p>
          </table:table-cell>
          <table:table-cell office:value-type="float" office:value="2.06660690301406">
            <text:p>2.066606903</text:p>
          </table:table-cell>
          <table:table-cell office:value-type="float" office:value="2.45414781451884">
            <text:p>2.4541478145</text:p>
          </table:table-cell>
          <table:table-cell office:value-type="float" office:value="1.31393445529337">
            <text:p>1.3139344553</text:p>
          </table:table-cell>
          <table:table-cell office:value-type="float" office:value="0.866996441088034">
            <text:p>0.8669964411</text:p>
          </table:table-cell>
          <table:table-cell office:value-type="float" office:value="0.45562494721472">
            <text:p>0.4556249472</text:p>
          </table:table-cell>
          <table:table-cell office:value-type="float" office:value="0.495726690623617">
            <text:p>0.4957266906</text:p>
          </table:table-cell>
          <table:table-cell/>
          <table:table-cell table:formula="of:=[.E72]/([.C72]/[.D72])" office:value-type="float" office:value="1.5603303014116">
            <text:p>1.5603303014</text:p>
          </table:table-cell>
          <table:table-cell table:formula="of:=[.F72]/([.A72]/[.B72])" office:value-type="float" office:value="1.02846826129987">
            <text:p>1.0284682613</text:p>
          </table:table-cell>
        </table:table-row>
        <table:table-row table:style-name="ro1">
          <table:table-cell office:value-type="float" office:value="1.97995948837137">
            <text:p>1.9799594884</text:p>
          </table:table-cell>
          <table:table-cell office:value-type="float" office:value="2.19755286779141">
            <text:p>2.1975528678</text:p>
          </table:table-cell>
          <table:table-cell office:value-type="float" office:value="2.43840428229347">
            <text:p>2.4384042823</text:p>
          </table:table-cell>
          <table:table-cell office:value-type="float" office:value="2.68797208354248">
            <text:p>2.6879720835</text:p>
          </table:table-cell>
          <table:table-cell office:value-type="float" office:value="0.753870061281451">
            <text:p>0.7538700613</text:p>
          </table:table-cell>
          <table:table-cell office:value-type="float" office:value="0.385455539682022">
            <text:p>0.3854555397</text:p>
          </table:table-cell>
          <table:table-cell office:value-type="float" office:value="0.335289879996186">
            <text:p>0.33528988</text:p>
          </table:table-cell>
          <table:table-cell office:value-type="float" office:value="0.287872653931626">
            <text:p>0.2878726539</text:p>
          </table:table-cell>
          <table:table-cell/>
          <table:table-cell table:formula="of:=[.E73]/([.C73]/[.D73])" office:value-type="float" office:value="0.831027772571438">
            <text:p>0.8310277726</text:p>
          </table:table-cell>
          <table:table-cell table:formula="of:=[.F73]/([.A73]/[.B73])" office:value-type="float" office:value="0.427816292004574">
            <text:p>0.427816292</text:p>
          </table:table-cell>
        </table:table-row>
        <table:table-row table:style-name="ro1">
          <table:table-cell office:value-type="float" office:value="2.49510033777687">
            <text:p>2.4951003378</text:p>
          </table:table-cell>
          <table:table-cell office:value-type="float" office:value="1.07652329098271">
            <text:p>1.076523291</text:p>
          </table:table-cell>
          <table:table-cell office:value-type="float" office:value="1.92873263122921">
            <text:p>1.9287326312</text:p>
          </table:table-cell>
          <table:table-cell office:value-type="float" office:value="1.10869551734472">
            <text:p>1.1086955173</text:p>
          </table:table-cell>
          <table:table-cell office:value-type="float" office:value="0.397745986020506">
            <text:p>0.397745986</text:p>
          </table:table-cell>
          <table:table-cell office:value-type="float" office:value="3.96840632878703">
            <text:p>3.9684063288</text:p>
          </table:table-cell>
          <table:table-cell office:value-type="float" office:value="0.271812854570474">
            <text:p>0.2718128546</text:p>
          </table:table-cell>
          <table:table-cell office:value-type="float" office:value="0.00856804372798392">
            <text:p>0.0085680437</text:p>
          </table:table-cell>
          <table:table-cell/>
          <table:table-cell table:formula="of:=[.E74]/([.C74]/[.D74])" office:value-type="float" office:value="0.228636766238433">
            <text:p>0.2286367662</text:p>
          </table:table-cell>
          <table:table-cell table:formula="of:=[.F74]/([.A74]/[.B74])" office:value-type="float" office:value="1.7121883943268">
            <text:p>1.7121883943</text:p>
          </table:table-cell>
        </table:table-row>
        <table:table-row table:style-name="ro1">
          <table:table-cell office:value-type="float" office:value="1.96174474757246">
            <text:p>1.9617447476</text:p>
          </table:table-cell>
          <table:table-cell office:value-type="float" office:value="2.4923858584335">
            <text:p>2.4923858584</text:p>
          </table:table-cell>
          <table:table-cell office:value-type="float" office:value="1.79077435601073">
            <text:p>1.790774356</text:p>
          </table:table-cell>
          <table:table-cell office:value-type="float" office:value="1.97200792980008">
            <text:p>1.9720079298</text:p>
          </table:table-cell>
          <table:table-cell office:value-type="float" office:value="0.35378010494614">
            <text:p>0.3537801049</text:p>
          </table:table-cell>
          <table:table-cell office:value-type="float" office:value="1.04424770947819">
            <text:p>1.0442477095</text:p>
          </table:table-cell>
          <table:table-cell office:value-type="float" office:value="0.234145700659585">
            <text:p>0.2341457007</text:p>
          </table:table-cell>
          <table:table-cell office:value-type="float" office:value="0.0281542050271574">
            <text:p>0.028154205</text:p>
          </table:table-cell>
          <table:table-cell/>
          <table:table-cell table:formula="of:=[.E75]/([.C75]/[.D75])" office:value-type="float" office:value="0.389584075747795">
            <text:p>0.3895840757</text:p>
          </table:table-cell>
          <table:table-cell table:formula="of:=[.F75]/([.A75]/[.B75])" office:value-type="float" office:value="1.32671094291225">
            <text:p>1.3267109429</text:p>
          </table:table-cell>
        </table:table-row>
        <table:table-row table:style-name="ro1">
          <table:table-cell office:value-type="float" office:value="1.494448268085">
            <text:p>1.4944482681</text:p>
          </table:table-cell>
          <table:table-cell office:value-type="float" office:value="2.00796732167153">
            <text:p>2.0079673217</text:p>
          </table:table-cell>
          <table:table-cell office:value-type="float" office:value="2.0155005217602">
            <text:p>2.0155005218</text:p>
          </table:table-cell>
          <table:table-cell office:value-type="float" office:value="2.4128070321925">
            <text:p>2.4128070322</text:p>
          </table:table-cell>
          <table:table-cell office:value-type="float" office:value="0.311957272220989">
            <text:p>0.3119572722</text:p>
          </table:table-cell>
          <table:table-cell office:value-type="float" office:value="1.06630574564215">
            <text:p>1.0663057456</text:p>
          </table:table-cell>
          <table:table-cell office:value-type="float" office:value="0.451155986815309">
            <text:p>0.4511559868</text:p>
          </table:table-cell>
          <table:table-cell office:value-type="float" office:value="0.382046466098872">
            <text:p>0.3820464661</text:p>
          </table:table-cell>
          <table:table-cell/>
          <table:table-cell table:formula="of:=[.E76]/([.C76]/[.D76])" office:value-type="float" office:value="0.37345199965567">
            <text:p>0.3734519997</text:p>
          </table:table-cell>
          <table:table-cell table:formula="of:=[.F76]/([.A76]/[.B76])" office:value-type="float" office:value="1.43270739970388">
            <text:p>1.4327073997</text:p>
          </table:table-cell>
        </table:table-row>
        <table:table-row table:style-name="ro1">
          <table:table-cell office:value-type="float" office:value="2.32316178051902">
            <text:p>2.3231617805</text:p>
          </table:table-cell>
          <table:table-cell office:value-type="float" office:value="2.89631268563509">
            <text:p>2.8963126856</text:p>
          </table:table-cell>
          <table:table-cell office:value-type="float" office:value="1.61941573332037">
            <text:p>1.6194157333</text:p>
          </table:table-cell>
          <table:table-cell office:value-type="float" office:value="1.17389251672378">
            <text:p>1.1738925167</text:p>
          </table:table-cell>
          <table:table-cell office:value-type="float" office:value="1.49375437412817">
            <text:p>1.4937543741</text:p>
          </table:table-cell>
          <table:table-cell office:value-type="float" office:value="1.40914202873414">
            <text:p>1.4091420287</text:p>
          </table:table-cell>
          <table:table-cell office:value-type="float" office:value="0.129554357723117">
            <text:p>0.1295543577</text:p>
          </table:table-cell>
          <table:table-cell office:value-type="float" office:value="0.823629543445494">
            <text:p>0.8236295434</text:p>
          </table:table-cell>
          <table:table-cell/>
          <table:table-cell table:formula="of:=[.E77]/([.C77]/[.D77])" office:value-type="float" office:value="1.08280230056625">
            <text:p>1.0828023006</text:p>
          </table:table-cell>
          <table:table-cell table:formula="of:=[.F77]/([.A77]/[.B77])" office:value-type="float" office:value="1.75679368002191">
            <text:p>1.75679368</text:p>
          </table:table-cell>
        </table:table-row>
        <table:table-row table:style-name="ro1">
          <table:table-cell office:value-type="float" office:value="2.29396789953763">
            <text:p>2.2939678995</text:p>
          </table:table-cell>
          <table:table-cell office:value-type="float" office:value="2.06988817037544">
            <text:p>2.0698881704</text:p>
          </table:table-cell>
          <table:table-cell office:value-type="float" office:value="1.83070077972054">
            <text:p>1.8307007797</text:p>
          </table:table-cell>
          <table:table-cell office:value-type="float" office:value="2.18003005216831">
            <text:p>2.1800300522</text:p>
          </table:table-cell>
          <table:table-cell office:value-type="float" office:value="1.34000525020821">
            <text:p>1.3400052502</text:p>
          </table:table-cell>
          <table:table-cell office:value-type="float" office:value="0.295193095726311">
            <text:p>0.2951930957</text:p>
          </table:table-cell>
          <table:table-cell office:value-type="float" office:value="0.268862473210303">
            <text:p>0.2688624732</text:p>
          </table:table-cell>
          <table:table-cell office:value-type="float" office:value="0.201399663520373">
            <text:p>0.2013996635</text:p>
          </table:table-cell>
          <table:table-cell/>
          <table:table-cell table:formula="of:=[.E78]/([.C78]/[.D78])" office:value-type="float" office:value="1.59570135539198">
            <text:p>1.5957013554</text:p>
          </table:table-cell>
          <table:table-cell table:formula="of:=[.F78]/([.A78]/[.B78])" office:value-type="float" office:value="0.266357997835781">
            <text:p>0.2663579978</text:p>
          </table:table-cell>
        </table:table-row>
        <table:table-row table:style-name="ro1">
          <table:table-cell office:value-type="float" office:value="1.98372261178853">
            <text:p>1.9837226118</text:p>
          </table:table-cell>
          <table:table-cell office:value-type="float" office:value="1.1892116368698">
            <text:p>1.1892116369</text:p>
          </table:table-cell>
          <table:table-cell office:value-type="float" office:value="2.87792264105655">
            <text:p>2.8779226411</text:p>
          </table:table-cell>
          <table:table-cell office:value-type="float" office:value="1.73800673742686">
            <text:p>1.7380067374</text:p>
          </table:table-cell>
          <table:table-cell office:value-type="float" office:value="1.5381283666008">
            <text:p>1.5381283666</text:p>
          </table:table-cell>
          <table:table-cell office:value-type="float" office:value="0.811214098667639">
            <text:p>0.8112140987</text:p>
          </table:table-cell>
          <table:table-cell office:value-type="float" office:value="0.0234848707968597">
            <text:p>0.0234848708</text:p>
          </table:table-cell>
          <table:table-cell office:value-type="float" office:value="0.11561540406482">
            <text:p>0.1156154041</text:p>
          </table:table-cell>
          <table:table-cell/>
          <table:table-cell table:formula="of:=[.E79]/([.C79]/[.D79])" office:value-type="float" office:value="0.92889135588375">
            <text:p>0.9288913559</text:p>
          </table:table-cell>
          <table:table-cell table:formula="of:=[.F79]/([.A79]/[.B79])" office:value-type="float" office:value="0.486310555919218">
            <text:p>0.4863105559</text:p>
          </table:table-cell>
        </table:table-row>
        <table:table-row table:style-name="ro1">
          <table:table-cell office:value-type="float" office:value="1.3025511569821">
            <text:p>1.302551157</text:p>
          </table:table-cell>
          <table:table-cell office:value-type="float" office:value="2.51165718562513">
            <text:p>2.5116571856</text:p>
          </table:table-cell>
          <table:table-cell office:value-type="float" office:value="2.54694668927553">
            <text:p>2.5469466893</text:p>
          </table:table-cell>
          <table:table-cell office:value-type="float" office:value="2.27314563434252">
            <text:p>2.2731456343</text:p>
          </table:table-cell>
          <table:table-cell office:value-type="float" office:value="1.66185908471005">
            <text:p>1.6618590847</text:p>
          </table:table-cell>
          <table:table-cell office:value-type="float" office:value="0.87332901595316">
            <text:p>0.873329016</text:p>
          </table:table-cell>
          <table:table-cell office:value-type="float" office:value="0.175293074707404">
            <text:p>0.1752930747</text:p>
          </table:table-cell>
          <table:table-cell office:value-type="float" office:value="0.252157544341818">
            <text:p>0.2521575443</text:p>
          </table:table-cell>
          <table:table-cell/>
          <table:table-cell table:formula="of:=[.E80]/([.C80]/[.D80])" office:value-type="float" office:value="1.48320643663556">
            <text:p>1.4832064366</text:p>
          </table:table-cell>
          <table:table-cell table:formula="of:=[.F80]/([.A80]/[.B80])" office:value-type="float" office:value="1.68400533566439">
            <text:p>1.6840053357</text:p>
          </table:table-cell>
        </table:table-row>
        <table:table-row table:style-name="ro1">
          <table:table-cell office:value-type="float" office:value="1.58093697604767">
            <text:p>1.580936976</text:p>
          </table:table-cell>
          <table:table-cell office:value-type="float" office:value="1.54004379759545">
            <text:p>1.5400437976</text:p>
          </table:table-cell>
          <table:table-cell office:value-type="float" office:value="1.45116609542219">
            <text:p>1.4511660954</text:p>
          </table:table-cell>
          <table:table-cell office:value-type="float" office:value="1.32780133016771">
            <text:p>1.3278013302</text:p>
          </table:table-cell>
          <table:table-cell office:value-type="float" office:value="1.78014097647765">
            <text:p>1.7801409765</text:p>
          </table:table-cell>
          <table:table-cell office:value-type="float" office:value="1.17035516459144">
            <text:p>1.1703551646</text:p>
          </table:table-cell>
          <table:table-cell office:value-type="float" office:value="0.29589980022324">
            <text:p>0.2958998002</text:p>
          </table:table-cell>
          <table:table-cell office:value-type="float" office:value="0.241178999319589">
            <text:p>0.2411789993</text:p>
          </table:table-cell>
          <table:table-cell/>
          <table:table-cell table:formula="of:=[.E81]/([.C81]/[.D81])" office:value-type="float" office:value="1.62880979917423">
            <text:p>1.6288097992</text:p>
          </table:table-cell>
          <table:table-cell table:formula="of:=[.F81]/([.A81]/[.B81])" office:value-type="float" office:value="1.14008226736453">
            <text:p>1.1400822674</text:p>
          </table:table-cell>
        </table:table-row>
        <table:table-row table:style-name="ro1">
          <table:table-cell office:value-type="float" office:value="1.00332919042713">
            <text:p>1.0033291904</text:p>
          </table:table-cell>
          <table:table-cell office:value-type="float" office:value="1.81815079172056">
            <text:p>1.8181507917</text:p>
          </table:table-cell>
          <table:table-cell office:value-type="float" office:value="2.90031820065357">
            <text:p>2.9003182007</text:p>
          </table:table-cell>
          <table:table-cell office:value-type="float" office:value="2.11260207049204">
            <text:p>2.1126020705</text:p>
          </table:table-cell>
          <table:table-cell office:value-type="float" office:value="1.43228252290246">
            <text:p>1.4322825229</text:p>
          </table:table-cell>
          <table:table-cell office:value-type="float" office:value="0.35209804790948">
            <text:p>0.3520980479</text:p>
          </table:table-cell>
          <table:table-cell office:value-type="float" office:value="0.599495454296675">
            <text:p>0.5994954543</text:p>
          </table:table-cell>
          <table:table-cell office:value-type="float" office:value="0.624164962529241">
            <text:p>0.6241649625</text:p>
          </table:table-cell>
          <table:table-cell/>
          <table:table-cell table:formula="of:=[.E82]/([.C82]/[.D82])" office:value-type="float" office:value="1.04327967280674">
            <text:p>1.0432796728</text:p>
          </table:table-cell>
          <table:table-cell table:formula="of:=[.F82]/([.A82]/[.B82])" office:value-type="float" office:value="0.638043177331816">
            <text:p>0.6380431773</text:p>
          </table:table-cell>
        </table:table-row>
        <table:table-row table:style-name="ro1">
          <table:table-cell office:value-type="float" office:value="1.66515460175702">
            <text:p>1.6651546018</text:p>
          </table:table-cell>
          <table:table-cell office:value-type="float" office:value="1.10576094505645">
            <text:p>1.1057609451</text:p>
          </table:table-cell>
          <table:table-cell office:value-type="float" office:value="2.43709209255739">
            <text:p>2.4370920926</text:p>
          </table:table-cell>
          <table:table-cell office:value-type="float" office:value="2.56861619072436">
            <text:p>2.5686161907</text:p>
          </table:table-cell>
          <table:table-cell office:value-type="float" office:value="1.51361344888068">
            <text:p>1.5136134489</text:p>
          </table:table-cell>
          <table:table-cell office:value-type="float" office:value="2.59230482081054">
            <text:p>2.5923048208</text:p>
          </table:table-cell>
          <table:table-cell office:value-type="float" office:value="0.1393073634486">
            <text:p>0.1393073634</text:p>
          </table:table-cell>
          <table:table-cell office:value-type="float" office:value="0.116780450989046">
            <text:p>0.116780451</text:p>
          </table:table-cell>
          <table:table-cell/>
          <table:table-cell table:formula="of:=[.E83]/([.C83]/[.D83])" office:value-type="float" office:value="1.5952995880485">
            <text:p>1.595299588</text:p>
          </table:table-cell>
          <table:table-cell table:formula="of:=[.F83]/([.A83]/[.B83])" office:value-type="float" office:value="1.72144341763176">
            <text:p>1.7214434176</text:p>
          </table:table-cell>
        </table:table-row>
        <table:table-row table:style-name="ro1">
          <table:table-cell office:value-type="float" office:value="1.50615762663361">
            <text:p>1.5061576266</text:p>
          </table:table-cell>
          <table:table-cell office:value-type="float" office:value="2.74093262932307">
            <text:p>2.7409326293</text:p>
          </table:table-cell>
          <table:table-cell office:value-type="float" office:value="2.61060916521149">
            <text:p>2.6106091652</text:p>
          </table:table-cell>
          <table:table-cell office:value-type="float" office:value="1.26649003208917">
            <text:p>1.2664900321</text:p>
          </table:table-cell>
          <table:table-cell office:value-type="float" office:value="1.05152795300913">
            <text:p>1.051527953</text:p>
          </table:table-cell>
          <table:table-cell office:value-type="float" office:value="0.257396367190382">
            <text:p>0.2573963672</text:p>
          </table:table-cell>
          <table:table-cell office:value-type="float" office:value="0.649345553946963">
            <text:p>0.6493455539</text:p>
          </table:table-cell>
          <table:table-cell office:value-type="float" office:value="0.28761285391191">
            <text:p>0.2876128539</text:p>
          </table:table-cell>
          <table:table-cell/>
          <table:table-cell table:formula="of:=[.E84]/([.C84]/[.D84])" office:value-type="float" office:value="0.510129853482417">
            <text:p>0.5101298535</text:p>
          </table:table-cell>
          <table:table-cell table:formula="of:=[.F84]/([.A84]/[.B84])" office:value-type="float" office:value="0.468414519852219">
            <text:p>0.4684145199</text:p>
          </table:table-cell>
        </table:table-row>
        <table:table-row table:style-name="ro1">
          <table:table-cell office:value-type="float" office:value="1.09328194432579">
            <text:p>1.0932819443</text:p>
          </table:table-cell>
          <table:table-cell office:value-type="float" office:value="1.69365525743629">
            <text:p>1.6936552574</text:p>
          </table:table-cell>
          <table:table-cell office:value-type="float" office:value="2.95279123725034">
            <text:p>2.9527912373</text:p>
          </table:table-cell>
          <table:table-cell office:value-type="float" office:value="1.95364305514546">
            <text:p>1.9536430551</text:p>
          </table:table-cell>
          <table:table-cell office:value-type="float" office:value="1.59960490195359">
            <text:p>1.599604902</text:p>
          </table:table-cell>
          <table:table-cell office:value-type="float" office:value="1.14362772268043">
            <text:p>1.1436277227</text:p>
          </table:table-cell>
          <table:table-cell office:value-type="float" office:value="0.217026394704075">
            <text:p>0.2170263947</text:p>
          </table:table-cell>
          <table:table-cell office:value-type="float" office:value="0.276963879164726">
            <text:p>0.2769638792</text:p>
          </table:table-cell>
          <table:table-cell/>
          <table:table-cell table:formula="of:=[.E85]/([.C85]/[.D85])" office:value-type="float" office:value="1.05833997617398">
            <text:p>1.0583399762</text:p>
          </table:table-cell>
          <table:table-cell table:formula="of:=[.F85]/([.A85]/[.B85])" office:value-type="float" office:value="1.77164830638639">
            <text:p>1.7716483064</text:p>
          </table:table-cell>
        </table:table-row>
        <table:table-row table:style-name="ro1">
          <table:table-cell office:value-type="float" office:value="2.97700180857303">
            <text:p>2.9770018086</text:p>
          </table:table-cell>
          <table:table-cell office:value-type="float" office:value="2.14992650651835">
            <text:p>2.1499265065</text:p>
          </table:table-cell>
          <table:table-cell office:value-type="float" office:value="2.83485517177491">
            <text:p>2.8348551718</text:p>
          </table:table-cell>
          <table:table-cell office:value-type="float" office:value="2.57771031911378">
            <text:p>2.5777103191</text:p>
          </table:table-cell>
          <table:table-cell office:value-type="float" office:value="0.828713019096194">
            <text:p>0.8287130191</text:p>
          </table:table-cell>
          <table:table-cell office:value-type="float" office:value="2.14701938283466">
            <text:p>2.1470193828</text:p>
          </table:table-cell>
          <table:table-cell office:value-type="float" office:value="0.0537067875307679">
            <text:p>0.0537067875</text:p>
          </table:table-cell>
          <table:table-cell office:value-type="float" office:value="0.298929254445275">
            <text:p>0.2989292544</text:p>
          </table:table-cell>
          <table:table-cell/>
          <table:table-cell table:formula="of:=[.E86]/([.C86]/[.D86])" office:value-type="float" office:value="0.753541881848844">
            <text:p>0.7535418818</text:p>
          </table:table-cell>
          <table:table-cell table:formula="of:=[.F86]/([.A86]/[.B86])" office:value-type="float" office:value="1.55053109738535">
            <text:p>1.5505310974</text:p>
          </table:table-cell>
        </table:table-row>
        <table:table-row table:style-name="ro1">
          <table:table-cell office:value-type="float" office:value="1.30588173414854">
            <text:p>1.3058817341</text:p>
          </table:table-cell>
          <table:table-cell office:value-type="float" office:value="1.09013390079613">
            <text:p>1.0901339008</text:p>
          </table:table-cell>
          <table:table-cell office:value-type="float" office:value="1.0261735273647">
            <text:p>1.0261735274</text:p>
          </table:table-cell>
          <table:table-cell office:value-type="float" office:value="2.72272829512261">
            <text:p>2.7227282951</text:p>
          </table:table-cell>
          <table:table-cell office:value-type="float" office:value="0.431167411366018">
            <text:p>0.4311674114</text:p>
          </table:table-cell>
          <table:table-cell office:value-type="float" office:value="1.46717270932115">
            <text:p>1.4671727093</text:p>
          </table:table-cell>
          <table:table-cell office:value-type="float" office:value="0.339300145240442">
            <text:p>0.3393001452</text:p>
          </table:table-cell>
          <table:table-cell office:value-type="float" office:value="0.453008230967254">
            <text:p>0.453008231</text:p>
          </table:table-cell>
          <table:table-cell/>
          <table:table-cell table:formula="of:=[.E87]/([.C87]/[.D87])" office:value-type="float" office:value="1.14400896101445">
            <text:p>1.144008961</text:p>
          </table:table-cell>
          <table:table-cell table:formula="of:=[.F87]/([.A87]/[.B87])" office:value-type="float" office:value="1.22477760958709">
            <text:p>1.2247776096</text:p>
          </table:table-cell>
        </table:table-row>
        <table:table-row table:style-name="ro1">
          <table:table-cell office:value-type="float" office:value="1.95742061313122">
            <text:p>1.9574206131</text:p>
          </table:table-cell>
          <table:table-cell office:value-type="float" office:value="2.66831626727633">
            <text:p>2.6683162673</text:p>
          </table:table-cell>
          <table:table-cell office:value-type="float" office:value="2.4244817325028">
            <text:p>2.4244817325</text:p>
          </table:table-cell>
          <table:table-cell office:value-type="float" office:value="1.27113488236029">
            <text:p>1.2711348824</text:p>
          </table:table-cell>
          <table:table-cell office:value-type="float" office:value="2.9123709625033">
            <text:p>2.9123709625</text:p>
          </table:table-cell>
          <table:table-cell office:value-type="float" office:value="1.05007719169191">
            <text:p>1.0500771917</text:p>
          </table:table-cell>
          <table:table-cell office:value-type="float" office:value="0.215892151302249">
            <text:p>0.2158921513</text:p>
          </table:table-cell>
          <table:table-cell office:value-type="float" office:value="0.104936056579533">
            <text:p>0.1049360566</text:p>
          </table:table-cell>
          <table:table-cell/>
          <table:table-cell table:formula="of:=[.E88]/([.C88]/[.D88])" office:value-type="float" office:value="1.52693100186387">
            <text:p>1.5269310019</text:p>
          </table:table-cell>
          <table:table-cell table:formula="of:=[.F88]/([.A88]/[.B88])" office:value-type="float" office:value="1.43144403082851">
            <text:p>1.4314440308</text:p>
          </table:table-cell>
        </table:table-row>
        <table:table-row table:style-name="ro1">
          <table:table-cell office:value-type="float" office:value="1.62287000409461">
            <text:p>1.6228700041</text:p>
          </table:table-cell>
          <table:table-cell office:value-type="float" office:value="1.2226978848794">
            <text:p>1.2226978849</text:p>
          </table:table-cell>
          <table:table-cell office:value-type="float" office:value="1.94263412102248">
            <text:p>1.942634121</text:p>
          </table:table-cell>
          <table:table-cell office:value-type="float" office:value="1.34393156522137">
            <text:p>1.3439315652</text:p>
          </table:table-cell>
          <table:table-cell office:value-type="float" office:value="2.46690771169037">
            <text:p>2.4669077117</text:p>
          </table:table-cell>
          <table:table-cell office:value-type="float" office:value="0.850511638685846">
            <text:p>0.8505116387</text:p>
          </table:table-cell>
          <table:table-cell office:value-type="float" office:value="0.0382022838085324">
            <text:p>0.0382022838</text:p>
          </table:table-cell>
          <table:table-cell office:value-type="float" office:value="0.373055597420077">
            <text:p>0.3730555974</text:p>
          </table:table-cell>
          <table:table-cell/>
          <table:table-cell table:formula="of:=[.E89]/([.C89]/[.D89])" office:value-type="float" office:value="1.70662869881216">
            <text:p>1.7066286988</text:p>
          </table:table-cell>
          <table:table-cell table:formula="of:=[.F89]/([.A89]/[.B89])" office:value-type="float" office:value="0.640789945628862">
            <text:p>0.6407899456</text:p>
          </table:table-cell>
        </table:table-row>
        <table:table-row table:style-name="ro1">
          <table:table-cell office:value-type="float" office:value="1.96576639309794">
            <text:p>1.9657663931</text:p>
          </table:table-cell>
          <table:table-cell office:value-type="float" office:value="2.0276696900966">
            <text:p>2.0276696901</text:p>
          </table:table-cell>
          <table:table-cell office:value-type="float" office:value="2.06046339360087">
            <text:p>2.0604633936</text:p>
          </table:table-cell>
          <table:table-cell office:value-type="float" office:value="1.46932211819539">
            <text:p>1.4693221182</text:p>
          </table:table-cell>
          <table:table-cell office:value-type="float" office:value="0.754419415643194">
            <text:p>0.7544194156</text:p>
          </table:table-cell>
          <table:table-cell office:value-type="float" office:value="1.40790064754618">
            <text:p>1.4079006475</text:p>
          </table:table-cell>
          <table:table-cell office:value-type="float" office:value="0.0567852717266529">
            <text:p>0.0567852717</text:p>
          </table:table-cell>
          <table:table-cell office:value-type="float" office:value="0.330447470068978">
            <text:p>0.3304474701</text:p>
          </table:table-cell>
          <table:table-cell/>
          <table:table-cell table:formula="of:=[.E90]/([.C90]/[.D90])" office:value-type="float" office:value="0.537978562124996">
            <text:p>0.5379785621</text:p>
          </table:table-cell>
          <table:table-cell table:formula="of:=[.F90]/([.A90]/[.B90])" office:value-type="float" office:value="1.45223637952108">
            <text:p>1.4522363795</text:p>
          </table:table-cell>
        </table:table-row>
        <table:table-row table:style-name="ro1">
          <table:table-cell office:value-type="float" office:value="2.96905314641495">
            <text:p>2.9690531464</text:p>
          </table:table-cell>
          <table:table-cell office:value-type="float" office:value="2.19486812092125">
            <text:p>2.1948681209</text:p>
          </table:table-cell>
          <table:table-cell office:value-type="float" office:value="2.37722761248109">
            <text:p>2.3772276125</text:p>
          </table:table-cell>
          <table:table-cell office:value-type="float" office:value="1.20041527422164">
            <text:p>1.2004152742</text:p>
          </table:table-cell>
          <table:table-cell office:value-type="float" office:value="2.99522674502799">
            <text:p>2.995226745</text:p>
          </table:table-cell>
          <table:table-cell office:value-type="float" office:value="2.30820560499172">
            <text:p>2.308205605</text:p>
          </table:table-cell>
          <table:table-cell office:value-type="float" office:value="0.0657290008020577">
            <text:p>0.0657290008</text:p>
          </table:table-cell>
          <table:table-cell office:value-type="float" office:value="0.013792053625228">
            <text:p>0.0137920536</text:p>
          </table:table-cell>
          <table:table-cell/>
          <table:table-cell table:formula="of:=[.E91]/([.C91]/[.D91])" office:value-type="float" office:value="1.51248282478772">
            <text:p>1.5124828248</text:p>
          </table:table-cell>
          <table:table-cell table:formula="of:=[.F91]/([.A91]/[.B91])" office:value-type="float" office:value="1.70633755917956">
            <text:p>1.7063375592</text:p>
          </table:table-cell>
        </table:table-row>
        <table:table-row table:style-name="ro1">
          <table:table-cell office:value-type="float" office:value="1.31786576393892">
            <text:p>1.3178657639</text:p>
          </table:table-cell>
          <table:table-cell office:value-type="float" office:value="1.94514405492001">
            <text:p>1.9451440549</text:p>
          </table:table-cell>
          <table:table-cell office:value-type="float" office:value="1.62776325020369">
            <text:p>1.6277632502</text:p>
          </table:table-cell>
          <table:table-cell office:value-type="float" office:value="2.74193595430904">
            <text:p>2.7419359543</text:p>
          </table:table-cell>
          <table:table-cell office:value-type="float" office:value="0.432004312541883">
            <text:p>0.4320043125</text:p>
          </table:table-cell>
          <table:table-cell office:value-type="float" office:value="0.81734762774245">
            <text:p>0.8173476277</text:p>
          </table:table-cell>
          <table:table-cell office:value-type="float" office:value="0.478650163305215">
            <text:p>0.4786501633</text:p>
          </table:table-cell>
          <table:table-cell office:value-type="float" office:value="0.0803199460737303">
            <text:p>0.0803199461</text:p>
          </table:table-cell>
          <table:table-cell/>
          <table:table-cell table:formula="of:=[.E92]/([.C92]/[.D92])" office:value-type="float" office:value="0.72770297328369">
            <text:p>0.7277029733</text:p>
          </table:table-cell>
          <table:table-cell table:formula="of:=[.F92]/([.A92]/[.B92])" office:value-type="float" office:value="1.20638908939734">
            <text:p>1.2063890894</text:p>
          </table:table-cell>
        </table:table-row>
        <table:table-row table:style-name="ro1">
          <table:table-cell office:value-type="float" office:value="2.69191693779636">
            <text:p>2.6919169378</text:p>
          </table:table-cell>
          <table:table-cell office:value-type="float" office:value="1.21473041652456">
            <text:p>1.2147304165</text:p>
          </table:table-cell>
          <table:table-cell office:value-type="float" office:value="2.43041255950481">
            <text:p>2.4304125595</text:p>
          </table:table-cell>
          <table:table-cell office:value-type="float" office:value="1.38923286292201">
            <text:p>1.3892328629</text:p>
          </table:table-cell>
          <table:table-cell office:value-type="float" office:value="2.33064142383432">
            <text:p>2.3306414238</text:p>
          </table:table-cell>
          <table:table-cell office:value-type="float" office:value="2.03999668681627">
            <text:p>2.0399966868</text:p>
          </table:table-cell>
          <table:table-cell office:value-type="float" office:value="0.109151993174065">
            <text:p>0.1091519932</text:p>
          </table:table-cell>
          <table:table-cell office:value-type="float" office:value="0.229288174875678">
            <text:p>0.2292881749</text:p>
          </table:table-cell>
          <table:table-cell/>
          <table:table-cell table:formula="of:=[.E93]/([.C93]/[.D93])" office:value-type="float" office:value="1.33220331051024">
            <text:p>1.3322033105</text:p>
          </table:table-cell>
          <table:table-cell table:formula="of:=[.F93]/([.A93]/[.B93])" office:value-type="float" office:value="0.920550701357677">
            <text:p>0.9205507014</text:p>
          </table:table-cell>
        </table:table-row>
        <table:table-row table:style-name="ro1">
          <table:table-cell office:value-type="float" office:value="1.82947235965611">
            <text:p>1.8294723597</text:p>
          </table:table-cell>
          <table:table-cell office:value-type="float" office:value="2.62120825872813">
            <text:p>2.6212082587</text:p>
          </table:table-cell>
          <table:table-cell office:value-type="float" office:value="2.60959332045614">
            <text:p>2.6095933205</text:p>
          </table:table-cell>
          <table:table-cell office:value-type="float" office:value="2.82953511263688">
            <text:p>2.8295351126</text:p>
          </table:table-cell>
          <table:table-cell office:value-type="float" office:value="0.992401997816724">
            <text:p>0.9924019978</text:p>
          </table:table-cell>
          <table:table-cell office:value-type="float" office:value="0.382459939856458">
            <text:p>0.3824599399</text:p>
          </table:table-cell>
          <table:table-cell office:value-type="float" office:value="0.548145902520561">
            <text:p>0.5481459025</text:p>
          </table:table-cell>
          <table:table-cell office:value-type="float" office:value="0.0374122694437313">
            <text:p>0.0374122694</text:p>
          </table:table-cell>
          <table:table-cell/>
          <table:table-cell table:formula="of:=[.E94]/([.C94]/[.D94])" office:value-type="float" office:value="1.07604364123011">
            <text:p>1.0760436412</text:p>
          </table:table-cell>
          <table:table-cell table:formula="of:=[.F94]/([.A94]/[.B94])" office:value-type="float" office:value="0.547976113272821">
            <text:p>0.5479761133</text:p>
          </table:table-cell>
        </table:table-row>
        <table:table-row table:style-name="ro1">
          <table:table-cell office:value-type="float" office:value="1.34531558693634">
            <text:p>1.3453155869</text:p>
          </table:table-cell>
          <table:table-cell office:value-type="float" office:value="1.2893497758961">
            <text:p>1.2893497759</text:p>
          </table:table-cell>
          <table:table-cell office:value-type="float" office:value="1.20888538575214">
            <text:p>1.2088853858</text:p>
          </table:table-cell>
          <table:table-cell office:value-type="float" office:value="2.84612938288885">
            <text:p>2.8461293829</text:p>
          </table:table-cell>
          <table:table-cell office:value-type="float" office:value="0.222673481521444">
            <text:p>0.2226734815</text:p>
          </table:table-cell>
          <table:table-cell office:value-type="float" office:value="0.352624380281969">
            <text:p>0.3526243803</text:p>
          </table:table-cell>
          <table:table-cell office:value-type="float" office:value="0.335222695983476">
            <text:p>0.335222696</text:p>
          </table:table-cell>
          <table:table-cell office:value-type="float" office:value="0.697879425777528">
            <text:p>0.6978794258</text:p>
          </table:table-cell>
          <table:table-cell/>
          <table:table-cell table:formula="of:=[.E95]/([.C95]/[.D95])" office:value-type="float" office:value="0.524249483050893">
            <text:p>0.5242494831</text:p>
          </table:table-cell>
          <table:table-cell table:formula="of:=[.F95]/([.A95]/[.B95])" office:value-type="float" office:value="0.337955027137861">
            <text:p>0.3379550271</text:p>
          </table:table-cell>
        </table:table-row>
        <table:table-row table:style-name="ro1">
          <table:table-cell office:value-type="float" office:value="1.80256092306346">
            <text:p>1.8025609231</text:p>
          </table:table-cell>
          <table:table-cell office:value-type="float" office:value="2.93706213959356">
            <text:p>2.9370621396</text:p>
          </table:table-cell>
          <table:table-cell office:value-type="float" office:value="2.26465602836788">
            <text:p>2.2646560284</text:p>
          </table:table-cell>
          <table:table-cell office:value-type="float" office:value="2.94845764988496">
            <text:p>2.9484576499</text:p>
          </table:table-cell>
          <table:table-cell office:value-type="float" office:value="0.346999274276894">
            <text:p>0.3469992743</text:p>
          </table:table-cell>
          <table:table-cell office:value-type="float" office:value="0.96414742387931">
            <text:p>0.9641474239</text:p>
          </table:table-cell>
          <table:table-cell office:value-type="float" office:value="1.03129709856119">
            <text:p>1.0312970986</text:p>
          </table:table-cell>
          <table:table-cell office:value-type="float" office:value="0.484502907648955">
            <text:p>0.4845029076</text:p>
          </table:table-cell>
          <table:table-cell/>
          <table:table-cell table:formula="of:=[.E96]/([.C96]/[.D96])" office:value-type="float" office:value="0.451773978887022">
            <text:p>0.4517739789</text:p>
          </table:table-cell>
          <table:table-cell table:formula="of:=[.F96]/([.A96]/[.B96])" office:value-type="float" office:value="1.57096543003384">
            <text:p>1.57096543</text:p>
          </table:table-cell>
        </table:table-row>
        <table:table-row table:style-name="ro1">
          <table:table-cell office:value-type="float" office:value="2.30745889586744">
            <text:p>2.3074588959</text:p>
          </table:table-cell>
          <table:table-cell office:value-type="float" office:value="2.90120038385559">
            <text:p>2.9012003839</text:p>
          </table:table-cell>
          <table:table-cell office:value-type="float" office:value="2.39213075926161">
            <text:p>2.3921307593</text:p>
          </table:table-cell>
          <table:table-cell office:value-type="float" office:value="1.24753261182808">
            <text:p>1.2475326118</text:p>
          </table:table-cell>
          <table:table-cell office:value-type="float" office:value="3.45008848487699">
            <text:p>3.4500884849</text:p>
          </table:table-cell>
          <table:table-cell office:value-type="float" office:value="1.38214321621419">
            <text:p>1.3821432162</text:p>
          </table:table-cell>
          <table:table-cell office:value-type="float" office:value="0.347293939178681">
            <text:p>0.3472939392</text:p>
          </table:table-cell>
          <table:table-cell office:value-type="float" office:value="0.0923600929568695">
            <text:p>0.092360093</text:p>
          </table:table-cell>
          <table:table-cell/>
          <table:table-cell table:formula="of:=[.E97]/([.C97]/[.D97])" office:value-type="float" office:value="1.79927367344465">
            <text:p>1.7992736734</text:p>
          </table:table-cell>
          <table:table-cell table:formula="of:=[.F97]/([.A97]/[.B97])" office:value-type="float" office:value="1.73778802153552">
            <text:p>1.7377880215</text:p>
          </table:table-cell>
        </table:table-row>
        <table:table-row table:style-name="ro1">
          <table:table-cell office:value-type="float" office:value="2.30195427001545">
            <text:p>2.30195427</text:p>
          </table:table-cell>
          <table:table-cell office:value-type="float" office:value="2.93741375018722">
            <text:p>2.9374137502</text:p>
          </table:table-cell>
          <table:table-cell office:value-type="float" office:value="2.71384320581045">
            <text:p>2.7138432058</text:p>
          </table:table-cell>
          <table:table-cell office:value-type="float" office:value="1.69099791380158">
            <text:p>1.6909979138</text:p>
          </table:table-cell>
          <table:table-cell office:value-type="float" office:value="2.48713476970632">
            <text:p>2.4871347697</text:p>
          </table:table-cell>
          <table:table-cell office:value-type="float" office:value="0.749120056237242">
            <text:p>0.7491200562</text:p>
          </table:table-cell>
          <table:table-cell office:value-type="float" office:value="0.195114778578357">
            <text:p>0.1951147786</text:p>
          </table:table-cell>
          <table:table-cell office:value-type="float" office:value="0.512144190424371">
            <text:p>0.5121441904</text:p>
          </table:table-cell>
          <table:table-cell/>
          <table:table-cell table:formula="of:=[.E98]/([.C98]/[.D98])" office:value-type="float" office:value="1.54973570245772">
            <text:p>1.5497357025</text:p>
          </table:table-cell>
          <table:table-cell table:formula="of:=[.F98]/([.A98]/[.B98])" office:value-type="float" office:value="0.955916276181077">
            <text:p>0.9559162762</text:p>
          </table:table-cell>
        </table:table-row>
        <table:table-row table:style-name="ro1">
          <table:table-cell office:value-type="float" office:value="1.05517721085585">
            <text:p>1.0551772109</text:p>
          </table:table-cell>
          <table:table-cell office:value-type="float" office:value="1.27494312183696">
            <text:p>1.2749431218</text:p>
          </table:table-cell>
          <table:table-cell office:value-type="float" office:value="2.47403620904034">
            <text:p>2.474036209</text:p>
          </table:table-cell>
          <table:table-cell office:value-type="float" office:value="2.32805620568248">
            <text:p>2.3280562057</text:p>
          </table:table-cell>
          <table:table-cell office:value-type="float" office:value="0.772258223707979">
            <text:p>0.7722582237</text:p>
          </table:table-cell>
          <table:table-cell office:value-type="float" office:value="0.462714555292944">
            <text:p>0.4627145553</text:p>
          </table:table-cell>
          <table:table-cell office:value-type="float" office:value="0.747298499876884">
            <text:p>0.7472984999</text:p>
          </table:table-cell>
          <table:table-cell office:value-type="float" office:value="0.0971024018272022">
            <text:p>0.0971024018</text:p>
          </table:table-cell>
          <table:table-cell/>
          <table:table-cell table:formula="of:=[.E99]/([.C99]/[.D99])" office:value-type="float" office:value="0.726691284275935">
            <text:p>0.7266912843</text:p>
          </table:table-cell>
          <table:table-cell table:formula="of:=[.F99]/([.A99]/[.B99])" office:value-type="float" office:value="0.55908593701156">
            <text:p>0.559085937</text:p>
          </table:table-cell>
        </table:table-row>
        <table:table-row table:style-name="ro1">
          <table:table-cell office:value-type="float" office:value="1.32721373267808">
            <text:p>1.3272137327</text:p>
          </table:table-cell>
          <table:table-cell office:value-type="float" office:value="2.1562537621503">
            <text:p>2.1562537622</text:p>
          </table:table-cell>
          <table:table-cell office:value-type="float" office:value="1.15420144617288">
            <text:p>1.1542014462</text:p>
          </table:table-cell>
          <table:table-cell office:value-type="float" office:value="1.3317135899941">
            <text:p>1.33171359</text:p>
          </table:table-cell>
          <table:table-cell office:value-type="float" office:value="1.33931946491415">
            <text:p>1.3393194649</text:p>
          </table:table-cell>
          <table:table-cell office:value-type="float" office:value="0.54388826871414">
            <text:p>0.5438882687</text:p>
          </table:table-cell>
          <table:table-cell office:value-type="float" office:value="0.320223042477071">
            <text:p>0.3202230425</text:p>
          </table:table-cell>
          <table:table-cell office:value-type="float" office:value="0.345901192867255">
            <text:p>0.3459011929</text:p>
          </table:table-cell>
          <table:table-cell/>
          <table:table-cell table:formula="of:=[.E100]/([.C100]/[.D100])" office:value-type="float" office:value="1.54530211228192">
            <text:p>1.5453021123</text:p>
          </table:table-cell>
          <table:table-cell table:formula="of:=[.F100]/([.A100]/[.B100])" office:value-type="float" office:value="0.883626424839544">
            <text:p>0.8836264248</text:p>
          </table:table-cell>
        </table:table-row>
        <table:table-row table:style-name="ro1">
          <table:table-cell office:value-type="float" office:value="2.77608062316481">
            <text:p>2.7760806232</text:p>
          </table:table-cell>
          <table:table-cell office:value-type="float" office:value="1.86033899656513">
            <text:p>1.8603389966</text:p>
          </table:table-cell>
          <table:table-cell office:value-type="float" office:value="2.68717094496226">
            <text:p>2.687170945</text:p>
          </table:table-cell>
          <table:table-cell office:value-type="float" office:value="2.68355668042021">
            <text:p>2.6835566804</text:p>
          </table:table-cell>
          <table:table-cell office:value-type="float" office:value="1.44959171054567">
            <text:p>1.4495917105</text:p>
          </table:table-cell>
          <table:table-cell office:value-type="float" office:value="2.15145757176325">
            <text:p>2.1514575718</text:p>
          </table:table-cell>
          <table:table-cell office:value-type="float" office:value="0.127107361464122">
            <text:p>0.1271073615</text:p>
          </table:table-cell>
          <table:table-cell office:value-type="float" office:value="0.316224237812754">
            <text:p>0.3162242378</text:p>
          </table:table-cell>
          <table:table-cell/>
          <table:table-cell table:formula="of:=[.E101]/([.C101]/[.D101])" office:value-type="float" office:value="1.44764199911042">
            <text:p>1.4476419991</text:p>
          </table:table-cell>
          <table:table-cell table:formula="of:=[.F101]/([.A101]/[.B101])" office:value-type="float" office:value="1.44175943119534">
            <text:p>1.4417594312</text:p>
          </table:table-cell>
        </table:table-row>
        <table:table-row table:style-name="ro1">
          <table:table-cell office:value-type="float" office:value="2.02344059060488">
            <text:p>2.0234405906</text:p>
          </table:table-cell>
          <table:table-cell office:value-type="float" office:value="2.1594483503883">
            <text:p>2.1594483504</text:p>
          </table:table-cell>
          <table:table-cell office:value-type="float" office:value="1.71186726387211">
            <text:p>1.7118672639</text:p>
          </table:table-cell>
          <table:table-cell office:value-type="float" office:value="1.54897929287934">
            <text:p>1.5489792929</text:p>
          </table:table-cell>
          <table:table-cell office:value-type="float" office:value="1.003551088449">
            <text:p>1.0035510884</text:p>
          </table:table-cell>
          <table:table-cell office:value-type="float" office:value="1.29810545217431">
            <text:p>1.2981054522</text:p>
          </table:table-cell>
          <table:table-cell office:value-type="float" office:value="0.371766100303755">
            <text:p>0.3717661003</text:p>
          </table:table-cell>
          <table:table-cell office:value-type="float" office:value="0.91411730130335">
            <text:p>0.9141173013</text:p>
          </table:table-cell>
          <table:table-cell/>
          <table:table-cell table:formula="of:=[.E102]/([.C102]/[.D102])" office:value-type="float" office:value="0.9080609742124">
            <text:p>0.9080609742</text:p>
          </table:table-cell>
          <table:table-cell table:formula="of:=[.F102]/([.A102]/[.B102])" office:value-type="float" office:value="1.38535902182821">
            <text:p>1.3853590218</text:p>
          </table:table-cell>
        </table:table-row>
        <table:table-row table:style-name="ro1">
          <table:table-cell office:value-type="float" office:value="1.10386750386277">
            <text:p>1.1038675039</text:p>
          </table:table-cell>
          <table:table-cell office:value-type="float" office:value="1.95265971354798">
            <text:p>1.9526597135</text:p>
          </table:table-cell>
          <table:table-cell office:value-type="float" office:value="2.96692763081143">
            <text:p>2.9669276308</text:p>
          </table:table-cell>
          <table:table-cell office:value-type="float" office:value="1.06465116798163">
            <text:p>1.064651168</text:p>
          </table:table-cell>
          <table:table-cell office:value-type="float" office:value="1.96465691337201">
            <text:p>1.9646569134</text:p>
          </table:table-cell>
          <table:table-cell office:value-type="float" office:value="0.77521639152529">
            <text:p>0.7752163915</text:p>
          </table:table-cell>
          <table:table-cell office:value-type="float" office:value="0.168731379619098">
            <text:p>0.1687313796</text:p>
          </table:table-cell>
          <table:table-cell office:value-type="float" office:value="0.74666109067928">
            <text:p>0.7466610907</text:p>
          </table:table-cell>
          <table:table-cell/>
          <table:table-cell table:formula="of:=[.E103]/([.C103]/[.D103])" office:value-type="float" office:value="0.704996729877311">
            <text:p>0.7049967299</text:p>
          </table:table-cell>
          <table:table-cell table:formula="of:=[.F103]/([.A103]/[.B103])" office:value-type="float" office:value="1.37130027989451">
            <text:p>1.3713002799</text:p>
          </table:table-cell>
        </table:table-row>
        <table:table-row table:style-name="ro1">
          <table:table-cell office:value-type="float" office:value="2.4558539509102">
            <text:p>2.4558539509</text:p>
          </table:table-cell>
          <table:table-cell office:value-type="float" office:value="1.88739204075532">
            <text:p>1.8873920408</text:p>
          </table:table-cell>
          <table:table-cell office:value-type="float" office:value="1.88620800379953">
            <text:p>1.8862080038</text:p>
          </table:table-cell>
          <table:table-cell office:value-type="float" office:value="2.68572140470414">
            <text:p>2.6857214047</text:p>
          </table:table-cell>
          <table:table-cell office:value-type="float" office:value="0.735582638797344">
            <text:p>0.7355826388</text:p>
          </table:table-cell>
          <table:table-cell office:value-type="float" office:value="0.759945849531596">
            <text:p>0.7599458495</text:p>
          </table:table-cell>
          <table:table-cell office:value-type="float" office:value="0.164812696554976">
            <text:p>0.1648126966</text:p>
          </table:table-cell>
          <table:table-cell office:value-type="float" office:value="0.374092410601222">
            <text:p>0.3740924106</text:p>
          </table:table-cell>
          <table:table-cell/>
          <table:table-cell table:formula="of:=[.E104]/([.C104]/[.D104])" office:value-type="float" office:value="1.04737655336381">
            <text:p>1.0473765534</text:p>
          </table:table-cell>
          <table:table-cell table:formula="of:=[.F104]/([.A104]/[.B104])" office:value-type="float" office:value="0.5840395139456">
            <text:p>0.5840395139</text:p>
          </table:table-cell>
        </table:table-row>
        <table:table-row table:style-name="ro1">
          <table:table-cell office:value-type="float" office:value="2.82775178729917">
            <text:p>2.8277517873</text:p>
          </table:table-cell>
          <table:table-cell office:value-type="float" office:value="1.50749279116629">
            <text:p>1.5074927912</text:p>
          </table:table-cell>
          <table:table-cell office:value-type="float" office:value="2.42690698216991">
            <text:p>2.4269069822</text:p>
          </table:table-cell>
          <table:table-cell office:value-type="float" office:value="1.74531891790466">
            <text:p>1.7453189179</text:p>
          </table:table-cell>
          <table:table-cell office:value-type="float" office:value="2.20109012964928">
            <text:p>2.2010901296</text:p>
          </table:table-cell>
          <table:table-cell office:value-type="float" office:value="2.42271665600735">
            <text:p>2.422716656</text:p>
          </table:table-cell>
          <table:table-cell office:value-type="float" office:value="0.204535676291049">
            <text:p>0.2045356763</text:p>
          </table:table-cell>
          <table:table-cell office:value-type="float" office:value="0.182490853266508">
            <text:p>0.1824908533</text:p>
          </table:table-cell>
          <table:table-cell/>
          <table:table-cell table:formula="of:=[.E105]/([.C105]/[.D105])" office:value-type="float" office:value="1.58292191316509">
            <text:p>1.5829219132</text:p>
          </table:table-cell>
          <table:table-cell table:formula="of:=[.F105]/([.A105]/[.B105])" office:value-type="float" office:value="1.29156593954729">
            <text:p>1.2915659395</text:p>
          </table:table-cell>
        </table:table-row>
        <table:table-row table:style-name="ro1">
          <table:table-cell office:value-type="float" office:value="2.82113653506205">
            <text:p>2.8211365351</text:p>
          </table:table-cell>
          <table:table-cell office:value-type="float" office:value="1.38439591339994">
            <text:p>1.3843959134</text:p>
          </table:table-cell>
          <table:table-cell office:value-type="float" office:value="2.41150771054044">
            <text:p>2.4115077105</text:p>
          </table:table-cell>
          <table:table-cell office:value-type="float" office:value="2.69077341896052">
            <text:p>2.690773419</text:p>
          </table:table-cell>
          <table:table-cell office:value-type="float" office:value="1.06159238612303">
            <text:p>1.0615923861</text:p>
          </table:table-cell>
          <table:table-cell office:value-type="float" office:value="2.47999458356043">
            <text:p>2.4799945836</text:p>
          </table:table-cell>
          <table:table-cell office:value-type="float" office:value="0.185387014369343">
            <text:p>0.1853870144</text:p>
          </table:table-cell>
          <table:table-cell office:value-type="float" office:value="0.312212929111577">
            <text:p>0.3122129291</text:p>
          </table:table-cell>
          <table:table-cell/>
          <table:table-cell table:formula="of:=[.E106]/([.C106]/[.D106])" office:value-type="float" office:value="1.18453055815051">
            <text:p>1.1845305582</text:p>
          </table:table-cell>
          <table:table-cell table:formula="of:=[.F106]/([.A106]/[.B106])" office:value-type="float" office:value="1.21698979261191">
            <text:p>1.2169897926</text:p>
          </table:table-cell>
        </table:table-row>
        <table:table-row table:style-name="ro1">
          <table:table-cell office:value-type="float" office:value="2.26828545949808">
            <text:p>2.2682854595</text:p>
          </table:table-cell>
          <table:table-cell office:value-type="float" office:value="1.15342537879638">
            <text:p>1.1534253788</text:p>
          </table:table-cell>
          <table:table-cell office:value-type="float" office:value="1.36457625048448">
            <text:p>1.3645762505</text:p>
          </table:table-cell>
          <table:table-cell office:value-type="float" office:value="1.81765002515989">
            <text:p>1.8176500252</text:p>
          </table:table-cell>
          <table:table-cell office:value-type="float" office:value="0.204800155793828">
            <text:p>0.2048001558</text:p>
          </table:table-cell>
          <table:table-cell office:value-type="float" office:value="2.23157834379785">
            <text:p>2.2315783438</text:p>
          </table:table-cell>
          <table:table-cell office:value-type="float" office:value="0.106104336916392">
            <text:p>0.1061043369</text:p>
          </table:table-cell>
          <table:table-cell office:value-type="float" office:value="0.284779837369308">
            <text:p>0.2847798374</text:p>
          </table:table-cell>
          <table:table-cell/>
          <table:table-cell table:formula="of:=[.E107]/([.C107]/[.D107])" office:value-type="float" office:value="0.272798979316279">
            <text:p>0.2727989793</text:p>
          </table:table-cell>
          <table:table-cell table:formula="of:=[.F107]/([.A107]/[.B107])" office:value-type="float" office:value="1.13475977449434">
            <text:p>1.1347597745</text:p>
          </table:table-cell>
        </table:table-row>
        <table:table-row table:style-name="ro1">
          <table:table-cell office:value-type="float" office:value="1.48848639730759">
            <text:p>1.4884863973</text:p>
          </table:table-cell>
          <table:table-cell office:value-type="float" office:value="2.42850679784478">
            <text:p>2.4285067978</text:p>
          </table:table-cell>
          <table:table-cell office:value-type="float" office:value="2.09317625551167">
            <text:p>2.0931762555</text:p>
          </table:table-cell>
          <table:table-cell office:value-type="float" office:value="1.40544428974644">
            <text:p>1.4054442897</text:p>
          </table:table-cell>
          <table:table-cell office:value-type="float" office:value="2.50649973890144">
            <text:p>2.5064997389</text:p>
          </table:table-cell>
          <table:table-cell office:value-type="float" office:value="0.640073729677341">
            <text:p>0.6400737297</text:p>
          </table:table-cell>
          <table:table-cell office:value-type="float" office:value="0.0803842740373797">
            <text:p>0.080384274</text:p>
          </table:table-cell>
          <table:table-cell office:value-type="float" office:value="0.598035843322999">
            <text:p>0.5980358433</text:p>
          </table:table-cell>
          <table:table-cell/>
          <table:table-cell table:formula="of:=[.E108]/([.C108]/[.D108])" office:value-type="float" office:value="1.68296660924469">
            <text:p>1.6829666092</text:p>
          </table:table-cell>
          <table:table-cell table:formula="of:=[.F108]/([.A108]/[.B108])" office:value-type="float" office:value="1.04429802412368">
            <text:p>1.0442980241</text:p>
          </table:table-cell>
        </table:table-row>
        <table:table-row table:style-name="ro1">
          <table:table-cell office:value-type="float" office:value="2.84726570632647">
            <text:p>2.8472657063</text:p>
          </table:table-cell>
          <table:table-cell office:value-type="float" office:value="2.22201361098421">
            <text:p>2.222013611</text:p>
          </table:table-cell>
          <table:table-cell office:value-type="float" office:value="2.31669768100451">
            <text:p>2.316697681</text:p>
          </table:table-cell>
          <table:table-cell office:value-type="float" office:value="1.06768659039758">
            <text:p>1.0676865904</text:p>
          </table:table-cell>
          <table:table-cell office:value-type="float" office:value="1.39602299756512">
            <text:p>1.3960229976</text:p>
          </table:table-cell>
          <table:table-cell office:value-type="float" office:value="1.28898986762055">
            <text:p>1.2889898676</text:p>
          </table:table-cell>
          <table:table-cell office:value-type="float" office:value="0.0334067223254393">
            <text:p>0.0334067223</text:p>
          </table:table-cell>
          <table:table-cell office:value-type="float" office:value="0.252797330608926">
            <text:p>0.2527973306</text:p>
          </table:table-cell>
          <table:table-cell/>
          <table:table-cell table:formula="of:=[.E109]/([.C109]/[.D109])" office:value-type="float" office:value="0.643379171399106">
            <text:p>0.6433791714</text:p>
          </table:table-cell>
          <table:table-cell table:formula="of:=[.F109]/([.A109]/[.B109])" office:value-type="float" office:value="1.00593106709697">
            <text:p>1.0059310671</text:p>
          </table:table-cell>
        </table:table-row>
        <table:table-row table:style-name="ro1">
          <table:table-cell office:value-type="float" office:value="2.41967753293909">
            <text:p>2.4196775329</text:p>
          </table:table-cell>
          <table:table-cell office:value-type="float" office:value="1.69570190585018">
            <text:p>1.6957019059</text:p>
          </table:table-cell>
          <table:table-cell office:value-type="float" office:value="2.6912571683951">
            <text:p>2.6912571684</text:p>
          </table:table-cell>
          <table:table-cell office:value-type="float" office:value="2.03043798405232">
            <text:p>2.0304379841</text:p>
          </table:table-cell>
          <table:table-cell office:value-type="float" office:value="0.331878847826532">
            <text:p>0.3318788478</text:p>
          </table:table-cell>
          <table:table-cell office:value-type="float" office:value="1.58525297878214">
            <text:p>1.5852529788</text:p>
          </table:table-cell>
          <table:table-cell office:value-type="float" office:value="0.280532889872811">
            <text:p>0.2805328899</text:p>
          </table:table-cell>
          <table:table-cell office:value-type="float" office:value="0.0644656402785256">
            <text:p>0.0644656403</text:p>
          </table:table-cell>
          <table:table-cell/>
          <table:table-cell table:formula="of:=[.E110]/([.C110]/[.D110])" office:value-type="float" office:value="0.250388341420511">
            <text:p>0.2503883414</text:p>
          </table:table-cell>
          <table:table-cell table:formula="of:=[.F110]/([.A110]/[.B110])" office:value-type="float" office:value="1.11093997476201">
            <text:p>1.1109399748</text:p>
          </table:table-cell>
        </table:table-row>
        <table:table-row table:style-name="ro1">
          <table:table-cell office:value-type="float" office:value="1.7112883388583">
            <text:p>1.7112883389</text:p>
          </table:table-cell>
          <table:table-cell office:value-type="float" office:value="2.21756023784054">
            <text:p>2.2175602378</text:p>
          </table:table-cell>
          <table:table-cell office:value-type="float" office:value="2.28983782571267">
            <text:p>2.2898378257</text:p>
          </table:table-cell>
          <table:table-cell office:value-type="float" office:value="1.65693931777819">
            <text:p>1.6569393178</text:p>
          </table:table-cell>
          <table:table-cell office:value-type="float" office:value="1.55688478271291">
            <text:p>1.5568847827</text:p>
          </table:table-cell>
          <table:table-cell office:value-type="float" office:value="0.266432817150987">
            <text:p>0.2664328172</text:p>
          </table:table-cell>
          <table:table-cell office:value-type="float" office:value="0.273190299537557">
            <text:p>0.2731902995</text:p>
          </table:table-cell>
          <table:table-cell office:value-type="float" office:value="0.101271826087714">
            <text:p>0.1012718261</text:p>
          </table:table-cell>
          <table:table-cell/>
          <table:table-cell table:formula="of:=[.E111]/([.C111]/[.D111])" office:value-type="float" office:value="1.12657044126027">
            <text:p>1.1265704413</text:p>
          </table:table-cell>
          <table:table-cell table:formula="of:=[.F111]/([.A111]/[.B111])" office:value-type="float" office:value="0.345254980095315">
            <text:p>0.3452549801</text:p>
          </table:table-cell>
        </table:table-row>
        <table:table-row table:style-name="ro1">
          <table:table-cell office:value-type="float" office:value="2.2861137945606">
            <text:p>2.2861137946</text:p>
          </table:table-cell>
          <table:table-cell office:value-type="float" office:value="2.73634584887714">
            <text:p>2.7363458489</text:p>
          </table:table-cell>
          <table:table-cell office:value-type="float" office:value="1.65605030053111">
            <text:p>1.6560503005</text:p>
          </table:table-cell>
          <table:table-cell office:value-type="float" office:value="2.41566463812052">
            <text:p>2.4156646381</text:p>
          </table:table-cell>
          <table:table-cell office:value-type="float" office:value="0.269942986429762">
            <text:p>0.2699429864</text:p>
          </table:table-cell>
          <table:table-cell office:value-type="float" office:value="0.820044394806268">
            <text:p>0.8200443948</text:p>
          </table:table-cell>
          <table:table-cell office:value-type="float" office:value="0.386686858918427">
            <text:p>0.3866868589</text:p>
          </table:table-cell>
          <table:table-cell office:value-type="float" office:value="0.672951704209579">
            <text:p>0.6729517042</text:p>
          </table:table-cell>
          <table:table-cell/>
          <table:table-cell table:formula="of:=[.E112]/([.C112]/[.D112])" office:value-type="float" office:value="0.393763236791716">
            <text:p>0.3937632368</text:p>
          </table:table-cell>
          <table:table-cell table:formula="of:=[.F112]/([.A112]/[.B112])" office:value-type="float" office:value="0.981545661008703">
            <text:p>0.981545661</text:p>
          </table:table-cell>
        </table:table-row>
        <table:table-row table:style-name="ro1">
          <table:table-cell office:value-type="float" office:value="1.75212142465269">
            <text:p>1.7521214247</text:p>
          </table:table-cell>
          <table:table-cell office:value-type="float" office:value="1.38817075378642">
            <text:p>1.3881707538</text:p>
          </table:table-cell>
          <table:table-cell office:value-type="float" office:value="1.83385014945355">
            <text:p>1.8338501495</text:p>
          </table:table-cell>
          <table:table-cell office:value-type="float" office:value="1.19751978581656">
            <text:p>1.1975197858</text:p>
          </table:table-cell>
          <table:table-cell office:value-type="float" office:value="0.612891756709927">
            <text:p>0.6128917567</text:p>
          </table:table-cell>
          <table:table-cell office:value-type="float" office:value="1.53400546958241">
            <text:p>1.5340054696</text:p>
          </table:table-cell>
          <table:table-cell office:value-type="float" office:value="0.0952062128378106">
            <text:p>0.0952062128</text:p>
          </table:table-cell>
          <table:table-cell office:value-type="float" office:value="0.0245488171496966">
            <text:p>0.0245488171</text:p>
          </table:table-cell>
          <table:table-cell/>
          <table:table-cell table:formula="of:=[.E113]/([.C113]/[.D113])" office:value-type="float" office:value="0.400223543588177">
            <text:p>0.4002235436</text:p>
          </table:table-cell>
          <table:table-cell table:formula="of:=[.F113]/([.A113]/[.B113])" office:value-type="float" office:value="1.21536184596613">
            <text:p>1.215361846</text:p>
          </table:table-cell>
        </table:table-row>
        <table:table-row table:style-name="ro1">
          <table:table-cell office:value-type="float" office:value="2.23164309246076">
            <text:p>2.2316430925</text:p>
          </table:table-cell>
          <table:table-cell office:value-type="float" office:value="2.08676519016119">
            <text:p>2.0867651902</text:p>
          </table:table-cell>
          <table:table-cell office:value-type="float" office:value="2.50495844031915">
            <text:p>2.5049584403</text:p>
          </table:table-cell>
          <table:table-cell office:value-type="float" office:value="1.60508339600874">
            <text:p>1.605083396</text:p>
          </table:table-cell>
          <table:table-cell office:value-type="float" office:value="2.7548523329906">
            <text:p>2.754852333</text:p>
          </table:table-cell>
          <table:table-cell office:value-type="float" office:value="0.234207979808016">
            <text:p>0.2342079798</text:p>
          </table:table-cell>
          <table:table-cell office:value-type="float" office:value="0.126208997277442">
            <text:p>0.1262089973</text:p>
          </table:table-cell>
          <table:table-cell office:value-type="float" office:value="0.314574575339231">
            <text:p>0.3145745753</text:p>
          </table:table-cell>
          <table:table-cell/>
          <table:table-cell table:formula="of:=[.E114]/([.C114]/[.D114])" office:value-type="float" office:value="1.7652060277598">
            <text:p>1.7652060278</text:p>
          </table:table-cell>
          <table:table-cell table:formula="of:=[.F114]/([.A114]/[.B114])" office:value-type="float" office:value="0.219003236302642">
            <text:p>0.2190032363</text:p>
          </table:table-cell>
        </table:table-row>
        <table:table-row table:style-name="ro1">
          <table:table-cell office:value-type="float" office:value="2.91105067073882">
            <text:p>2.9110506707</text:p>
          </table:table-cell>
          <table:table-cell office:value-type="float" office:value="2.23835476266144">
            <text:p>2.2383547627</text:p>
          </table:table-cell>
          <table:table-cell office:value-type="float" office:value="2.09196779089606">
            <text:p>2.0919677909</text:p>
          </table:table-cell>
          <table:table-cell office:value-type="float" office:value="2.6031077055275">
            <text:p>2.6031077055</text:p>
          </table:table-cell>
          <table:table-cell office:value-type="float" office:value="0.802096869500618">
            <text:p>0.8020968695</text:p>
          </table:table-cell>
          <table:table-cell office:value-type="float" office:value="1.99728632779534">
            <text:p>1.9972863278</text:p>
          </table:table-cell>
          <table:table-cell office:value-type="float" office:value="0.289113421705508">
            <text:p>0.2891134217</text:p>
          </table:table-cell>
          <table:table-cell office:value-type="float" office:value="0.0254623666903553">
            <text:p>0.0254623667</text:p>
          </table:table-cell>
          <table:table-cell/>
          <table:table-cell table:formula="of:=[.E115]/([.C115]/[.D115])" office:value-type="float" office:value="0.998076811059413">
            <text:p>0.9980768111</text:p>
          </table:table-cell>
          <table:table-cell table:formula="of:=[.F115]/([.A115]/[.B115])" office:value-type="float" office:value="1.53574632319424">
            <text:p>1.5357463232</text:p>
          </table:table-cell>
        </table:table-row>
        <table:table-row table:style-name="ro1">
          <table:table-cell office:value-type="float" office:value="1.33824287836358">
            <text:p>1.3382428784</text:p>
          </table:table-cell>
          <table:table-cell office:value-type="float" office:value="1.61759643285423">
            <text:p>1.6175964329</text:p>
          </table:table-cell>
          <table:table-cell office:value-type="float" office:value="1.89418184705739">
            <text:p>1.8941818471</text:p>
          </table:table-cell>
          <table:table-cell office:value-type="float" office:value="2.22633314189796">
            <text:p>2.2263331419</text:p>
          </table:table-cell>
          <table:table-cell office:value-type="float" office:value="0.201037912276556">
            <text:p>0.2010379123</text:p>
          </table:table-cell>
          <table:table-cell office:value-type="float" office:value="1.35730537533722">
            <text:p>1.3573053753</text:p>
          </table:table-cell>
          <table:table-cell office:value-type="float" office:value="0.385968353459435">
            <text:p>0.3859683535</text:p>
          </table:table-cell>
          <table:table-cell office:value-type="float" office:value="0.334621239336988">
            <text:p>0.3346212393</text:p>
          </table:table-cell>
          <table:table-cell/>
          <table:table-cell table:formula="of:=[.E116]/([.C116]/[.D116])" office:value-type="float" office:value="0.236290600912781">
            <text:p>0.2362906009</text:p>
          </table:table-cell>
          <table:table-cell table:formula="of:=[.F116]/([.A116]/[.B116])" office:value-type="float" office:value="1.64063815988629">
            <text:p>1.6406381599</text:p>
          </table:table-cell>
        </table:table-row>
        <table:table-row table:style-name="ro1">
          <table:table-cell office:value-type="float" office:value="2.30687634894013">
            <text:p>2.3068763489</text:p>
          </table:table-cell>
          <table:table-cell office:value-type="float" office:value="1.66408225924898">
            <text:p>1.6640822592</text:p>
          </table:table-cell>
          <table:table-cell office:value-type="float" office:value="2.96073628867079">
            <text:p>2.9607362887</text:p>
          </table:table-cell>
          <table:table-cell office:value-type="float" office:value="1.56849298093863">
            <text:p>1.5684929809</text:p>
          </table:table-cell>
          <table:table-cell office:value-type="float" office:value="1.21466622400334">
            <text:p>1.214666224</text:p>
          </table:table-cell>
          <table:table-cell office:value-type="float" office:value="1.56991502422265">
            <text:p>1.5699150242</text:p>
          </table:table-cell>
          <table:table-cell office:value-type="float" office:value="0.185931156810565">
            <text:p>0.1859311568</text:p>
          </table:table-cell>
          <table:table-cell office:value-type="float" office:value="0.194482656435919">
            <text:p>0.1944826564</text:p>
          </table:table-cell>
          <table:table-cell/>
          <table:table-cell table:formula="of:=[.E117]/([.C117]/[.D117])" office:value-type="float" office:value="0.643487045375391">
            <text:p>0.6434870454</text:p>
          </table:table-cell>
          <table:table-cell table:formula="of:=[.F117]/([.A117]/[.B117])" office:value-type="float" office:value="1.13246977521687">
            <text:p>1.1324697752</text:p>
          </table:table-cell>
        </table:table-row>
        <table:table-row table:style-name="ro1">
          <table:table-cell office:value-type="float" office:value="2.61819158849222">
            <text:p>2.6181915885</text:p>
          </table:table-cell>
          <table:table-cell office:value-type="float" office:value="2.46452748657415">
            <text:p>2.4645274866</text:p>
          </table:table-cell>
          <table:table-cell office:value-type="float" office:value="1.53719572841059">
            <text:p>1.5371957284</text:p>
          </table:table-cell>
          <table:table-cell office:value-type="float" office:value="2.64269915113351">
            <text:p>2.6426991511</text:p>
          </table:table-cell>
          <table:table-cell office:value-type="float" office:value="0.152000166103688">
            <text:p>0.1520001661</text:p>
          </table:table-cell>
          <table:table-cell office:value-type="float" office:value="1.6377939771249">
            <text:p>1.6377939771</text:p>
          </table:table-cell>
          <table:table-cell office:value-type="float" office:value="0.904389765334939">
            <text:p>0.9043897653</text:p>
          </table:table-cell>
          <table:table-cell office:value-type="float" office:value="0.341808783592415">
            <text:p>0.3418087836</text:p>
          </table:table-cell>
          <table:table-cell/>
          <table:table-cell table:formula="of:=[.E118]/([.C118]/[.D118])" office:value-type="float" office:value="0.261313964455069">
            <text:p>0.2613139645</text:p>
          </table:table-cell>
          <table:table-cell table:formula="of:=[.F118]/([.A118]/[.B118])" office:value-type="float" office:value="1.54167032378804">
            <text:p>1.5416703238</text:p>
          </table:table-cell>
        </table:table-row>
        <table:table-row table:style-name="ro1">
          <table:table-cell office:value-type="float" office:value="1.88552173640836">
            <text:p>1.8855217364</text:p>
          </table:table-cell>
          <table:table-cell office:value-type="float" office:value="1.42061288488126">
            <text:p>1.4206128849</text:p>
          </table:table-cell>
          <table:table-cell office:value-type="float" office:value="1.16660238158265">
            <text:p>1.1666023816</text:p>
          </table:table-cell>
          <table:table-cell office:value-type="float" office:value="2.39135104948252">
            <text:p>2.3913510495</text:p>
          </table:table-cell>
          <table:table-cell office:value-type="float" office:value="0.240825707872354">
            <text:p>0.2408257079</text:p>
          </table:table-cell>
          <table:table-cell office:value-type="float" office:value="1.8841753255919">
            <text:p>1.8841753256</text:p>
          </table:table-cell>
          <table:table-cell office:value-type="float" office:value="0.262706312704083">
            <text:p>0.2627063127</text:p>
          </table:table-cell>
          <table:table-cell office:value-type="float" office:value="0.648500582005929">
            <text:p>0.648500582</text:p>
          </table:table-cell>
          <table:table-cell/>
          <table:table-cell table:formula="of:=[.E119]/([.C119]/[.D119])" office:value-type="float" office:value="0.493654751914394">
            <text:p>0.4936547519</text:p>
          </table:table-cell>
          <table:table-cell table:formula="of:=[.F119]/([.A119]/[.B119])" office:value-type="float" office:value="1.41959845554997">
            <text:p>1.4195984555</text:p>
          </table:table-cell>
        </table:table-row>
        <table:table-row table:style-name="ro1">
          <table:table-cell office:value-type="float" office:value="1.18979581547426">
            <text:p>1.1897958155</text:p>
          </table:table-cell>
          <table:table-cell office:value-type="float" office:value="2.88469531195457">
            <text:p>2.884695312</text:p>
          </table:table-cell>
          <table:table-cell office:value-type="float" office:value="1.35053497103533">
            <text:p>1.350534971</text:p>
          </table:table-cell>
          <table:table-cell office:value-type="float" office:value="2.3707869627377">
            <text:p>2.3707869627</text:p>
          </table:table-cell>
          <table:table-cell office:value-type="float" office:value="0.327223330833095">
            <text:p>0.3272233308</text:p>
          </table:table-cell>
          <table:table-cell office:value-type="float" office:value="0.172542477532474">
            <text:p>0.1725424775</text:p>
          </table:table-cell>
          <table:table-cell office:value-type="float" office:value="1.64357766035521">
            <text:p>1.6435776604</text:p>
          </table:table-cell>
          <table:table-cell office:value-type="float" office:value="4.7679873161917">
            <text:p>4.7679873162</text:p>
          </table:table-cell>
          <table:table-cell/>
          <table:table-cell table:formula="of:=[.E120]/([.C120]/[.D120])" office:value-type="float" office:value="0.574421857471777">
            <text:p>0.5744218575</text:p>
          </table:table-cell>
          <table:table-cell table:formula="of:=[.F120]/([.A120]/[.B120])" office:value-type="float" office:value="0.418334364247663">
            <text:p>0.4183343642</text:p>
          </table:table-cell>
        </table:table-row>
        <table:table-row table:style-name="ro1">
          <table:table-cell office:value-type="float" office:value="2.01993856719692">
            <text:p>2.0199385672</text:p>
          </table:table-cell>
          <table:table-cell office:value-type="float" office:value="2.64305172564604">
            <text:p>2.6430517256</text:p>
          </table:table-cell>
          <table:table-cell office:value-type="float" office:value="2.47930744079841">
            <text:p>2.4793074408</text:p>
          </table:table-cell>
          <table:table-cell office:value-type="float" office:value="1.68927578008234">
            <text:p>1.6892757801</text:p>
          </table:table-cell>
          <table:table-cell office:value-type="float" office:value="1.51071495495738">
            <text:p>1.510714955</text:p>
          </table:table-cell>
          <table:table-cell office:value-type="float" office:value="0.484257964986365">
            <text:p>0.484257965</text:p>
          </table:table-cell>
          <table:table-cell office:value-type="float" office:value="0.208488069318006">
            <text:p>0.2084880693</text:p>
          </table:table-cell>
          <table:table-cell office:value-type="float" office:value="0.386059281517766">
            <text:p>0.3860592815</text:p>
          </table:table-cell>
          <table:table-cell/>
          <table:table-cell table:formula="of:=[.E121]/([.C121]/[.D121])" office:value-type="float" office:value="1.02932542452091">
            <text:p>1.0293254245</text:p>
          </table:table-cell>
          <table:table-cell table:formula="of:=[.F121]/([.A121]/[.B121])" office:value-type="float" office:value="0.63364246358799">
            <text:p>0.6336424636</text:p>
          </table:table-cell>
        </table:table-row>
        <table:table-row table:style-name="ro1">
          <table:table-cell office:value-type="float" office:value="1.68908824803731">
            <text:p>1.689088248</text:p>
          </table:table-cell>
          <table:table-cell office:value-type="float" office:value="1.40960998107195">
            <text:p>1.4096099811</text:p>
          </table:table-cell>
          <table:table-cell office:value-type="float" office:value="1.46179571396755">
            <text:p>1.461795714</text:p>
          </table:table-cell>
          <table:table-cell office:value-type="float" office:value="2.8683742498366">
            <text:p>2.8683742498</text:p>
          </table:table-cell>
          <table:table-cell office:value-type="float" office:value="0.302112934306794">
            <text:p>0.3021129343</text:p>
          </table:table-cell>
          <table:table-cell office:value-type="float" office:value="1.72427253755519">
            <text:p>1.7242725376</text:p>
          </table:table-cell>
          <table:table-cell office:value-type="float" office:value="0.769785939226087">
            <text:p>0.7697859392</text:p>
          </table:table-cell>
          <table:table-cell office:value-type="float" office:value="0.75970197418262">
            <text:p>0.7597019742</text:p>
          </table:table-cell>
          <table:table-cell/>
          <table:table-cell table:formula="of:=[.E122]/([.C122]/[.D122])" office:value-type="float" office:value="0.592813997898629">
            <text:p>0.5928139979</text:p>
          </table:table-cell>
          <table:table-cell table:formula="of:=[.F122]/([.A122]/[.B122])" office:value-type="float" office:value="1.43897264210459">
            <text:p>1.4389726421</text:p>
          </table:table-cell>
        </table:table-row>
        <table:table-row table:style-name="ro1">
          <table:table-cell office:value-type="float" office:value="2.6437468750606">
            <text:p>2.6437468751</text:p>
          </table:table-cell>
          <table:table-cell office:value-type="float" office:value="1.35168360748872">
            <text:p>1.3516836075</text:p>
          </table:table-cell>
          <table:table-cell office:value-type="float" office:value="1.52984469874289">
            <text:p>1.5298446987</text:p>
          </table:table-cell>
          <table:table-cell office:value-type="float" office:value="1.75502240320436">
            <text:p>1.7550224032</text:p>
          </table:table-cell>
          <table:table-cell office:value-type="float" office:value="1.52030480201039">
            <text:p>1.520304802</text:p>
          </table:table-cell>
          <table:table-cell office:value-type="float" office:value="0.741273271238859">
            <text:p>0.7412732712</text:p>
          </table:table-cell>
          <table:table-cell office:value-type="float" office:value="0.153786874743313">
            <text:p>0.1537868747</text:p>
          </table:table-cell>
          <table:table-cell office:value-type="float" office:value="0.250485278503096">
            <text:p>0.2504852785</text:p>
          </table:table-cell>
          <table:table-cell/>
          <table:table-cell table:formula="of:=[.E123]/([.C123]/[.D123])" office:value-type="float" office:value="1.74407832992454">
            <text:p>1.7440783299</text:p>
          </table:table-cell>
          <table:table-cell table:formula="of:=[.F123]/([.A123]/[.B123])" office:value-type="float" office:value="0.378995031201744">
            <text:p>0.3789950312</text:p>
          </table:table-cell>
        </table:table-row>
        <table:table-row table:style-name="ro1">
          <table:table-cell office:value-type="float" office:value="2.52575572558015">
            <text:p>2.5257557256</text:p>
          </table:table-cell>
          <table:table-cell office:value-type="float" office:value="1.04372365495363">
            <text:p>1.043723655</text:p>
          </table:table-cell>
          <table:table-cell office:value-type="float" office:value="2.04465475168296">
            <text:p>2.0446547517</text:p>
          </table:table-cell>
          <table:table-cell office:value-type="float" office:value="1.6386739791551">
            <text:p>1.6386739792</text:p>
          </table:table-cell>
          <table:table-cell office:value-type="float" office:value="1.01989452448899">
            <text:p>1.0198945245</text:p>
          </table:table-cell>
          <table:table-cell office:value-type="float" office:value="1.26883422593573">
            <text:p>1.2688342259</text:p>
          </table:table-cell>
          <table:table-cell office:value-type="float" office:value="0.0480517176591397">
            <text:p>0.0480517177</text:p>
          </table:table-cell>
          <table:table-cell office:value-type="float" office:value="0.232668126004778">
            <text:p>0.232668126</text:p>
          </table:table-cell>
          <table:table-cell/>
          <table:table-cell table:formula="of:=[.E124]/([.C124]/[.D124])" office:value-type="float" office:value="0.817387198199227">
            <text:p>0.8173871982</text:p>
          </table:table-cell>
          <table:table-cell table:formula="of:=[.F124]/([.A124]/[.B124])" office:value-type="float" office:value="0.524323188664539">
            <text:p>0.5243231887</text:p>
          </table:table-cell>
        </table:table-row>
        <table:table-row table:style-name="ro1">
          <table:table-cell office:value-type="float" office:value="2.32218764131991">
            <text:p>2.3221876413</text:p>
          </table:table-cell>
          <table:table-cell office:value-type="float" office:value="1.27945521766295">
            <text:p>1.2794552177</text:p>
          </table:table-cell>
          <table:table-cell office:value-type="float" office:value="1.35313504578226">
            <text:p>1.3531350458</text:p>
          </table:table-cell>
          <table:table-cell office:value-type="float" office:value="2.25562602805701">
            <text:p>2.2556260281</text:p>
          </table:table-cell>
          <table:table-cell office:value-type="float" office:value="0.896002542201985">
            <text:p>0.8960025422</text:p>
          </table:table-cell>
          <table:table-cell office:value-type="float" office:value="0.50622836520768">
            <text:p>0.5062283652</text:p>
          </table:table-cell>
          <table:table-cell office:value-type="string">
            <text:p>failed</text:p>
          </table:table-cell>
          <table:table-cell office:value-type="float" office:value="0.371715507117086">
            <text:p>0.3717155071</text:p>
          </table:table-cell>
          <table:table-cell/>
          <table:table-cell table:formula="of:=[.E125]/([.C125]/[.D125])" office:value-type="float" office:value="1.49360306770243">
            <text:p>1.4936030677</text:p>
          </table:table-cell>
          <table:table-cell table:formula="of:=[.F125]/([.A125]/[.B125])" office:value-type="float" office:value="0.278916531837973">
            <text:p>0.2789165318</text:p>
          </table:table-cell>
        </table:table-row>
        <table:table-row table:style-name="ro1">
          <table:table-cell office:value-type="float" office:value="2.89608990954984">
            <text:p>2.8960899095</text:p>
          </table:table-cell>
          <table:table-cell office:value-type="float" office:value="2.25251059385599">
            <text:p>2.2525105939</text:p>
          </table:table-cell>
          <table:table-cell office:value-type="float" office:value="1.62510835687868">
            <text:p>1.6251083569</text:p>
          </table:table-cell>
          <table:table-cell office:value-type="float" office:value="2.01580322488016">
            <text:p>2.0158032249</text:p>
          </table:table-cell>
          <table:table-cell office:value-type="float" office:value="0.639229315570628">
            <text:p>0.6392293156</text:p>
          </table:table-cell>
          <table:table-cell office:value-type="float" office:value="1.44199777178578">
            <text:p>1.4419977718</text:p>
          </table:table-cell>
          <table:table-cell office:value-type="float" office:value="0.207598016103146">
            <text:p>0.2075980161</text:p>
          </table:table-cell>
          <table:table-cell office:value-type="float" office:value="0.701340893127247">
            <text:p>0.7013408931</text:p>
          </table:table-cell>
          <table:table-cell/>
          <table:table-cell table:formula="of:=[.E126]/([.C126]/[.D126])" office:value-type="float" office:value="0.792907445408826">
            <text:p>0.7929074454</text:p>
          </table:table-cell>
          <table:table-cell table:formula="of:=[.F126]/([.A126]/[.B126])" office:value-type="float" office:value="1.12155194027422">
            <text:p>1.1215519403</text:p>
          </table:table-cell>
        </table:table-row>
        <table:table-row table:style-name="ro1">
          <table:table-cell office:value-type="float" office:value="2.35454420063391">
            <text:p>2.3545442006</text:p>
          </table:table-cell>
          <table:table-cell office:value-type="float" office:value="2.83491502042623">
            <text:p>2.8349150204</text:p>
          </table:table-cell>
          <table:table-cell office:value-type="float" office:value="1.90115844779702">
            <text:p>1.9011584478</text:p>
          </table:table-cell>
          <table:table-cell office:value-type="float" office:value="2.2737923186616">
            <text:p>2.2737923187</text:p>
          </table:table-cell>
          <table:table-cell office:value-type="float" office:value="1.06242192804789">
            <text:p>1.062421928</text:p>
          </table:table-cell>
          <table:table-cell office:value-type="float" office:value="1.42891906951224">
            <text:p>1.4289190695</text:p>
          </table:table-cell>
          <table:table-cell office:value-type="float" office:value="0.448566120057123">
            <text:p>0.4485661201</text:p>
          </table:table-cell>
          <table:table-cell office:value-type="float" office:value="0.734613081250833">
            <text:p>0.7346130813</text:p>
          </table:table-cell>
          <table:table-cell/>
          <table:table-cell table:formula="of:=[.E127]/([.C127]/[.D127])" office:value-type="float" office:value="1.2706604344168">
            <text:p>1.2706604344</text:p>
          </table:table-cell>
          <table:table-cell table:formula="of:=[.F127]/([.A127]/[.B127])" office:value-type="float" office:value="1.72044514264931">
            <text:p>1.7204451426</text:p>
          </table:table-cell>
        </table:table-row>
        <table:table-row table:style-name="ro1">
          <table:table-cell office:value-type="float" office:value="2.47341246040231">
            <text:p>2.4734124604</text:p>
          </table:table-cell>
          <table:table-cell office:value-type="float" office:value="1.98528184973881">
            <text:p>1.9852818497</text:p>
          </table:table-cell>
          <table:table-cell office:value-type="float" office:value="2.98390199243273">
            <text:p>2.9839019924</text:p>
          </table:table-cell>
          <table:table-cell office:value-type="float" office:value="1.19798767110239">
            <text:p>1.1979876711</text:p>
          </table:table-cell>
          <table:table-cell office:value-type="float" office:value="0.920622350134399">
            <text:p>0.9206223501</text:p>
          </table:table-cell>
          <table:table-cell office:value-type="float" office:value="1.66797310431459">
            <text:p>1.6679731043</text:p>
          </table:table-cell>
          <table:table-cell office:value-type="float" office:value="0.0371147710039499">
            <text:p>0.037114771</text:p>
          </table:table-cell>
          <table:table-cell office:value-type="float" office:value="0.209638123667055">
            <text:p>0.2096381237</text:p>
          </table:table-cell>
          <table:table-cell/>
          <table:table-cell table:formula="of:=[.E128]/([.C128]/[.D128])" office:value-type="float" office:value="0.369614762146777">
            <text:p>0.3696147621</text:p>
          </table:table-cell>
          <table:table-cell table:formula="of:=[.F128]/([.A128]/[.B128])" office:value-type="float" office:value="1.33879681729656">
            <text:p>1.3387968173</text:p>
          </table:table-cell>
        </table:table-row>
        <table:table-row table:style-name="ro1">
          <table:table-cell office:value-type="float" office:value="2.43706936921788">
            <text:p>2.4370693692</text:p>
          </table:table-cell>
          <table:table-cell office:value-type="float" office:value="2.00746821379637">
            <text:p>2.0074682138</text:p>
          </table:table-cell>
          <table:table-cell office:value-type="float" office:value="1.76060455886675">
            <text:p>1.7606045589</text:p>
          </table:table-cell>
          <table:table-cell office:value-type="float" office:value="2.5512149043154">
            <text:p>2.5512149043</text:p>
          </table:table-cell>
          <table:table-cell office:value-type="float" office:value="0.838684034960719">
            <text:p>0.838684035</text:p>
          </table:table-cell>
          <table:table-cell office:value-type="float" office:value="0.964075776938742">
            <text:p>0.9640757769</text:p>
          </table:table-cell>
          <table:table-cell office:value-type="float" office:value="0.31131510946217">
            <text:p>0.3113151095</text:p>
          </table:table-cell>
          <table:table-cell office:value-type="float" office:value="0.157083931179787">
            <text:p>0.1570839312</text:p>
          </table:table-cell>
          <table:table-cell/>
          <table:table-cell table:formula="of:=[.E129]/([.C129]/[.D129])" office:value-type="float" office:value="1.21530027809334">
            <text:p>1.2153002781</text:p>
          </table:table-cell>
          <table:table-cell table:formula="of:=[.F129]/([.A129]/[.B129])" office:value-type="float" office:value="0.794130648204187">
            <text:p>0.7941306482</text:p>
          </table:table-cell>
        </table:table-row>
        <table:table-row table:style-name="ro1">
          <table:table-cell office:value-type="float" office:value="2.21375020649924">
            <text:p>2.2137502065</text:p>
          </table:table-cell>
          <table:table-cell office:value-type="float" office:value="2.95061502603377">
            <text:p>2.950615026</text:p>
          </table:table-cell>
          <table:table-cell office:value-type="float" office:value="1.20577629106388">
            <text:p>1.2057762911</text:p>
          </table:table-cell>
          <table:table-cell office:value-type="float" office:value="1.64303678956024">
            <text:p>1.6430367896</text:p>
          </table:table-cell>
          <table:table-cell office:value-type="float" office:value="0.79389115243001">
            <text:p>0.7938911524</text:p>
          </table:table-cell>
          <table:table-cell office:value-type="float" office:value="0.340691980382419">
            <text:p>0.3406919804</text:p>
          </table:table-cell>
          <table:table-cell office:value-type="float" office:value="0.535832636833306">
            <text:p>0.5358326368</text:p>
          </table:table-cell>
          <table:table-cell office:value-type="float" office:value="0.0299824870954403">
            <text:p>0.0299824871</text:p>
          </table:table-cell>
          <table:table-cell/>
          <table:table-cell table:formula="of:=[.E130]/([.C130]/[.D130])" office:value-type="float" office:value="1.08178638111883">
            <text:p>1.0817863811</text:p>
          </table:table-cell>
          <table:table-cell table:formula="of:=[.F130]/([.A130]/[.B130])" office:value-type="float" office:value="0.454094085960693">
            <text:p>0.454094086</text:p>
          </table:table-cell>
        </table:table-row>
        <table:table-row table:style-name="ro1">
          <table:table-cell office:value-type="float" office:value="2.71321053510216">
            <text:p>2.7132105351</text:p>
          </table:table-cell>
          <table:table-cell office:value-type="float" office:value="1.80631560869809">
            <text:p>1.8063156087</text:p>
          </table:table-cell>
          <table:table-cell office:value-type="float" office:value="2.58471719063107">
            <text:p>2.5847171906</text:p>
          </table:table-cell>
          <table:table-cell office:value-type="float" office:value="1.71469481974593">
            <text:p>1.7146948197</text:p>
          </table:table-cell>
          <table:table-cell office:value-type="float" office:value="2.03460514605213">
            <text:p>2.0346051461</text:p>
          </table:table-cell>
          <table:table-cell office:value-type="float" office:value="1.57581966222773">
            <text:p>1.5758196622</text:p>
          </table:table-cell>
          <table:table-cell office:value-type="float" office:value="0.0821220980224014">
            <text:p>0.082122098</text:p>
          </table:table-cell>
          <table:table-cell office:value-type="float" office:value="0.0326147404298415">
            <text:p>0.0326147404</text:p>
          </table:table-cell>
          <table:table-cell/>
          <table:table-cell table:formula="of:=[.E131]/([.C131]/[.D131])" office:value-type="float" office:value="1.34975188651576">
            <text:p>1.3497518865</text:p>
          </table:table-cell>
          <table:table-cell table:formula="of:=[.F131]/([.A131]/[.B131])" office:value-type="float" office:value="1.04909943977795">
            <text:p>1.0490994398</text:p>
          </table:table-cell>
        </table:table-row>
        <table:table-row table:style-name="ro1">
          <table:table-cell office:value-type="float" office:value="1.81944664978396">
            <text:p>1.8194466498</text:p>
          </table:table-cell>
          <table:table-cell office:value-type="float" office:value="1.17735814218286">
            <text:p>1.1773581422</text:p>
          </table:table-cell>
          <table:table-cell office:value-type="float" office:value="1.88633514050689">
            <text:p>1.8863351405</text:p>
          </table:table-cell>
          <table:table-cell office:value-type="float" office:value="2.93153052960128">
            <text:p>2.9315305296</text:p>
          </table:table-cell>
          <table:table-cell office:value-type="float" office:value="1.02665239765452">
            <text:p>1.0266523977</text:p>
          </table:table-cell>
          <table:table-cell office:value-type="float" office:value="2.65801593174516">
            <text:p>2.6580159317</text:p>
          </table:table-cell>
          <table:table-cell office:value-type="float" office:value="0.21464473791613">
            <text:p>0.2146447379</text:p>
          </table:table-cell>
          <table:table-cell office:value-type="float" office:value="1.01539645886979">
            <text:p>1.0153964589</text:p>
          </table:table-cell>
          <table:table-cell/>
          <table:table-cell table:formula="of:=[.E132]/([.C132]/[.D132])" office:value-type="float" office:value="1.59550802102103">
            <text:p>1.595508021</text:p>
          </table:table-cell>
          <table:table-cell table:formula="of:=[.F132]/([.A132]/[.B132])" office:value-type="float" office:value="1.71999365832656">
            <text:p>1.7199936583</text:p>
          </table:table-cell>
        </table:table-row>
        <table:table-row table:style-name="ro1">
          <table:table-cell office:value-type="float" office:value="2.09763356535585">
            <text:p>2.0976335654</text:p>
          </table:table-cell>
          <table:table-cell office:value-type="float" office:value="2.60546862781302">
            <text:p>2.6054686278</text:p>
          </table:table-cell>
          <table:table-cell office:value-type="float" office:value="1.65560222168248">
            <text:p>1.6556022217</text:p>
          </table:table-cell>
          <table:table-cell office:value-type="float" office:value="2.43964672993852">
            <text:p>2.4396467299</text:p>
          </table:table-cell>
          <table:table-cell office:value-type="float" office:value="0.652293810884356">
            <text:p>0.6522938109</text:p>
          </table:table-cell>
          <table:table-cell office:value-type="float" office:value="1.42179812889444">
            <text:p>1.4217981289</text:p>
          </table:table-cell>
          <table:table-cell office:value-type="float" office:value="0.135186179178178">
            <text:p>0.1351861792</text:p>
          </table:table-cell>
          <table:table-cell office:value-type="float" office:value="0.299163438397428">
            <text:p>0.2991634384</text:p>
          </table:table-cell>
          <table:table-cell/>
          <table:table-cell table:formula="of:=[.E133]/([.C133]/[.D133])" office:value-type="float" office:value="0.961200970765763">
            <text:p>0.9612009708</text:p>
          </table:table-cell>
          <table:table-cell table:formula="of:=[.F133]/([.A133]/[.B133])" office:value-type="float" office:value="1.76601408420411">
            <text:p>1.7660140842</text:p>
          </table:table-cell>
        </table:table-row>
        <table:table-row table:style-name="ro1">
          <table:table-cell office:value-type="float" office:value="1.95152433540277">
            <text:p>1.9515243354</text:p>
          </table:table-cell>
          <table:table-cell office:value-type="float" office:value="2.35026820718789">
            <text:p>2.3502682072</text:p>
          </table:table-cell>
          <table:table-cell office:value-type="float" office:value="1.04109120184606">
            <text:p>1.0410912018</text:p>
          </table:table-cell>
          <table:table-cell office:value-type="float" office:value="2.7060567036765">
            <text:p>2.7060567037</text:p>
          </table:table-cell>
          <table:table-cell office:value-type="float" office:value="0.61096659304363">
            <text:p>0.610966593</text:p>
          </table:table-cell>
          <table:table-cell office:value-type="float" office:value="0.744480578709678">
            <text:p>0.7444805787</text:p>
          </table:table-cell>
          <table:table-cell office:value-type="float" office:value="0.545005734633358">
            <text:p>0.5450057346</text:p>
          </table:table-cell>
          <table:table-cell office:value-type="float" office:value="0.738825821432116">
            <text:p>0.7388258214</text:p>
          </table:table-cell>
          <table:table-cell/>
          <table:table-cell table:formula="of:=[.E134]/([.C134]/[.D134])" office:value-type="float" office:value="1.58805515011217">
            <text:p>1.5880551501</text:p>
          </table:table-cell>
          <table:table-cell table:formula="of:=[.F134]/([.A134]/[.B134])" office:value-type="float" office:value="0.896596062507761">
            <text:p>0.8965960625</text:p>
          </table:table-cell>
        </table:table-row>
        <table:table-row table:style-name="ro1">
          <table:table-cell office:value-type="float" office:value="1.79176666810725">
            <text:p>1.7917666681</text:p>
          </table:table-cell>
          <table:table-cell office:value-type="float" office:value="2.57393739166387">
            <text:p>2.5739373917</text:p>
          </table:table-cell>
          <table:table-cell office:value-type="float" office:value="2.37323471036425">
            <text:p>2.3732347104</text:p>
          </table:table-cell>
          <table:table-cell office:value-type="float" office:value="1.57798881390038">
            <text:p>1.5779888139</text:p>
          </table:table-cell>
          <table:table-cell office:value-type="float" office:value="1.39334739032451">
            <text:p>1.3933473903</text:p>
          </table:table-cell>
          <table:table-cell office:value-type="float" office:value="0.871263743357818">
            <text:p>0.8712637434</text:p>
          </table:table-cell>
          <table:table-cell office:value-type="float" office:value="0.28992981649168">
            <text:p>0.2899298165</text:p>
          </table:table-cell>
          <table:table-cell office:value-type="float" office:value="0.434874817133466">
            <text:p>0.4348748171</text:p>
          </table:table-cell>
          <table:table-cell/>
          <table:table-cell table:formula="of:=[.E135]/([.C135]/[.D135])" office:value-type="float" office:value="0.926451389829834">
            <text:p>0.9264513898</text:p>
          </table:table-cell>
          <table:table-cell table:formula="of:=[.F135]/([.A135]/[.B135])" office:value-type="float" office:value="1.25160176653955">
            <text:p>1.2516017665</text:p>
          </table:table-cell>
        </table:table-row>
        <table:table-row table:style-name="ro1">
          <table:table-cell office:value-type="float" office:value="2.02801581892558">
            <text:p>2.0280158189</text:p>
          </table:table-cell>
          <table:table-cell office:value-type="float" office:value="2.98721097967923">
            <text:p>2.9872109797</text:p>
          </table:table-cell>
          <table:table-cell office:value-type="float" office:value="2.09015838386964">
            <text:p>2.0901583839</text:p>
          </table:table-cell>
          <table:table-cell office:value-type="float" office:value="2.01762077539117">
            <text:p>2.0176207754</text:p>
          </table:table-cell>
          <table:table-cell office:value-type="float" office:value="1.13275316346298">
            <text:p>1.1327531635</text:p>
          </table:table-cell>
          <table:table-cell office:value-type="float" office:value="0.578784096093029">
            <text:p>0.5787840961</text:p>
          </table:table-cell>
          <table:table-cell office:value-type="float" office:value="1.65464297746988">
            <text:p>1.6546429775</text:p>
          </table:table-cell>
          <table:table-cell office:value-type="float" office:value="1.24983443067737">
            <text:p>1.2498344307</text:p>
          </table:table-cell>
          <table:table-cell/>
          <table:table-cell table:formula="of:=[.E136]/([.C136]/[.D136])" office:value-type="float" office:value="1.09344169017553">
            <text:p>1.0934416902</text:p>
          </table:table-cell>
          <table:table-cell table:formula="of:=[.F136]/([.A136]/[.B136])" office:value-type="float" office:value="0.85253289968359">
            <text:p>0.8525328997</text:p>
          </table:table-cell>
        </table:table-row>
        <table:table-row table:style-name="ro1">
          <table:table-cell office:value-type="float" office:value="2.25571205432327">
            <text:p>2.2557120543</text:p>
          </table:table-cell>
          <table:table-cell office:value-type="float" office:value="2.8090977863451">
            <text:p>2.8090977863</text:p>
          </table:table-cell>
          <table:table-cell office:value-type="float" office:value="1.83445806374515">
            <text:p>1.8344580637</text:p>
          </table:table-cell>
          <table:table-cell office:value-type="float" office:value="1.69929345170934">
            <text:p>1.6992934517</text:p>
          </table:table-cell>
          <table:table-cell office:value-type="float" office:value="1.212268744396">
            <text:p>1.2122687444</text:p>
          </table:table-cell>
          <table:table-cell office:value-type="float" office:value="0.387911891033851">
            <text:p>0.387911891</text:p>
          </table:table-cell>
          <table:table-cell office:value-type="float" office:value="0.400436102674494">
            <text:p>0.4004361027</text:p>
          </table:table-cell>
          <table:table-cell office:value-type="float" office:value="0.415731874962122">
            <text:p>0.415731875</text:p>
          </table:table-cell>
          <table:table-cell/>
          <table:table-cell table:formula="of:=[.E137]/([.C137]/[.D137])" office:value-type="float" office:value="1.12294763220611">
            <text:p>1.1229476322</text:p>
          </table:table-cell>
          <table:table-cell table:formula="of:=[.F137]/([.A137]/[.B137])" office:value-type="float" office:value="0.483076921237204">
            <text:p>0.4830769212</text:p>
          </table:table-cell>
        </table:table-row>
        <table:table-row table:style-name="ro1">
          <table:table-cell office:value-type="float" office:value="2.32963065119909">
            <text:p>2.3296306512</text:p>
          </table:table-cell>
          <table:table-cell office:value-type="float" office:value="1.94918766010049">
            <text:p>1.9491876601</text:p>
          </table:table-cell>
          <table:table-cell office:value-type="float" office:value="2.47720114303622">
            <text:p>2.477201143</text:p>
          </table:table-cell>
          <table:table-cell office:value-type="float" office:value="2.03244918353504">
            <text:p>2.0324491835</text:p>
          </table:table-cell>
          <table:table-cell office:value-type="float" office:value="1.65558972539515">
            <text:p>1.6555897254</text:p>
          </table:table-cell>
          <table:table-cell office:value-type="float" office:value="0.931612169278616">
            <text:p>0.9316121693</text:p>
          </table:table-cell>
          <table:table-cell office:value-type="float" office:value="0.242680988621353">
            <text:p>0.2426809886</text:p>
          </table:table-cell>
          <table:table-cell office:value-type="float" office:value="1.10762154950754">
            <text:p>1.1076215495</text:p>
          </table:table-cell>
          <table:table-cell/>
          <table:table-cell table:formula="of:=[.E138]/([.C138]/[.D138])" office:value-type="float" office:value="1.35834830978809">
            <text:p>1.3583483098</text:p>
          </table:table-cell>
          <table:table-cell table:formula="of:=[.F138]/([.A138]/[.B138])" office:value-type="float" office:value="0.779474181206651">
            <text:p>0.7794741812</text:p>
          </table:table-cell>
        </table:table-row>
        <table:table-row table:style-name="ro1">
          <table:table-cell office:value-type="float" office:value="1.35874539537297">
            <text:p>1.3587453954</text:p>
          </table:table-cell>
          <table:table-cell office:value-type="float" office:value="1.02902995889496">
            <text:p>1.0290299589</text:p>
          </table:table-cell>
          <table:table-cell office:value-type="float" office:value="1.98499479842605">
            <text:p>1.9849947984</text:p>
          </table:table-cell>
          <table:table-cell office:value-type="float" office:value="1.57422315169788">
            <text:p>1.5742231517</text:p>
          </table:table-cell>
          <table:table-cell office:value-type="float" office:value="0.647510549517586">
            <text:p>0.6475105495</text:p>
          </table:table-cell>
          <table:table-cell office:value-type="float" office:value="0.594786451268143">
            <text:p>0.5947864513</text:p>
          </table:table-cell>
          <table:table-cell office:value-type="float" office:value="0.112567790845317">
            <text:p>0.1125677908</text:p>
          </table:table-cell>
          <table:table-cell office:value-type="float" office:value="0.0276547427110905">
            <text:p>0.0276547427</text:p>
          </table:table-cell>
          <table:table-cell/>
          <table:table-cell table:formula="of:=[.E139]/([.C139]/[.D139])" office:value-type="float" office:value="0.513515752699931">
            <text:p>0.5135157527</text:p>
          </table:table-cell>
          <table:table-cell table:formula="of:=[.F139]/([.A139]/[.B139])" office:value-type="float" office:value="0.450454573449892">
            <text:p>0.4504545734</text:p>
          </table:table-cell>
        </table:table-row>
        <table:table-row table:style-name="ro1">
          <table:table-cell office:value-type="float" office:value="2.18801052178629">
            <text:p>2.1880105218</text:p>
          </table:table-cell>
          <table:table-cell office:value-type="float" office:value="2.85517112717739">
            <text:p>2.8551711272</text:p>
          </table:table-cell>
          <table:table-cell office:value-type="float" office:value="2.16274264881515">
            <text:p>2.1627426488</text:p>
          </table:table-cell>
          <table:table-cell office:value-type="float" office:value="2.85989812941286">
            <text:p>2.8598981294</text:p>
          </table:table-cell>
          <table:table-cell office:value-type="float" office:value="0.79150972104663">
            <text:p>0.791509721</text:p>
          </table:table-cell>
          <table:table-cell office:value-type="float" office:value="0.343855528424893">
            <text:p>0.3438555284</text:p>
          </table:table-cell>
          <table:table-cell office:value-type="float" office:value="0.30138999564153">
            <text:p>0.3013899956</text:p>
          </table:table-cell>
          <table:table-cell office:value-type="float" office:value="0.593577409157325">
            <text:p>0.5935774092</text:p>
          </table:table-cell>
          <table:table-cell/>
          <table:table-cell table:formula="of:=[.E140]/([.C140]/[.D140])" office:value-type="float" office:value="1.04665119165865">
            <text:p>1.0466511917</text:p>
          </table:table-cell>
          <table:table-cell table:formula="of:=[.F140]/([.A140]/[.B140])" office:value-type="float" office:value="0.448702767607153">
            <text:p>0.4487027676</text:p>
          </table:table-cell>
        </table:table-row>
        <table:table-row table:style-name="ro1">
          <table:table-cell office:value-type="float" office:value="1.12332790536961">
            <text:p>1.1233279054</text:p>
          </table:table-cell>
          <table:table-cell office:value-type="float" office:value="2.19580703191264">
            <text:p>2.1958070319</text:p>
          </table:table-cell>
          <table:table-cell office:value-type="float" office:value="1.18095388551287">
            <text:p>1.1809538855</text:p>
          </table:table-cell>
          <table:table-cell office:value-type="float" office:value="1.71747142389299">
            <text:p>1.7174714239</text:p>
          </table:table-cell>
          <table:table-cell office:value-type="float" office:value="0.498897561212778">
            <text:p>0.4988975612</text:p>
          </table:table-cell>
          <table:table-cell office:value-type="float" office:value="0.767558423863896">
            <text:p>0.7675584239</text:p>
          </table:table-cell>
          <table:table-cell office:value-type="float" office:value="0.482693043790717">
            <text:p>0.4826930438</text:p>
          </table:table-cell>
          <table:table-cell office:value-type="float" office:value="0.0602338774281605">
            <text:p>0.0602338774</text:p>
          </table:table-cell>
          <table:table-cell/>
          <table:table-cell table:formula="of:=[.E141]/([.C141]/[.D141])" office:value-type="float" office:value="0.725551027304285">
            <text:p>0.7255510273</text:p>
          </table:table-cell>
          <table:table-cell table:formula="of:=[.F141]/([.A141]/[.B141])" office:value-type="float" office:value="1.50037239925022">
            <text:p>1.5003723993</text:p>
          </table:table-cell>
        </table:table-row>
        <table:table-row table:style-name="ro1">
          <table:table-cell office:value-type="float" office:value="1.19985690349706">
            <text:p>1.1998569035</text:p>
          </table:table-cell>
          <table:table-cell office:value-type="float" office:value="2.32438536981325">
            <text:p>2.3243853698</text:p>
          </table:table-cell>
          <table:table-cell office:value-type="float" office:value="2.4294970060836">
            <text:p>2.4294970061</text:p>
          </table:table-cell>
          <table:table-cell office:value-type="float" office:value="2.72431308204509">
            <text:p>2.724313082</text:p>
          </table:table-cell>
          <table:table-cell office:value-type="float" office:value="1.12494043340108">
            <text:p>1.1249404334</text:p>
          </table:table-cell>
          <table:table-cell office:value-type="float" office:value="0.177206345364715">
            <text:p>0.1772063454</text:p>
          </table:table-cell>
          <table:table-cell office:value-type="float" office:value="0.547626175382435">
            <text:p>0.5476261754</text:p>
          </table:table-cell>
          <table:table-cell office:value-type="float" office:value="0.0593952030344811">
            <text:p>0.059395203</text:p>
          </table:table-cell>
          <table:table-cell/>
          <table:table-cell table:formula="of:=[.E142]/([.C142]/[.D142])" office:value-type="float" office:value="1.2614503872867">
            <text:p>1.2614503873</text:p>
          </table:table-cell>
          <table:table-cell table:formula="of:=[.F142]/([.A142]/[.B142])" office:value-type="float" office:value="0.343287466533151">
            <text:p>0.3432874665</text:p>
          </table:table-cell>
        </table:table-row>
        <table:table-row table:style-name="ro1">
          <table:table-cell office:value-type="float" office:value="1.28590584373377">
            <text:p>1.2859058437</text:p>
          </table:table-cell>
          <table:table-cell office:value-type="float" office:value="2.83269558000969">
            <text:p>2.83269558</text:p>
          </table:table-cell>
          <table:table-cell office:value-type="float" office:value="1.06727940219793">
            <text:p>1.0672794022</text:p>
          </table:table-cell>
          <table:table-cell office:value-type="float" office:value="1.68023678971466">
            <text:p>1.6802367897</text:p>
          </table:table-cell>
          <table:table-cell office:value-type="float" office:value="0.501875495658056">
            <text:p>0.5018754957</text:p>
          </table:table-cell>
          <table:table-cell office:value-type="float" office:value="0.250294689572597">
            <text:p>0.2502946896</text:p>
          </table:table-cell>
          <table:table-cell office:value-type="float" office:value="0.763212370425349">
            <text:p>0.7632123704</text:p>
          </table:table-cell>
          <table:table-cell office:value-type="float" office:value="0.112830894470802">
            <text:p>0.1128308945</text:p>
          </table:table-cell>
          <table:table-cell/>
          <table:table-cell table:formula="of:=[.E143]/([.C143]/[.D143])" office:value-type="float" office:value="0.790111445910355">
            <text:p>0.7901114459</text:p>
          </table:table-cell>
          <table:table-cell table:formula="of:=[.F143]/([.A143]/[.B143])" office:value-type="float" office:value="0.551369032427373">
            <text:p>0.5513690324</text:p>
          </table:table-cell>
        </table:table-row>
        <table:table-row table:style-name="ro1">
          <table:table-cell office:value-type="float" office:value="1.55365932758602">
            <text:p>1.5536593276</text:p>
          </table:table-cell>
          <table:table-cell office:value-type="float" office:value="1.71742028590172">
            <text:p>1.7174202859</text:p>
          </table:table-cell>
          <table:table-cell office:value-type="float" office:value="2.34163319475094">
            <text:p>2.3416331948</text:p>
          </table:table-cell>
          <table:table-cell office:value-type="float" office:value="1.93660164295537">
            <text:p>1.936601643</text:p>
          </table:table-cell>
          <table:table-cell office:value-type="float" office:value="1.27925731794722">
            <text:p>1.2792573179</text:p>
          </table:table-cell>
          <table:table-cell office:value-type="float" office:value="1.19938523134203">
            <text:p>1.1993852313</text:p>
          </table:table-cell>
          <table:table-cell office:value-type="float" office:value="0.592034921451939">
            <text:p>0.5920349215</text:p>
          </table:table-cell>
          <table:table-cell office:value-type="float" office:value="0.284587479309126">
            <text:p>0.2845874793</text:p>
          </table:table-cell>
          <table:table-cell/>
          <table:table-cell table:formula="of:=[.E144]/([.C144]/[.D144])" office:value-type="float" office:value="1.05798458496945">
            <text:p>1.057984585</text:p>
          </table:table-cell>
          <table:table-cell table:formula="of:=[.F144]/([.A144]/[.B144])" office:value-type="float" office:value="1.32580449931594">
            <text:p>1.3258044993</text:p>
          </table:table-cell>
        </table:table-row>
        <table:table-row table:style-name="ro1">
          <table:table-cell office:value-type="float" office:value="2.41379246181519">
            <text:p>2.4137924618</text:p>
          </table:table-cell>
          <table:table-cell office:value-type="float" office:value="2.03909083131658">
            <text:p>2.0390908313</text:p>
          </table:table-cell>
          <table:table-cell office:value-type="float" office:value="2.03786799173703">
            <text:p>2.0378679917</text:p>
          </table:table-cell>
          <table:table-cell office:value-type="float" office:value="1.50107418582825">
            <text:p>1.5010741858</text:p>
          </table:table-cell>
          <table:table-cell office:value-type="float" office:value="0.783714762901744">
            <text:p>0.7837147629</text:p>
          </table:table-cell>
          <table:table-cell office:value-type="float" office:value="2.09638845081998">
            <text:p>2.0963884508</text:p>
          </table:table-cell>
          <table:table-cell office:value-type="float" office:value="0.141502007202404">
            <text:p>0.1415020072</text:p>
          </table:table-cell>
          <table:table-cell office:value-type="float" office:value="0.283178387827419">
            <text:p>0.2831783878</text:p>
          </table:table-cell>
          <table:table-cell/>
          <table:table-cell table:formula="of:=[.E145]/([.C145]/[.D145])" office:value-type="float" office:value="0.577276842471807">
            <text:p>0.5772768425</text:p>
          </table:table-cell>
          <table:table-cell table:formula="of:=[.F145]/([.A145]/[.B145])" office:value-type="float" office:value="1.77095857931811">
            <text:p>1.7709585793</text:p>
          </table:table-cell>
        </table:table-row>
        <table:table-row table:style-name="ro1">
          <table:table-cell table:number-columns-repeated="6"/>
          <table:table-cell table:formula="of:=AVERAGE([.G1:.G145])" office:value-type="float" office:value="0.36672733389037">
            <text:p>0.3667273339</text:p>
          </table:table-cell>
          <table:table-cell table:formula="of:=AVERAGE([.H1:.H145])" office:value-type="float" office:value="0.401004634319799">
            <text:p>0.4010046343</text:p>
          </table:table-cell>
          <table:table-cell table:number-columns-repeated="3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table:number-columns-repeated="4"/>
          <table:table-cell>
            <draw:frame table:end-cell-address="Лист1.K178" table:end-x="0.8583in" table:end-y="0.1484in" draw:z-index="0" draw:style-name="gr1" draw:text-style-name="P1" svg:width="6.2988in" svg:height="3.5429in" svg:x="0.35in" svg:y="0.1614in">
              <draw:object draw:notify-on-update-of-ranges="Лист1.B1:Лист1.B145 Лист1.G1:Лист1.G145 Лист1.B1:Лист1.B145 Лист1.H1:Лист1.H14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2">04/22/2019</text:date>, <text:time>13:33:3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2T13:33:39.49</dc:date>
    <dc:creator>Дмитрий Дмитрий</dc:creator>
    <meta:document-statistic meta:table-count="1" meta:cell-count="1452" meta:object-count="1"/>
    <meta:generator>OpenOffice/4.1.6$Win32 OpenOffice.org_project/416m1$Build-97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78cm" svg:y="3.926cm" style:legend-expansion="high" chart:style-name="ch2"/>
        <chart:plot-area chart:style-name="ch3" table:cell-range-address="Лист1.B1:Лист1.B145 Лист1.G1:Лист1.H145" svg:x="0.77cm" svg:y="0.855cm" svg:width="12.168cm" svg:height="7.545cm">
          <chartooo:coordinate-region svg:x="1.206cm" svg:y="1.068cm" svg:width="11.492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G1:Лист1.G145" chart:class="chart:scatter">
            <chart:domain table:cell-range-address="Лист1.B1:Лист1.B145"/>
            <chart:data-point chart:repeated="145"/>
          </chart:series>
          <chart:series chart:style-name="ch7" chart:values-cell-range-address="Лист1.H1:Лист1.H145" chart:class="chart:scatter">
            <chart:data-point chart:repeated="1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258116218847">
                <text:p>2.03258116218847</text:p>
                <draw:g>
                  <svg:desc>Лист1.B1:Лист1.B145</svg:desc>
                </draw:g>
              </table:table-cell>
              <table:table-cell office:value-type="float" office:value="0.102917675310452">
                <text:p>0.102917675310452</text:p>
                <draw:g>
                  <svg:desc>Лист1.G1:Лист1.G145</svg:desc>
                </draw:g>
              </table:table-cell>
              <table:table-cell office:value-type="float" office:value="0.446073062111655">
                <text:p>0.446073062111655</text:p>
                <draw:g>
                  <svg:desc>Лист1.H1:Лист1.H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1845890517275">
                <text:p>2.01845890517275</text:p>
              </table:table-cell>
              <table:table-cell office:value-type="float" office:value="0.259608893933468">
                <text:p>0.259608893933468</text:p>
              </table:table-cell>
              <table:table-cell office:value-type="float" office:value="0.723488810626103">
                <text:p>0.723488810626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5579086824124">
                <text:p>1.45579086824124</text:p>
              </table:table-cell>
              <table:table-cell office:value-type="float" office:value="0.104763810040965">
                <text:p>0.104763810040965</text:p>
              </table:table-cell>
              <table:table-cell office:value-type="float" office:value="0.226978853344846">
                <text:p>0.226978853344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881167167742">
                <text:p>1.11881167167742</text:p>
              </table:table-cell>
              <table:table-cell office:value-type="float" office:value="0.202812682117577">
                <text:p>0.202812682117577</text:p>
              </table:table-cell>
              <table:table-cell office:value-type="float" office:value="0.140535067064882">
                <text:p>0.140535067064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9458195958034">
                <text:p>2.59458195958034</text:p>
              </table:table-cell>
              <table:table-cell office:value-type="float" office:value="0.133580831424235">
                <text:p>0.133580831424235</text:p>
              </table:table-cell>
              <table:table-cell office:value-type="float" office:value="1.06223331121975">
                <text:p>1.06223331121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1443473976778">
                <text:p>2.21443473976778</text:p>
              </table:table-cell>
              <table:table-cell office:value-type="float" office:value="0.0433879914872263">
                <text:p>0.0433879914872263</text:p>
              </table:table-cell>
              <table:table-cell office:value-type="float" office:value="0.0939940086258512">
                <text:p>0.0939940086258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849922516779">
                <text:p>1.2849922516779</text:p>
              </table:table-cell>
              <table:table-cell office:value-type="float" office:value="0.208181332301288">
                <text:p>0.208181332301288</text:p>
              </table:table-cell>
              <table:table-cell office:value-type="float" office:value="0.217373080450906">
                <text:p>0.217373080450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4417780178794">
                <text:p>2.34417780178794</text:p>
              </table:table-cell>
              <table:table-cell office:value-type="float" office:value="NaN">
                <text:p>NaN</text:p>
              </table:table-cell>
              <table:table-cell office:value-type="float" office:value="0.323422557320542">
                <text:p>0.3234225573205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1067525973109">
                <text:p>1.91067525973109</text:p>
              </table:table-cell>
              <table:table-cell office:value-type="float" office:value="NaN">
                <text:p>NaN</text:p>
              </table:table-cell>
              <table:table-cell office:value-type="float" office:value="0.286118327861779">
                <text:p>0.2861183278617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8994132140183">
                <text:p>2.38994132140183</text:p>
              </table:table-cell>
              <table:table-cell office:value-type="float" office:value="0.311700325782534">
                <text:p>0.311700325782534</text:p>
              </table:table-cell>
              <table:table-cell office:value-type="float" office:value="0.550971669844993">
                <text:p>0.550971669844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2940478489241">
                <text:p>2.92940478489241</text:p>
              </table:table-cell>
              <table:table-cell office:value-type="float" office:value="0.115788741304031">
                <text:p>0.115788741304031</text:p>
              </table:table-cell>
              <table:table-cell office:value-type="float" office:value="0.115343609823973">
                <text:p>0.115343609823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1758998549431">
                <text:p>2.41758998549431</text:p>
              </table:table-cell>
              <table:table-cell office:value-type="float" office:value="0.688874971326849">
                <text:p>0.688874971326849</text:p>
              </table:table-cell>
              <table:table-cell office:value-type="float" office:value="0.129157233444533">
                <text:p>0.129157233444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5995129023676">
                <text:p>2.8599512902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3989803043189">
                <text:p>1.33989803043189</text:p>
              </table:table-cell>
              <table:table-cell office:value-type="float" office:value="0.421120045116865">
                <text:p>0.421120045116865</text:p>
              </table:table-cell>
              <table:table-cell office:value-type="float" office:value="0.159943880861331">
                <text:p>0.1599438808613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4491173045007">
                <text:p>2.94491173045007</text:p>
              </table:table-cell>
              <table:table-cell office:value-type="float" office:value="0.794380287425666">
                <text:p>0.794380287425666</text:p>
              </table:table-cell>
              <table:table-cell office:value-type="float" office:value="0.247893273482099">
                <text:p>0.247893273482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5323809723055">
                <text:p>1.45323809723055</text:p>
              </table:table-cell>
              <table:table-cell office:value-type="float" office:value="0.717432623709531">
                <text:p>0.717432623709531</text:p>
              </table:table-cell>
              <table:table-cell office:value-type="float" office:value="0.848057320752125">
                <text:p>0.848057320752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7848622900363">
                <text:p>1.17848622900363</text:p>
              </table:table-cell>
              <table:table-cell office:value-type="float" office:value="0.410713223046192">
                <text:p>0.410713223046192</text:p>
              </table:table-cell>
              <table:table-cell office:value-type="float" office:value="0.0182079243977747">
                <text:p>0.0182079243977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7149017945467">
                <text:p>1.17149017945467</text:p>
              </table:table-cell>
              <table:table-cell office:value-type="float" office:value="0.112109966037552">
                <text:p>0.112109966037552</text:p>
              </table:table-cell>
              <table:table-cell office:value-type="float" office:value="0.255732213677502">
                <text:p>0.255732213677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5407778278649">
                <text:p>2.45407778278649</text:p>
              </table:table-cell>
              <table:table-cell office:value-type="float" office:value="0.21450870864849">
                <text:p>0.21450870864849</text:p>
              </table:table-cell>
              <table:table-cell office:value-type="float" office:value="0.122381736196152">
                <text:p>0.122381736196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1413059728878">
                <text:p>1.21413059728878</text:p>
              </table:table-cell>
              <table:table-cell office:value-type="float" office:value="0.406776656246633">
                <text:p>0.406776656246633</text:p>
              </table:table-cell>
              <table:table-cell office:value-type="float" office:value="0.0866744984476217">
                <text:p>0.0866744984476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4963056740799">
                <text:p>1.34963056740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1207483774613">
                <text:p>1.21207483774613</text:p>
              </table:table-cell>
              <table:table-cell office:value-type="float" office:value="0.190678788438704">
                <text:p>0.190678788438704</text:p>
              </table:table-cell>
              <table:table-cell office:value-type="float" office:value="0.842978073863237">
                <text:p>0.8429780738632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4875961483864">
                <text:p>2.54875961483864</text:p>
              </table:table-cell>
              <table:table-cell office:value-type="float" office:value="1.75898857440383">
                <text:p>1.75898857440383</text:p>
              </table:table-cell>
              <table:table-cell office:value-type="float" office:value="0.220562887687339">
                <text:p>0.220562887687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4526839602984">
                <text:p>2.44526839602984</text:p>
              </table:table-cell>
              <table:table-cell office:value-type="float" office:value="0.290887423998851">
                <text:p>0.290887423998851</text:p>
              </table:table-cell>
              <table:table-cell office:value-type="float" office:value="0.128904154454127">
                <text:p>0.1289041544541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615532116785">
                <text:p>1.35615532116785</text:p>
              </table:table-cell>
              <table:table-cell office:value-type="float" office:value="0.673142755155386">
                <text:p>0.673142755155386</text:p>
              </table:table-cell>
              <table:table-cell office:value-type="float" office:value="0.0894289143453757">
                <text:p>0.08942891434537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083023769354">
                <text:p>2.9083023769354</text:p>
              </table:table-cell>
              <table:table-cell office:value-type="float" office:value="2.23029952171165">
                <text:p>2.23029952171165</text:p>
              </table:table-cell>
              <table:table-cell office:value-type="float" office:value="0.59866900164742">
                <text:p>0.59866900164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6465847965547">
                <text:p>1.96465847965547</text:p>
              </table:table-cell>
              <table:table-cell office:value-type="float" office:value="0.315922952728977">
                <text:p>0.315922952728977</text:p>
              </table:table-cell>
              <table:table-cell office:value-type="float" office:value="0.184572117176888">
                <text:p>0.184572117176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464996354871">
                <text:p>2.6464996354871</text:p>
              </table:table-cell>
              <table:table-cell office:value-type="float" office:value="0.211145101079967">
                <text:p>0.211145101079967</text:p>
              </table:table-cell>
              <table:table-cell office:value-type="float" office:value="1.61306999141051">
                <text:p>1.61306999141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9353520185386">
                <text:p>1.89353520185386</text:p>
              </table:table-cell>
              <table:table-cell office:value-type="float" office:value="0.364170654911203">
                <text:p>0.364170654911203</text:p>
              </table:table-cell>
              <table:table-cell office:value-type="float" office:value="0.198692864214818">
                <text:p>0.1986928642148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9302758164379">
                <text:p>2.19302758164379</text:p>
              </table:table-cell>
              <table:table-cell office:value-type="float" office:value="0.0988106490609614">
                <text:p>0.0988106490609614</text:p>
              </table:table-cell>
              <table:table-cell office:value-type="float" office:value="0.192150824975826">
                <text:p>0.192150824975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9121095425971">
                <text:p>2.99121095425971</text:p>
              </table:table-cell>
              <table:table-cell office:value-type="float" office:value="0.757377888157012">
                <text:p>0.757377888157012</text:p>
              </table:table-cell>
              <table:table-cell office:value-type="float" office:value="0.072256626939303">
                <text:p>0.072256626939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3005012042357">
                <text:p>2.43005012042357</text:p>
              </table:table-cell>
              <table:table-cell office:value-type="float" office:value="0.465611334337428">
                <text:p>0.465611334337428</text:p>
              </table:table-cell>
              <table:table-cell office:value-type="float" office:value="0.277111973873677">
                <text:p>0.2771119738736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7344112236679">
                <text:p>1.17344112236679</text:p>
              </table:table-cell>
              <table:table-cell office:value-type="float" office:value="0.516224703733665">
                <text:p>0.516224703733665</text:p>
              </table:table-cell>
              <table:table-cell office:value-type="float" office:value="0.223936057186465">
                <text:p>0.2239360571864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556320742032">
                <text:p>1.32556320742032</text:p>
              </table:table-cell>
              <table:table-cell office:value-type="float" office:value="0.0311461253298648">
                <text:p>0.0311461253298648</text:p>
              </table:table-cell>
              <table:table-cell office:value-type="float" office:value="0.298557601727556">
                <text:p>0.298557601727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1329811080978">
                <text:p>2.51329811080978</text:p>
              </table:table-cell>
              <table:table-cell office:value-type="float" office:value="0.161907836288842">
                <text:p>0.161907836288842</text:p>
              </table:table-cell>
              <table:table-cell office:value-type="float" office:value="0.796237067611386">
                <text:p>0.7962370676113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8419496583948">
                <text:p>2.18419496583948</text:p>
              </table:table-cell>
              <table:table-cell office:value-type="float" office:value="0.0976012353866419">
                <text:p>0.0976012353866419</text:p>
              </table:table-cell>
              <table:table-cell office:value-type="float" office:value="0.942546426863945">
                <text:p>0.942546426863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8405445217344">
                <text:p>2.58405445217344</text:p>
              </table:table-cell>
              <table:table-cell office:value-type="float" office:value="0.627047159625372">
                <text:p>0.627047159625372</text:p>
              </table:table-cell>
              <table:table-cell office:value-type="float" office:value="0.989176394881899">
                <text:p>0.9891763948818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9957871590721">
                <text:p>1.09957871590721</text:p>
              </table:table-cell>
              <table:table-cell office:value-type="float" office:value="0.330256062537707">
                <text:p>0.330256062537707</text:p>
              </table:table-cell>
              <table:table-cell office:value-type="float" office:value="0.278969067542329">
                <text:p>0.2789690675423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96302582973755">
                <text:p>2.96302582973755</text:p>
              </table:table-cell>
              <table:table-cell office:value-type="float" office:value="0.815956181948169">
                <text:p>0.815956181948169</text:p>
              </table:table-cell>
              <table:table-cell office:value-type="float" office:value="0.241416598631796">
                <text:p>0.2414165986317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7242439336722">
                <text:p>1.87242439336722</text:p>
              </table:table-cell>
              <table:table-cell office:value-type="float" office:value="0.0606801433005465">
                <text:p>0.0606801433005465</text:p>
              </table:table-cell>
              <table:table-cell office:value-type="float" office:value="0.930195669372217">
                <text:p>0.9301956693722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8906264863399">
                <text:p>2.58906264863399</text:p>
              </table:table-cell>
              <table:table-cell office:value-type="float" office:value="0.308830540025233">
                <text:p>0.308830540025233</text:p>
              </table:table-cell>
              <table:table-cell office:value-type="float" office:value="0.0168610812485211">
                <text:p>0.01686108124852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8353534875602">
                <text:p>2.88353534875602</text:p>
              </table:table-cell>
              <table:table-cell office:value-type="float" office:value="0.225042222653281">
                <text:p>0.225042222653281</text:p>
              </table:table-cell>
              <table:table-cell office:value-type="float" office:value="0.725218921254648">
                <text:p>0.7252189212546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0776857077506">
                <text:p>2.90776857077506</text:p>
              </table:table-cell>
              <table:table-cell office:value-type="float" office:value="0.984843085092901">
                <text:p>0.984843085092901</text:p>
              </table:table-cell>
              <table:table-cell office:value-type="float" office:value="2.64707466987127">
                <text:p>2.647074669871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1707349168932">
                <text:p>2.41707349168932</text:p>
              </table:table-cell>
              <table:table-cell office:value-type="float" office:value="0.157629075381747">
                <text:p>0.157629075381747</text:p>
              </table:table-cell>
              <table:table-cell office:value-type="float" office:value="0.121475387457292">
                <text:p>0.1214753874572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7930952332882">
                <text:p>1.87930952332882</text:p>
              </table:table-cell>
              <table:table-cell office:value-type="float" office:value="0.0568010778769858">
                <text:p>0.0568010778769858</text:p>
              </table:table-cell>
              <table:table-cell office:value-type="float" office:value="0.0197998272972471">
                <text:p>0.01979982729724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0436966936307">
                <text:p>2.50436966936307</text:p>
              </table:table-cell>
              <table:table-cell office:value-type="float" office:value="0.500216236506201">
                <text:p>0.500216236506201</text:p>
              </table:table-cell>
              <table:table-cell office:value-type="float" office:value="0.151817884303329">
                <text:p>0.1518178843033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6664985603031">
                <text:p>1.36664985603031</text:p>
              </table:table-cell>
              <table:table-cell office:value-type="float" office:value="0.52925509542517">
                <text:p>0.52925509542517</text:p>
              </table:table-cell>
              <table:table-cell office:value-type="float" office:value="0.02314314008739">
                <text:p>0.023143140087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3881077535395">
                <text:p>2.83881077535395</text:p>
              </table:table-cell>
              <table:table-cell office:value-type="float" office:value="0.190335924479032">
                <text:p>0.190335924479032</text:p>
              </table:table-cell>
              <table:table-cell office:value-type="float" office:value="1.17399658000473">
                <text:p>1.173996580004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815463656008">
                <text:p>1.2815463656008</text:p>
              </table:table-cell>
              <table:table-cell office:value-type="float" office:value="0.0986938082068778">
                <text:p>0.0986938082068778</text:p>
              </table:table-cell>
              <table:table-cell office:value-type="float" office:value="0.740828249686869">
                <text:p>0.7408282496868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1158581111188">
                <text:p>1.31158581111188</text:p>
              </table:table-cell>
              <table:table-cell office:value-type="float" office:value="0.119413659371714">
                <text:p>0.119413659371714</text:p>
              </table:table-cell>
              <table:table-cell office:value-type="float" office:value="0.613056165628501">
                <text:p>0.6130561656285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71724392553663">
                <text:p>2.71724392553663</text:p>
              </table:table-cell>
              <table:table-cell office:value-type="float" office:value="0.230580688875789">
                <text:p>0.230580688875789</text:p>
              </table:table-cell>
              <table:table-cell office:value-type="float" office:value="0.197365273046888">
                <text:p>0.1973652730468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3215335376195">
                <text:p>2.83215335376195</text:p>
              </table:table-cell>
              <table:table-cell office:value-type="float" office:value="0.757882910012552">
                <text:p>0.757882910012552</text:p>
              </table:table-cell>
              <table:table-cell office:value-type="float" office:value="0.430064746902264">
                <text:p>0.430064746902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7618252140292">
                <text:p>2.37618252140292</text:p>
              </table:table-cell>
              <table:table-cell office:value-type="float" office:value="1.91497030972056">
                <text:p>1.91497030972056</text:p>
              </table:table-cell>
              <table:table-cell office:value-type="float" office:value="0.337422889145273">
                <text:p>0.337422889145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2889341326845">
                <text:p>1.52889341326845</text:p>
              </table:table-cell>
              <table:table-cell office:value-type="float" office:value="0.118012741194228">
                <text:p>0.118012741194228</text:p>
              </table:table-cell>
              <table:table-cell office:value-type="float" office:value="0.578112984775933">
                <text:p>0.578112984775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248688040417">
                <text:p>1.0248688040417</text:p>
              </table:table-cell>
              <table:table-cell office:value-type="float" office:value="0.348047434943796">
                <text:p>0.348047434943796</text:p>
              </table:table-cell>
              <table:table-cell office:value-type="float" office:value="0.154887676900331">
                <text:p>0.1548876769003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2762224661541">
                <text:p>2.32762224661541</text:p>
              </table:table-cell>
              <table:table-cell office:value-type="float" office:value="0.0617999787656212">
                <text:p>0.0617999787656212</text:p>
              </table:table-cell>
              <table:table-cell office:value-type="float" office:value="0.476823678960346">
                <text:p>0.4768236789603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53756795895173">
                <text:p>2.53756795895173</text:p>
              </table:table-cell>
              <table:table-cell office:value-type="float" office:value="0.16650839646506">
                <text:p>0.16650839646506</text:p>
              </table:table-cell>
              <table:table-cell office:value-type="float" office:value="0.273639520002396">
                <text:p>0.2736395200023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9274575984699">
                <text:p>1.29274575984699</text:p>
              </table:table-cell>
              <table:table-cell office:value-type="float" office:value="0.18560699142602">
                <text:p>0.18560699142602</text:p>
              </table:table-cell>
              <table:table-cell office:value-type="float" office:value="0.0305453312158469">
                <text:p>0.03054533121584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7367074483711">
                <text:p>1.67367074483711</text:p>
              </table:table-cell>
              <table:table-cell office:value-type="float" office:value="1.09981899502106">
                <text:p>1.09981899502106</text:p>
              </table:table-cell>
              <table:table-cell office:value-type="float" office:value="0.345452807862847">
                <text:p>0.345452807862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7610439009783">
                <text:p>1.47610439009783</text:p>
              </table:table-cell>
              <table:table-cell office:value-type="float" office:value="0.145904869471092">
                <text:p>0.145904869471092</text:p>
              </table:table-cell>
              <table:table-cell office:value-type="float" office:value="0.195584806687825">
                <text:p>0.1955848066878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2496672576525">
                <text:p>1.12496672576525</text:p>
              </table:table-cell>
              <table:table-cell office:value-type="float" office:value="0.134941387807453">
                <text:p>0.134941387807453</text:p>
              </table:table-cell>
              <table:table-cell office:value-type="float" office:value="0.0416503152421858">
                <text:p>0.04165031524218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5288736422215">
                <text:p>1.65288736422215</text:p>
              </table:table-cell>
              <table:table-cell office:value-type="float" office:value="0.421118921267073">
                <text:p>0.421118921267073</text:p>
              </table:table-cell>
              <table:table-cell office:value-type="float" office:value="0.173765078086993">
                <text:p>0.1737650780869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3561137352866">
                <text:p>2.13561137352866</text:p>
              </table:table-cell>
              <table:table-cell office:value-type="float" office:value="0.219205937527424">
                <text:p>0.219205937527424</text:p>
              </table:table-cell>
              <table:table-cell office:value-type="float" office:value="1.05529901663865">
                <text:p>1.055299016638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7297383363963">
                <text:p>1.87297383363963</text:p>
              </table:table-cell>
              <table:table-cell office:value-type="float" office:value="0.488759736356255">
                <text:p>0.488759736356255</text:p>
              </table:table-cell>
              <table:table-cell office:value-type="float" office:value="0.134150601292568">
                <text:p>0.1341506012925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77219688928323">
                <text:p>1.77219688928323</text:p>
              </table:table-cell>
              <table:table-cell office:value-type="float" office:value="0.0949955628710304">
                <text:p>0.0949955628710304</text:p>
              </table:table-cell>
              <table:table-cell office:value-type="float" office:value="0.0781893449528356">
                <text:p>0.07818934495283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8412372408627">
                <text:p>1.68412372408627</text:p>
              </table:table-cell>
              <table:table-cell office:value-type="float" office:value="0.179628196124398">
                <text:p>0.179628196124398</text:p>
              </table:table-cell>
              <table:table-cell office:value-type="float" office:value="0.212521138664455">
                <text:p>0.212521138664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2392122253027">
                <text:p>2.42392122253027</text:p>
              </table:table-cell>
              <table:table-cell office:value-type="float" office:value="0.276443755278224">
                <text:p>0.276443755278224</text:p>
              </table:table-cell>
              <table:table-cell office:value-type="float" office:value="0.293740669972948">
                <text:p>0.2937406699729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8100109923678">
                <text:p>1.08100109923678</text:p>
              </table:table-cell>
              <table:table-cell office:value-type="float" office:value="0.35241732076966">
                <text:p>0.35241732076966</text:p>
              </table:table-cell>
              <table:table-cell office:value-type="float" office:value="0.0113491177456226">
                <text:p>0.01134911774562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264095637139">
                <text:p>2.4264095637139</text:p>
              </table:table-cell>
              <table:table-cell office:value-type="float" office:value="0.528539719928643">
                <text:p>0.528539719928643</text:p>
              </table:table-cell>
              <table:table-cell office:value-type="float" office:value="0.267980640555936">
                <text:p>0.2679806405559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6858927284767">
                <text:p>1.66858927284767</text:p>
              </table:table-cell>
              <table:table-cell office:value-type="float" office:value="0.382790318179316">
                <text:p>0.382790318179316</text:p>
              </table:table-cell>
              <table:table-cell office:value-type="float" office:value="0.290173348735118">
                <text:p>0.2901733487351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2691042070599">
                <text:p>1.82691042070599</text:p>
              </table:table-cell>
              <table:table-cell office:value-type="float" office:value="0.186003839004589">
                <text:p>0.186003839004589</text:p>
              </table:table-cell>
              <table:table-cell office:value-type="float" office:value="0.0438112834579579">
                <text:p>0.04381128345795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732398102401">
                <text:p>2.6732398102401</text:p>
              </table:table-cell>
              <table:table-cell office:value-type="float" office:value="0.45562494721472">
                <text:p>0.45562494721472</text:p>
              </table:table-cell>
              <table:table-cell office:value-type="float" office:value="0.495726690623617">
                <text:p>0.4957266906236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755286779141">
                <text:p>2.19755286779141</text:p>
              </table:table-cell>
              <table:table-cell office:value-type="float" office:value="0.335289879996186">
                <text:p>0.335289879996186</text:p>
              </table:table-cell>
              <table:table-cell office:value-type="float" office:value="0.287872653931626">
                <text:p>0.2878726539316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7652329098271">
                <text:p>1.07652329098271</text:p>
              </table:table-cell>
              <table:table-cell office:value-type="float" office:value="0.271812854570474">
                <text:p>0.271812854570474</text:p>
              </table:table-cell>
              <table:table-cell office:value-type="float" office:value="0.00856804372798392">
                <text:p>0.008568043727983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923858584335">
                <text:p>2.4923858584335</text:p>
              </table:table-cell>
              <table:table-cell office:value-type="float" office:value="0.234145700659585">
                <text:p>0.234145700659585</text:p>
              </table:table-cell>
              <table:table-cell office:value-type="float" office:value="0.0281542050271574">
                <text:p>0.02815420502715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0796732167153">
                <text:p>2.00796732167153</text:p>
              </table:table-cell>
              <table:table-cell office:value-type="float" office:value="0.451155986815309">
                <text:p>0.451155986815309</text:p>
              </table:table-cell>
              <table:table-cell office:value-type="float" office:value="0.382046466098872">
                <text:p>0.3820464660988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9631268563509">
                <text:p>2.89631268563509</text:p>
              </table:table-cell>
              <table:table-cell office:value-type="float" office:value="0.129554357723117">
                <text:p>0.129554357723117</text:p>
              </table:table-cell>
              <table:table-cell office:value-type="float" office:value="0.823629543445494">
                <text:p>0.823629543445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6988817037544">
                <text:p>2.06988817037544</text:p>
              </table:table-cell>
              <table:table-cell office:value-type="float" office:value="0.268862473210303">
                <text:p>0.268862473210303</text:p>
              </table:table-cell>
              <table:table-cell office:value-type="float" office:value="0.201399663520373">
                <text:p>0.201399663520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892116368698">
                <text:p>1.1892116368698</text:p>
              </table:table-cell>
              <table:table-cell office:value-type="float" office:value="0.0234848707968597">
                <text:p>0.0234848707968597</text:p>
              </table:table-cell>
              <table:table-cell office:value-type="float" office:value="0.11561540406482">
                <text:p>0.115615404064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51165718562513">
                <text:p>2.51165718562513</text:p>
              </table:table-cell>
              <table:table-cell office:value-type="float" office:value="0.175293074707404">
                <text:p>0.175293074707404</text:p>
              </table:table-cell>
              <table:table-cell office:value-type="float" office:value="0.252157544341818">
                <text:p>0.2521575443418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4004379759545">
                <text:p>1.54004379759545</text:p>
              </table:table-cell>
              <table:table-cell office:value-type="float" office:value="0.29589980022324">
                <text:p>0.29589980022324</text:p>
              </table:table-cell>
              <table:table-cell office:value-type="float" office:value="0.241178999319589">
                <text:p>0.2411789993195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1815079172056">
                <text:p>1.81815079172056</text:p>
              </table:table-cell>
              <table:table-cell office:value-type="float" office:value="0.599495454296675">
                <text:p>0.599495454296675</text:p>
              </table:table-cell>
              <table:table-cell office:value-type="float" office:value="0.624164962529241">
                <text:p>0.6241649625292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0576094505645">
                <text:p>1.10576094505645</text:p>
              </table:table-cell>
              <table:table-cell office:value-type="float" office:value="0.1393073634486">
                <text:p>0.1393073634486</text:p>
              </table:table-cell>
              <table:table-cell office:value-type="float" office:value="0.116780450989046">
                <text:p>0.1167804509890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4093262932307">
                <text:p>2.74093262932307</text:p>
              </table:table-cell>
              <table:table-cell office:value-type="float" office:value="0.649345553946963">
                <text:p>0.649345553946963</text:p>
              </table:table-cell>
              <table:table-cell office:value-type="float" office:value="0.28761285391191">
                <text:p>0.287612853911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9365525743629">
                <text:p>1.69365525743629</text:p>
              </table:table-cell>
              <table:table-cell office:value-type="float" office:value="0.217026394704075">
                <text:p>0.217026394704075</text:p>
              </table:table-cell>
              <table:table-cell office:value-type="float" office:value="0.276963879164726">
                <text:p>0.2769638791647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4992650651835">
                <text:p>2.14992650651835</text:p>
              </table:table-cell>
              <table:table-cell office:value-type="float" office:value="0.0537067875307679">
                <text:p>0.0537067875307679</text:p>
              </table:table-cell>
              <table:table-cell office:value-type="float" office:value="0.298929254445275">
                <text:p>0.2989292544452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9013390079613">
                <text:p>1.09013390079613</text:p>
              </table:table-cell>
              <table:table-cell office:value-type="float" office:value="0.339300145240442">
                <text:p>0.339300145240442</text:p>
              </table:table-cell>
              <table:table-cell office:value-type="float" office:value="0.453008230967254">
                <text:p>0.4530082309672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6831626727633">
                <text:p>2.66831626727633</text:p>
              </table:table-cell>
              <table:table-cell office:value-type="float" office:value="0.215892151302249">
                <text:p>0.215892151302249</text:p>
              </table:table-cell>
              <table:table-cell office:value-type="float" office:value="0.104936056579533">
                <text:p>0.1049360565795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226978848794">
                <text:p>1.2226978848794</text:p>
              </table:table-cell>
              <table:table-cell office:value-type="float" office:value="0.0382022838085324">
                <text:p>0.0382022838085324</text:p>
              </table:table-cell>
              <table:table-cell office:value-type="float" office:value="0.373055597420077">
                <text:p>0.3730555974200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276696900966">
                <text:p>2.0276696900966</text:p>
              </table:table-cell>
              <table:table-cell office:value-type="float" office:value="0.0567852717266529">
                <text:p>0.0567852717266529</text:p>
              </table:table-cell>
              <table:table-cell office:value-type="float" office:value="0.330447470068978">
                <text:p>0.3304474700689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9486812092125">
                <text:p>2.19486812092125</text:p>
              </table:table-cell>
              <table:table-cell office:value-type="float" office:value="0.0657290008020577">
                <text:p>0.0657290008020577</text:p>
              </table:table-cell>
              <table:table-cell office:value-type="float" office:value="0.013792053625228">
                <text:p>0.0137920536252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4514405492001">
                <text:p>1.94514405492001</text:p>
              </table:table-cell>
              <table:table-cell office:value-type="float" office:value="0.478650163305215">
                <text:p>0.478650163305215</text:p>
              </table:table-cell>
              <table:table-cell office:value-type="float" office:value="0.0803199460737303">
                <text:p>0.08031994607373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1473041652456">
                <text:p>1.21473041652456</text:p>
              </table:table-cell>
              <table:table-cell office:value-type="float" office:value="0.109151993174065">
                <text:p>0.109151993174065</text:p>
              </table:table-cell>
              <table:table-cell office:value-type="float" office:value="0.229288174875678">
                <text:p>0.2292881748756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2120825872813">
                <text:p>2.62120825872813</text:p>
              </table:table-cell>
              <table:table-cell office:value-type="float" office:value="0.548145902520561">
                <text:p>0.548145902520561</text:p>
              </table:table-cell>
              <table:table-cell office:value-type="float" office:value="0.0374122694437313">
                <text:p>0.03741226944373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893497758961">
                <text:p>1.2893497758961</text:p>
              </table:table-cell>
              <table:table-cell office:value-type="float" office:value="0.335222695983476">
                <text:p>0.335222695983476</text:p>
              </table:table-cell>
              <table:table-cell office:value-type="float" office:value="0.697879425777528">
                <text:p>0.6978794257775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93706213959356">
                <text:p>2.93706213959356</text:p>
              </table:table-cell>
              <table:table-cell office:value-type="float" office:value="1.03129709856119">
                <text:p>1.03129709856119</text:p>
              </table:table-cell>
              <table:table-cell office:value-type="float" office:value="0.484502907648955">
                <text:p>0.4845029076489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90120038385559">
                <text:p>2.90120038385559</text:p>
              </table:table-cell>
              <table:table-cell office:value-type="float" office:value="0.347293939178681">
                <text:p>0.347293939178681</text:p>
              </table:table-cell>
              <table:table-cell office:value-type="float" office:value="0.0923600929568695">
                <text:p>0.09236009295686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93741375018722">
                <text:p>2.93741375018722</text:p>
              </table:table-cell>
              <table:table-cell office:value-type="float" office:value="0.195114778578357">
                <text:p>0.195114778578357</text:p>
              </table:table-cell>
              <table:table-cell office:value-type="float" office:value="0.512144190424371">
                <text:p>0.5121441904243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7494312183696">
                <text:p>1.27494312183696</text:p>
              </table:table-cell>
              <table:table-cell office:value-type="float" office:value="0.747298499876884">
                <text:p>0.747298499876884</text:p>
              </table:table-cell>
              <table:table-cell office:value-type="float" office:value="0.0971024018272022">
                <text:p>0.09710240182720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562537621503">
                <text:p>2.1562537621503</text:p>
              </table:table-cell>
              <table:table-cell office:value-type="float" office:value="0.320223042477071">
                <text:p>0.320223042477071</text:p>
              </table:table-cell>
              <table:table-cell office:value-type="float" office:value="0.345901192867255">
                <text:p>0.345901192867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6033899656513">
                <text:p>1.86033899656513</text:p>
              </table:table-cell>
              <table:table-cell office:value-type="float" office:value="0.127107361464122">
                <text:p>0.127107361464122</text:p>
              </table:table-cell>
              <table:table-cell office:value-type="float" office:value="0.316224237812754">
                <text:p>0.3162242378127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594483503883">
                <text:p>2.1594483503883</text:p>
              </table:table-cell>
              <table:table-cell office:value-type="float" office:value="0.371766100303755">
                <text:p>0.371766100303755</text:p>
              </table:table-cell>
              <table:table-cell office:value-type="float" office:value="0.91411730130335">
                <text:p>0.914117301303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5265971354798">
                <text:p>1.95265971354798</text:p>
              </table:table-cell>
              <table:table-cell office:value-type="float" office:value="0.168731379619098">
                <text:p>0.168731379619098</text:p>
              </table:table-cell>
              <table:table-cell office:value-type="float" office:value="0.74666109067928">
                <text:p>0.746661090679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8739204075532">
                <text:p>1.88739204075532</text:p>
              </table:table-cell>
              <table:table-cell office:value-type="float" office:value="0.164812696554976">
                <text:p>0.164812696554976</text:p>
              </table:table-cell>
              <table:table-cell office:value-type="float" office:value="0.374092410601222">
                <text:p>0.3740924106012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0749279116629">
                <text:p>1.50749279116629</text:p>
              </table:table-cell>
              <table:table-cell office:value-type="float" office:value="0.204535676291049">
                <text:p>0.204535676291049</text:p>
              </table:table-cell>
              <table:table-cell office:value-type="float" office:value="0.182490853266508">
                <text:p>0.1824908532665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8439591339994">
                <text:p>1.38439591339994</text:p>
              </table:table-cell>
              <table:table-cell office:value-type="float" office:value="0.185387014369343">
                <text:p>0.185387014369343</text:p>
              </table:table-cell>
              <table:table-cell office:value-type="float" office:value="0.312212929111577">
                <text:p>0.3122129291115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5342537879638">
                <text:p>1.15342537879638</text:p>
              </table:table-cell>
              <table:table-cell office:value-type="float" office:value="0.106104336916392">
                <text:p>0.106104336916392</text:p>
              </table:table-cell>
              <table:table-cell office:value-type="float" office:value="0.284779837369308">
                <text:p>0.2847798373693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42850679784478">
                <text:p>2.42850679784478</text:p>
              </table:table-cell>
              <table:table-cell office:value-type="float" office:value="0.0803842740373797">
                <text:p>0.0803842740373797</text:p>
              </table:table-cell>
              <table:table-cell office:value-type="float" office:value="0.598035843322999">
                <text:p>0.5980358433229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2201361098421">
                <text:p>2.22201361098421</text:p>
              </table:table-cell>
              <table:table-cell office:value-type="float" office:value="0.0334067223254393">
                <text:p>0.0334067223254393</text:p>
              </table:table-cell>
              <table:table-cell office:value-type="float" office:value="0.252797330608926">
                <text:p>0.2527973306089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69570190585018">
                <text:p>1.69570190585018</text:p>
              </table:table-cell>
              <table:table-cell office:value-type="float" office:value="0.280532889872811">
                <text:p>0.280532889872811</text:p>
              </table:table-cell>
              <table:table-cell office:value-type="float" office:value="0.0644656402785256">
                <text:p>0.06446564027852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1756023784054">
                <text:p>2.21756023784054</text:p>
              </table:table-cell>
              <table:table-cell office:value-type="float" office:value="0.273190299537557">
                <text:p>0.273190299537557</text:p>
              </table:table-cell>
              <table:table-cell office:value-type="float" office:value="0.101271826087714">
                <text:p>0.1012718260877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3634584887714">
                <text:p>2.73634584887714</text:p>
              </table:table-cell>
              <table:table-cell office:value-type="float" office:value="0.386686858918427">
                <text:p>0.386686858918427</text:p>
              </table:table-cell>
              <table:table-cell office:value-type="float" office:value="0.672951704209579">
                <text:p>0.6729517042095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8817075378642">
                <text:p>1.38817075378642</text:p>
              </table:table-cell>
              <table:table-cell office:value-type="float" office:value="0.0952062128378106">
                <text:p>0.0952062128378106</text:p>
              </table:table-cell>
              <table:table-cell office:value-type="float" office:value="0.0245488171496966">
                <text:p>0.02454881714969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08676519016119">
                <text:p>2.08676519016119</text:p>
              </table:table-cell>
              <table:table-cell office:value-type="float" office:value="0.126208997277442">
                <text:p>0.126208997277442</text:p>
              </table:table-cell>
              <table:table-cell office:value-type="float" office:value="0.314574575339231">
                <text:p>0.3145745753392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3835476266144">
                <text:p>2.23835476266144</text:p>
              </table:table-cell>
              <table:table-cell office:value-type="float" office:value="0.289113421705508">
                <text:p>0.289113421705508</text:p>
              </table:table-cell>
              <table:table-cell office:value-type="float" office:value="0.0254623666903553">
                <text:p>0.02546236669035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1759643285423">
                <text:p>1.61759643285423</text:p>
              </table:table-cell>
              <table:table-cell office:value-type="float" office:value="0.385968353459435">
                <text:p>0.385968353459435</text:p>
              </table:table-cell>
              <table:table-cell office:value-type="float" office:value="0.334621239336988">
                <text:p>0.3346212393369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66408225924898">
                <text:p>1.66408225924898</text:p>
              </table:table-cell>
              <table:table-cell office:value-type="float" office:value="0.185931156810565">
                <text:p>0.185931156810565</text:p>
              </table:table-cell>
              <table:table-cell office:value-type="float" office:value="0.194482656435919">
                <text:p>0.1944826564359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46452748657415">
                <text:p>2.46452748657415</text:p>
              </table:table-cell>
              <table:table-cell office:value-type="float" office:value="0.904389765334939">
                <text:p>0.904389765334939</text:p>
              </table:table-cell>
              <table:table-cell office:value-type="float" office:value="0.341808783592415">
                <text:p>0.3418087835924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42061288488126">
                <text:p>1.42061288488126</text:p>
              </table:table-cell>
              <table:table-cell office:value-type="float" office:value="0.262706312704083">
                <text:p>0.262706312704083</text:p>
              </table:table-cell>
              <table:table-cell office:value-type="float" office:value="0.648500582005929">
                <text:p>0.6485005820059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88469531195457">
                <text:p>2.88469531195457</text:p>
              </table:table-cell>
              <table:table-cell office:value-type="float" office:value="1.64357766035521">
                <text:p>1.64357766035521</text:p>
              </table:table-cell>
              <table:table-cell office:value-type="float" office:value="4.7679873161917">
                <text:p>4.76798731619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64305172564604">
                <text:p>2.64305172564604</text:p>
              </table:table-cell>
              <table:table-cell office:value-type="float" office:value="0.208488069318006">
                <text:p>0.208488069318006</text:p>
              </table:table-cell>
              <table:table-cell office:value-type="float" office:value="0.386059281517766">
                <text:p>0.3860592815177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0960998107195">
                <text:p>1.40960998107195</text:p>
              </table:table-cell>
              <table:table-cell office:value-type="float" office:value="0.769785939226087">
                <text:p>0.769785939226087</text:p>
              </table:table-cell>
              <table:table-cell office:value-type="float" office:value="0.75970197418262">
                <text:p>0.759701974182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5168360748872">
                <text:p>1.35168360748872</text:p>
              </table:table-cell>
              <table:table-cell office:value-type="float" office:value="0.153786874743313">
                <text:p>0.153786874743313</text:p>
              </table:table-cell>
              <table:table-cell office:value-type="float" office:value="0.250485278503096">
                <text:p>0.2504852785030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4372365495363">
                <text:p>1.04372365495363</text:p>
              </table:table-cell>
              <table:table-cell office:value-type="float" office:value="0.0480517176591397">
                <text:p>0.0480517176591397</text:p>
              </table:table-cell>
              <table:table-cell office:value-type="float" office:value="0.232668126004778">
                <text:p>0.2326681260047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7945521766295">
                <text:p>1.27945521766295</text:p>
              </table:table-cell>
              <table:table-cell office:value-type="float" office:value="NaN">
                <text:p>NaN</text:p>
              </table:table-cell>
              <table:table-cell office:value-type="float" office:value="0.371715507117086">
                <text:p>0.3717155071170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25251059385599">
                <text:p>2.25251059385599</text:p>
              </table:table-cell>
              <table:table-cell office:value-type="float" office:value="0.207598016103146">
                <text:p>0.207598016103146</text:p>
              </table:table-cell>
              <table:table-cell office:value-type="float" office:value="0.701340893127247">
                <text:p>0.7013408931272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83491502042623">
                <text:p>2.83491502042623</text:p>
              </table:table-cell>
              <table:table-cell office:value-type="float" office:value="0.448566120057123">
                <text:p>0.448566120057123</text:p>
              </table:table-cell>
              <table:table-cell office:value-type="float" office:value="0.734613081250833">
                <text:p>0.7346130812508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8528184973881">
                <text:p>1.98528184973881</text:p>
              </table:table-cell>
              <table:table-cell office:value-type="float" office:value="0.0371147710039499">
                <text:p>0.0371147710039499</text:p>
              </table:table-cell>
              <table:table-cell office:value-type="float" office:value="0.209638123667055">
                <text:p>0.2096381236670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00746821379637">
                <text:p>2.00746821379637</text:p>
              </table:table-cell>
              <table:table-cell office:value-type="float" office:value="0.31131510946217">
                <text:p>0.31131510946217</text:p>
              </table:table-cell>
              <table:table-cell office:value-type="float" office:value="0.157083931179787">
                <text:p>0.1570839311797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95061502603377">
                <text:p>2.95061502603377</text:p>
              </table:table-cell>
              <table:table-cell office:value-type="float" office:value="0.535832636833306">
                <text:p>0.535832636833306</text:p>
              </table:table-cell>
              <table:table-cell office:value-type="float" office:value="0.0299824870954403">
                <text:p>0.02998248709544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80631560869809">
                <text:p>1.80631560869809</text:p>
              </table:table-cell>
              <table:table-cell office:value-type="float" office:value="0.0821220980224014">
                <text:p>0.0821220980224014</text:p>
              </table:table-cell>
              <table:table-cell office:value-type="float" office:value="0.0326147404298415">
                <text:p>0.03261474042984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7735814218286">
                <text:p>1.17735814218286</text:p>
              </table:table-cell>
              <table:table-cell office:value-type="float" office:value="0.21464473791613">
                <text:p>0.21464473791613</text:p>
              </table:table-cell>
              <table:table-cell office:value-type="float" office:value="1.01539645886979">
                <text:p>1.015396458869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0546862781302">
                <text:p>2.60546862781302</text:p>
              </table:table-cell>
              <table:table-cell office:value-type="float" office:value="0.135186179178178">
                <text:p>0.135186179178178</text:p>
              </table:table-cell>
              <table:table-cell office:value-type="float" office:value="0.299163438397428">
                <text:p>0.2991634383974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35026820718789">
                <text:p>2.35026820718789</text:p>
              </table:table-cell>
              <table:table-cell office:value-type="float" office:value="0.545005734633358">
                <text:p>0.545005734633358</text:p>
              </table:table-cell>
              <table:table-cell office:value-type="float" office:value="0.738825821432116">
                <text:p>0.7388258214321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57393739166387">
                <text:p>2.57393739166387</text:p>
              </table:table-cell>
              <table:table-cell office:value-type="float" office:value="0.28992981649168">
                <text:p>0.28992981649168</text:p>
              </table:table-cell>
              <table:table-cell office:value-type="float" office:value="0.434874817133466">
                <text:p>0.4348748171334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98721097967923">
                <text:p>2.98721097967923</text:p>
              </table:table-cell>
              <table:table-cell office:value-type="float" office:value="1.65464297746988">
                <text:p>1.65464297746988</text:p>
              </table:table-cell>
              <table:table-cell office:value-type="float" office:value="1.24983443067737">
                <text:p>1.249834430677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8090977863451">
                <text:p>2.8090977863451</text:p>
              </table:table-cell>
              <table:table-cell office:value-type="float" office:value="0.400436102674494">
                <text:p>0.400436102674494</text:p>
              </table:table-cell>
              <table:table-cell office:value-type="float" office:value="0.415731874962122">
                <text:p>0.4157318749621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94918766010049">
                <text:p>1.94918766010049</text:p>
              </table:table-cell>
              <table:table-cell office:value-type="float" office:value="0.242680988621353">
                <text:p>0.242680988621353</text:p>
              </table:table-cell>
              <table:table-cell office:value-type="float" office:value="1.10762154950754">
                <text:p>1.107621549507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2902995889496">
                <text:p>1.02902995889496</text:p>
              </table:table-cell>
              <table:table-cell office:value-type="float" office:value="0.112567790845317">
                <text:p>0.112567790845317</text:p>
              </table:table-cell>
              <table:table-cell office:value-type="float" office:value="0.0276547427110905">
                <text:p>0.02765474271109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85517112717739">
                <text:p>2.85517112717739</text:p>
              </table:table-cell>
              <table:table-cell office:value-type="float" office:value="0.30138999564153">
                <text:p>0.30138999564153</text:p>
              </table:table-cell>
              <table:table-cell office:value-type="float" office:value="0.593577409157325">
                <text:p>0.5935774091573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9580703191264">
                <text:p>2.19580703191264</text:p>
              </table:table-cell>
              <table:table-cell office:value-type="float" office:value="0.482693043790717">
                <text:p>0.482693043790717</text:p>
              </table:table-cell>
              <table:table-cell office:value-type="float" office:value="0.0602338774281605">
                <text:p>0.06023387742816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2438536981325">
                <text:p>2.32438536981325</text:p>
              </table:table-cell>
              <table:table-cell office:value-type="float" office:value="0.547626175382435">
                <text:p>0.547626175382435</text:p>
              </table:table-cell>
              <table:table-cell office:value-type="float" office:value="0.0593952030344811">
                <text:p>0.05939520303448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3269558000969">
                <text:p>2.83269558000969</text:p>
              </table:table-cell>
              <table:table-cell office:value-type="float" office:value="0.763212370425349">
                <text:p>0.763212370425349</text:p>
              </table:table-cell>
              <table:table-cell office:value-type="float" office:value="0.112830894470802">
                <text:p>0.1128308944708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71742028590172">
                <text:p>1.71742028590172</text:p>
              </table:table-cell>
              <table:table-cell office:value-type="float" office:value="0.592034921451939">
                <text:p>0.592034921451939</text:p>
              </table:table-cell>
              <table:table-cell office:value-type="float" office:value="0.284587479309126">
                <text:p>0.2845874793091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03909083131658">
                <text:p>2.03909083131658</text:p>
              </table:table-cell>
              <table:table-cell office:value-type="float" office:value="0.141502007202404">
                <text:p>0.141502007202404</text:p>
              </table:table-cell>
              <table:table-cell office:value-type="float" office:value="0.283178387827419">
                <text:p>0.283178387827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